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2.385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2.358cm"/>
    </style:style>
    <style:style style:name="co7" style:family="table-column">
      <style:table-column-properties fo:break-before="auto" style:column-width="2.053cm"/>
    </style:style>
    <style:style style:name="co8" style:family="table-column">
      <style:table-column-properties fo:break-before="auto" style:column-width="1.526cm"/>
    </style:style>
    <style:style style:name="co9" style:family="table-column">
      <style:table-column-properties fo:break-before="auto" style:column-width="3.052cm"/>
    </style:style>
    <style:style style:name="co10" style:family="table-column">
      <style:table-column-properties fo:break-before="auto" style:column-width="3.163cm"/>
    </style:style>
    <style:style style:name="co11" style:family="table-column">
      <style:table-column-properties fo:break-before="auto" style:column-width="3.08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5.66cm"/>
    </style:style>
    <style:style style:name="co14" style:family="table-column">
      <style:table-column-properties fo:break-before="auto" style:column-width="3.856cm"/>
    </style:style>
    <style:style style:name="co15" style:family="table-column">
      <style:table-column-properties fo:break-before="auto" style:column-width="3.108cm"/>
    </style:style>
    <style:style style:name="co16" style:family="table-column">
      <style:table-column-properties fo:break-before="auto" style:column-width="2.94cm"/>
    </style:style>
    <style:style style:name="co17" style:family="table-column">
      <style:table-column-properties fo:break-before="auto" style:column-width="2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7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99cc66"/>
      <style:text-properties fo:font-weight="bold" style:font-weight-asian="bold" style:font-weight-complex="bold"/>
    </style:style>
    <style:style style:name="ce5" style:family="table-cell" style:parent-style-name="Default" style:data-style-name="N100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 style:data-style-name="N37"/>
    <style:style style:name="ce8" style:family="table-cell" style:parent-style-name="Default" style:data-style-name="N109"/>
    <style:style style:name="ce9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10" style:family="table-cell" style:parent-style-name="Default" style:data-style-name="N2"/>
    <style:style style:name="ce11" style:family="table-cell" style:parent-style-name="Default" style:data-style-name="N108"/>
    <style:style style:name="ce12" style:family="table-cell" style:parent-style-name="Default" style:data-style-name="N11"/>
    <style:style style:name="ce13" style:family="table-cell" style:parent-style-name="Default">
      <style:text-properties style:font-name="Arial1" style:font-name-asian="Arial1" style:font-name-complex="Arial1"/>
    </style:style>
    <style:style style:name="ce14" style:family="table-cell" style:parent-style-name="Default" style:data-style-name="N100">
      <style:table-cell-properties fo:wrap-option="wrap"/>
    </style:style>
    <style:style style:name="ce15" style:family="table-cell" style:parent-style-name="Default">
      <style:table-cell-properties fo:wrap-option="wrap"/>
    </style:style>
    <style:style style:name="ta_extref" style:family="table">
      <style:table-properties table:display="false"/>
    </style:style>
    <style:style style:name="T1" style:family="text">
      <style:text-properties style:font-name="Arial1"/>
    </style:style>
    <style:style style:name="T2" style:family="text">
      <style:text-properties style:use-window-font-color="true" style:text-underline-style="none" style:text-overline-style="solid" style:text-overline-width="auto" style:text-overline-color="#000000"/>
    </style:style>
    <style:style style:name="T3" style:family="text">
      <style:text-properties fo:color="#000000" style:text-underline-style="none" style:text-overline-style="solid" style:text-overline-width="auto" style:text-overline-color="#000000"/>
    </style:style>
    <style:style style:name="T4" style:family="text">
      <style:text-properties style:use-window-font-color="true" style:text-overline-style="solid" style:text-overline-width="auto" style:text-overline-color="#000000"/>
    </style:style>
  </office:automatic-styles>
  <office:body>
    <office:spreadsheet>
      <table:table table:name="HouseSize" table:style-name="ta1" table:print="false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5" table:default-cell-style-name="Default"/>
        <table:table-column table:style-name="co3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>
            <text:p>Size (sq ft)</text:p>
          </table:table-cell>
          <table:table-cell office:value-type="string">
            <text:p>Cost (k US$)</text:p>
          </table:table-cell>
          <table:table-cell table:style-name="Default" office:value-type="string">
            <text:p>Cost/un Size</text:p>
          </table:table-cell>
          <table:table-cell/>
          <table:table-cell office:value-type="string">
            <text:p>Size (sq ft)</text:p>
          </table:table-cell>
          <table:table-cell office:value-type="string">
            <text:p>Cost (k US$)</text:p>
          </table:table-cell>
          <table:table-cell office:value-type="string">
            <text:p>Cost/un Size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12">
            <text:p>112</text:p>
          </table:table-cell>
          <table:table-cell table:formula="of:=[.B4]/[.A4]" office:value-type="float" office:value="0.08">
            <text:p>0,080000</text:p>
          </table:table-cell>
          <table:table-cell/>
          <table:table-cell office:value-type="float" office:value="1300">
            <text:p>1300</text:p>
          </table:table-cell>
          <table:table-cell office:value-type="float" office:value="88">
            <text:p>88</text:p>
          </table:table-cell>
          <table:table-cell table:style-name="ce1" table:formula="of:=[.F4]/[.E4]" office:value-type="float" office:value="0.0676923076923077">
            <text:p>0,067692</text:p>
          </table:table-cell>
          <table:table-cell table:number-columns-repeated="2"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192">
            <text:p>192</text:p>
          </table:table-cell>
          <table:table-cell table:formula="of:=[.B5]/[.A5]" office:value-type="float" office:value="0.08">
            <text:p>0,080000</text:p>
          </table:table-cell>
          <table:table-cell/>
          <table:table-cell office:value-type="float" office:value="1400">
            <text:p>1400</text:p>
          </table:table-cell>
          <table:table-cell office:value-type="float" office:value="72">
            <text:p>72</text:p>
          </table:table-cell>
          <table:table-cell table:style-name="ce1" table:formula="of:=[.F5]/[.E5]" office:value-type="float" office:value="0.0514285714285714">
            <text:p>0,051429</text:p>
          </table:table-cell>
          <table:table-cell table:number-columns-repeated="2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44">
            <text:p>144</text:p>
          </table:table-cell>
          <table:table-cell table:formula="of:=[.B6]/[.A6]" office:value-type="float" office:value="0.08">
            <text:p>0,080000</text:p>
          </table:table-cell>
          <table:table-cell/>
          <table:table-cell office:value-type="float" office:value="1600">
            <text:p>1600</text:p>
          </table:table-cell>
          <table:table-cell office:value-type="float" office:value="94">
            <text:p>94</text:p>
          </table:table-cell>
          <table:table-cell table:style-name="ce1" table:formula="of:=[.F6]/[.E6]" office:value-type="float" office:value="0.05875">
            <text:p>0,058750</text:p>
          </table:table-cell>
          <table:table-cell table:number-columns-repeated="2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52">
            <text:p>152</text:p>
          </table:table-cell>
          <table:table-cell table:formula="of:=[.B7]/[.A7]" office:value-type="float" office:value="0.08">
            <text:p>0,080000</text:p>
          </table:table-cell>
          <table:table-cell/>
          <table:table-cell office:value-type="float" office:value="1900">
            <text:p>1900</text:p>
          </table:table-cell>
          <table:table-cell office:value-type="float" office:value="86">
            <text:p>86</text:p>
          </table:table-cell>
          <table:table-cell table:style-name="ce1" table:formula="of:=[.F7]/[.E7]" office:value-type="float" office:value="0.0452631578947368">
            <text:p>0,045263</text:p>
          </table:table-cell>
          <table:table-cell table:number-columns-repeated="2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104">
            <text:p>104</text:p>
          </table:table-cell>
          <table:table-cell table:formula="of:=[.B8]/[.A8]" office:value-type="float" office:value="0.08">
            <text:p>0,080000</text:p>
          </table:table-cell>
          <table:table-cell/>
          <table:table-cell office:value-type="float" office:value="2100">
            <text:p>2100</text:p>
          </table:table-cell>
          <table:table-cell office:value-type="float" office:value="112">
            <text:p>112</text:p>
          </table:table-cell>
          <table:table-cell table:style-name="ce1" table:formula="of:=[.F8]/[.E8]" office:value-type="float" office:value="0.0533333333333333">
            <text:p>0,053333</text:p>
          </table:table-cell>
          <table:table-cell/>
          <table:table-cell office:value-type="string">
            <text:p>2200 house: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88">
            <text:p>88</text:p>
          </table:table-cell>
          <table:table-cell table:formula="of:=[.B9]/[.A9]" office:value-type="float" office:value="0.08">
            <text:p>0,080000</text:p>
          </table:table-cell>
          <table:table-cell/>
          <table:table-cell office:value-type="float" office:value="2300">
            <text:p>2300</text:p>
          </table:table-cell>
          <table:table-cell office:value-type="float" office:value="98">
            <text:p>98</text:p>
          </table:table-cell>
          <table:table-cell table:style-name="ce1" table:formula="of:=[.F9]/[.E9]" office:value-type="float" office:value="0.0426086956521739">
            <text:p>0,042609</text:p>
          </table:table-cell>
          <table:table-cell/>
          <table:table-cell table:formula="of:=[.F8]+(([.F9]-[.F8])/2)" office:value-type="float" office:value="105">
            <text:p>105</text:p>
          </table:table-cell>
        </table:table-row>
        <table:table-row table:style-name="ro1">
          <table:table-cell/>
          <table:table-cell office:value-type="string">
            <text:p>Mean:</text:p>
          </table:table-cell>
          <table:table-cell table:formula="of:=SUM([.C4:.C9])/6" office:value-type="float" office:value="0.08">
            <text:p>0,080000</text:p>
          </table:table-cell>
          <table:table-cell table:number-columns-repeated="2"/>
          <table:table-cell office:value-type="string">
            <text:p>Mean:</text:p>
          </table:table-cell>
          <table:table-cell table:formula="of:=SUM([.G4:.G9])/6" office:value-type="float" office:value="0.0531793443335205">
            <text:p>0,05317934</text:p>
          </table:table-cell>
          <table:table-cell table:number-columns-repeated="2"/>
        </table:table-row>
        <table:table-row table:style-name="ro1">
          <table:table-cell office:value-type="string">
            <text:p>Now</text:p>
          </table:table-cell>
          <table:table-cell/>
          <table:table-cell table:style-name="Default"/>
          <table:table-cell table:number-columns-repeated="5"/>
          <table:table-cell office:value-type="string">
            <text:p>Half first bar</text:p>
          </table:table-cell>
        </table:table-row>
        <table:table-row table:style-name="ro1">
          <table:table-cell office:value-type="string">
            <text:p>Size</text:p>
          </table:table-cell>
          <table:table-cell office:value-type="string">
            <text:p>Cost</text:p>
          </table:table-cell>
          <table:table-cell table:style-name="Default"/>
          <table:table-cell table:number-columns-repeated="5"/>
          <table:table-cell table:formula="of:=([.F4]+[.F5])/2" office:value-type="float" office:value="80">
            <text:p>80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92">
            <text:p>92</text:p>
          </table:table-cell>
          <table:table-cell table:style-name="Default" table:formula="of:=[.B13]/[.A13]" office:value-type="float" office:value="0.0707692307692308">
            <text:p>0,07076923</text:p>
          </table:table-cell>
          <table:table-cell table:number-columns-repeated="5"/>
          <table:table-cell office:value-type="string">
            <text:p>Half second bar</text:p>
          </table:table-cell>
        </table:table-row>
        <table:table-row table:style-name="ro1">
          <table:table-cell/>
          <table:table-cell office:value-type="string">
            <text:p>Pay:</text:p>
          </table:table-cell>
          <table:table-cell table:style-name="Default" table:formula="of:=[.C$10]*[.A13]" office:value-type="float" office:value="104">
            <text:p>104</text:p>
          </table:table-cell>
          <table:table-cell table:number-columns-repeated="5"/>
          <table:table-cell table:formula="of:=([.F6]+[.F7])/2" office:value-type="float" office:value="90">
            <text:p>90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92">
            <text:p>92</text:p>
          </table:table-cell>
          <table:table-cell table:style-name="Default" table:formula="of:=[.B15]/[.A15]" office:value-type="float" office:value="0.0511111111111111">
            <text:p>0,05111111</text:p>
          </table:table-cell>
          <table:table-cell table:number-columns-repeated="5"/>
          <table:table-cell office:value-type="string">
            <text:p>Half Third bar</text:p>
          </table:table-cell>
        </table:table-row>
        <table:table-row table:style-name="ro1">
          <table:table-cell/>
          <table:table-cell office:value-type="string">
            <text:p>Pay:</text:p>
          </table:table-cell>
          <table:table-cell table:style-name="Default" table:formula="of:=[.C$10]*[.A15]" office:value-type="float" office:value="144">
            <text:p>144</text:p>
          </table:table-cell>
          <table:table-cell table:number-columns-repeated="5"/>
          <table:table-cell table:formula="of:=([.F8]+[.F9])/2" office:value-type="float" office:value="105">
            <text:p>105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92">
            <text:p>92</text:p>
          </table:table-cell>
          <table:table-cell table:style-name="Default" table:formula="of:=[.B17]/[.A17]" office:value-type="float" office:value="0.0438095238095238">
            <text:p>0,04380952</text:p>
          </table:table-cell>
          <table:table-cell/>
          <table:table-cell office:value-type="string">
            <text:p>Party A</text:p>
          </table:table-cell>
          <table:table-cell office:value-type="float" office:value="724">
            <text:p>724</text:p>
          </table:table-cell>
          <table:table-cell table:formula="of:=[.F17]/([.F17]+[.F18])" office:value-type="float" office:value="0.8">
            <text:p>0,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ay:</text:p>
          </table:table-cell>
          <table:table-cell table:style-name="Default" table:formula="of:=[.C$10]*[.A17]" office:value-type="float" office:value="168">
            <text:p>168</text:p>
          </table:table-cell>
          <table:table-cell/>
          <table:table-cell office:value-type="string">
            <text:p>Party B</text:p>
          </table:table-cell>
          <table:table-cell office:value-type="float" office:value="181">
            <text:p>181</text:p>
          </table:table-cell>
          <table:table-cell table:formula="of:=1-[.G17]" office:value-type="float" office:value="0.2">
            <text:p>0,2</text:p>
          </table:table-cell>
          <table:table-cell table:number-columns-repeated="2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92">
            <text:p>92</text:p>
          </table:table-cell>
          <table:table-cell table:style-name="Default" table:formula="of:=[.B19]/[.A19]" office:value-type="float" office:value="0.0613333333333333">
            <text:p>0,0613333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ay:</text:p>
          </table:table-cell>
          <table:table-cell table:style-name="Default" table:formula="of:=[.C$10]*[.A19]" office:value-type="float" office:value="120">
            <text:p>120</text:p>
          </table:table-cell>
          <table:table-cell table:number-columns-repeated="2"/>
          <table:table-cell office:value-type="float" office:value="23000">
            <text:p>23000</text:p>
          </table:table-cell>
          <table:table-cell office:value-type="float" office:value="0.2">
            <text:p>0,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(1-[.G20])*([.F20]/[.G20])" office:value-type="float" office:value="92000">
            <text:p>92000</text:p>
          </table:table-cell>
          <table:table-cell office:value-type="float" office:value="0.8">
            <text:p>0,8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>
            <text:p>Size (sq ft)</text:p>
          </table:table-cell>
          <table:table-cell office:value-type="string">
            <text:p>Cost (k US$)</text:p>
          </table:table-cell>
          <table:table-cell table:style-name="Default" office:value-type="string">
            <text:p>Cost/un Size</text:p>
          </table:table-cell>
          <table:table-cell table:number-columns-repeated="6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98">
            <text:p>98</text:p>
          </table:table-cell>
          <table:table-cell table:formula="of:=[.B24]/[.A24]" office:value-type="float" office:value="0.07">
            <text:p>0,070000</text:p>
          </table:table-cell>
          <table:table-cell/>
          <table:table-cell office:value-type="string">
            <text:p>Age</text:p>
          </table:table-cell>
          <table:table-cell office:value-type="string">
            <text:p>Students</text:p>
          </table:table-cell>
          <table:table-cell table:number-columns-repeated="3"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168">
            <text:p>168</text:p>
          </table:table-cell>
          <table:table-cell table:formula="of:=[.B25]/[.A25]" office:value-type="float" office:value="0.07">
            <text:p>0,070000</text:p>
          </table:table-cell>
          <table:table-cell/>
          <table:table-cell office:value-type="string">
            <text:p>13-19</text:p>
          </table:table-cell>
          <table:table-cell office:value-type="float" office:value="12000">
            <text:p>12000</text:p>
          </table:table-cell>
          <table:table-cell table:formula="of:=[.F25]/[.F28]" office:value-type="float" office:value="0.0833333333333333">
            <text:p>0,08333333</text:p>
          </table:table-cell>
          <table:table-cell table:number-columns-repeated="2"/>
        </table:table-row>
        <table:table-row table:style-name="ro1">
          <table:table-cell office:value-type="float" office:value="1800">
            <text:p>1800</text:p>
          </table:table-cell>
          <table:table-cell office:value-type="float" office:value="126">
            <text:p>126</text:p>
          </table:table-cell>
          <table:table-cell table:formula="of:=[.B26]/[.A26]" office:value-type="float" office:value="0.07">
            <text:p>0,070000</text:p>
          </table:table-cell>
          <table:table-cell/>
          <table:table-cell office:value-type="string">
            <text:p>20-32</text:p>
          </table:table-cell>
          <table:table-cell office:value-type="float" office:value="96000">
            <text:p>96000</text:p>
          </table:table-cell>
          <table:table-cell table:formula="of:=[.F26]/[.F28]" office:value-type="float" office:value="0.666666666666667">
            <text:p>0,66666667</text:p>
          </table:table-cell>
          <table:table-cell table:number-columns-repeated="2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133">
            <text:p>133</text:p>
          </table:table-cell>
          <table:table-cell table:formula="of:=[.B27]/[.A27]" office:value-type="float" office:value="0.07">
            <text:p>0,070000</text:p>
          </table:table-cell>
          <table:table-cell/>
          <table:table-cell office:value-type="string">
            <text:p>33-999</text:p>
          </table:table-cell>
          <table:table-cell office:value-type="float" office:value="36000">
            <text:p>36000</text:p>
          </table:table-cell>
          <table:table-cell table:formula="of:=[.F27]/[.F28]" office:value-type="float" office:value="0.25">
            <text:p>0,25</text:p>
          </table:table-cell>
          <table:table-cell table:number-columns-repeated="2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91">
            <text:p>91</text:p>
          </table:table-cell>
          <table:table-cell table:formula="of:=[.B28]/[.A28]" office:value-type="float" office:value="0.065">
            <text:p>0,065000</text:p>
          </table:table-cell>
          <table:table-cell table:number-columns-repeated="2"/>
          <table:table-cell table:formula="of:=SUM([.F25:.F27])" office:value-type="float" office:value="144000">
            <text:p>144000</text:p>
          </table:table-cell>
          <table:table-cell table:formula="of:=SUM([.G25:.G27]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77">
            <text:p>77</text:p>
          </table:table-cell>
          <table:table-cell table:formula="of:=[.B29]/[.A29]" office:value-type="float" office:value="0.07">
            <text:p>0,07000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ean:</text:p>
          </table:table-cell>
          <table:table-cell table:style-name="Default" table:formula="of:=SUM([.C24:.C29])/6" office:value-type="float" office:value="0.0691666666666667">
            <text:p>0,0691666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>
            <text:p>Party</text:p>
          </table:table-cell>
          <table:table-cell office:value-type="string">
            <text:p>Vote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>
            <text:p>A</text:p>
          </table:table-cell>
          <table:table-cell office:value-type="float" office:value="175000">
            <text:p>175000</text:p>
          </table:table-cell>
          <table:table-cell table:formula="of:=[.F32]/[.F$36]" office:value-type="float" office:value="0.583333333333333">
            <text:p>0,58333333</text:p>
          </table:table-cell>
          <table:table-cell table:formula="of:=[.G32]*[.H$37]" office:value-type="float" office:value="140000">
            <text:p>140000</text:p>
          </table:table-cell>
          <table:table-cell/>
        </table:table-row>
        <table:table-row table:style-name="ro1">
          <table:table-cell office:value-type="string">
            <text:p>Size (sq ft)</text:p>
          </table:table-cell>
          <table:table-cell office:value-type="string">
            <text:p>Cost (k US$)</text:p>
          </table:table-cell>
          <table:table-cell table:style-name="Default" office:value-type="string">
            <text:p>Cost/un Size</text:p>
          </table:table-cell>
          <table:table-cell/>
          <table:table-cell office:value-type="string">
            <text:p>B</text:p>
          </table:table-cell>
          <table:table-cell office:value-type="float" office:value="50000">
            <text:p>50000</text:p>
          </table:table-cell>
          <table:table-cell table:formula="of:=[.F33]/[.F$36]" office:value-type="float" office:value="0.166666666666667">
            <text:p>0,16666667</text:p>
          </table:table-cell>
          <table:table-cell table:formula="of:=[.G33]*[.H$37]" office:value-type="float" office:value="40000">
            <text:p>40000</text:p>
          </table:table-cell>
          <table:table-cell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51">
            <text:p>51</text:p>
          </table:table-cell>
          <table:table-cell table:formula="of:=[.B34]/[.A34]" office:value-type="float" office:value="0.03">
            <text:p>0,030000</text:p>
          </table:table-cell>
          <table:table-cell/>
          <table:table-cell office:value-type="string">
            <text:p>C</text:p>
          </table:table-cell>
          <table:table-cell office:value-type="float" office:value="25000">
            <text:p>25000</text:p>
          </table:table-cell>
          <table:table-cell table:formula="of:=[.F34]/[.F$36]" office:value-type="float" office:value="0.0833333333333333">
            <text:p>0,08333333</text:p>
          </table:table-cell>
          <table:table-cell table:formula="of:=[.G34]*[.H$37]" office:value-type="float" office:value="20000">
            <text:p>20000</text:p>
          </table:table-cell>
          <table:table-cell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63">
            <text:p>63</text:p>
          </table:table-cell>
          <table:table-cell table:formula="of:=[.B35]/[.A35]" office:value-type="float" office:value="0.03">
            <text:p>0,030000</text:p>
          </table:table-cell>
          <table:table-cell/>
          <table:table-cell office:value-type="string">
            <text:p>D</text:p>
          </table:table-cell>
          <table:table-cell office:value-type="float" office:value="50000">
            <text:p>50000</text:p>
          </table:table-cell>
          <table:table-cell table:formula="of:=[.F35]/[.F$36]" office:value-type="float" office:value="0.166666666666667">
            <text:p>0,16666667</text:p>
          </table:table-cell>
          <table:table-cell table:formula="of:=[.G35]*[.H$37]" office:value-type="float" office:value="40000">
            <text:p>40000</text:p>
          </table:table-cell>
          <table:table-cell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57">
            <text:p>57</text:p>
          </table:table-cell>
          <table:table-cell table:formula="of:=[.B36]/[.A36]" office:value-type="float" office:value="0.03">
            <text:p>0,030000</text:p>
          </table:table-cell>
          <table:table-cell table:number-columns-repeated="2"/>
          <table:table-cell table:formula="of:=SUM([.F32:.F35])" office:value-type="float" office:value="300000">
            <text:p>300000</text:p>
          </table:table-cell>
          <table:table-cell/>
          <table:table-cell table:formula="of:=SUM([.H32:.H35])" office:value-type="float" office:value="240000">
            <text:p>240000</text:p>
          </table:table-cell>
          <table:table-cell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39">
            <text:p>39</text:p>
          </table:table-cell>
          <table:table-cell table:formula="of:=[.B37]/[.A37]" office:value-type="float" office:value="0.03">
            <text:p>0,030000</text:p>
          </table:table-cell>
          <table:table-cell table:number-columns-repeated="4"/>
          <table:table-cell office:value-type="float" office:value="240000">
            <text:p>240000</text:p>
          </table:table-cell>
          <table:table-cell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48">
            <text:p>48</text:p>
          </table:table-cell>
          <table:table-cell table:formula="of:=[.B38]/[.A38]" office:value-type="float" office:value="0.03">
            <text:p>0,030000</text:p>
          </table:table-cell>
          <table:table-cell table:number-columns-repeated="6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66">
            <text:p>66</text:p>
          </table:table-cell>
          <table:table-cell table:formula="of:=[.B39]/[.A39]" office:value-type="float" office:value="0.03">
            <text:p>0,03000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ean:</text:p>
          </table:table-cell>
          <table:table-cell table:style-name="Default" table:formula="of:=SUM([.C34:.C39])/6" office:value-type="float" office:value="0.03">
            <text:p>0,03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>
            <text:p>Size (sq ft)</text:p>
          </table:table-cell>
          <table:table-cell office:value-type="string">
            <text:p>Cost (k US$)</text:p>
          </table:table-cell>
          <table:table-cell table:style-name="Default" office:value-type="string">
            <text:p>Cost/un Size</text:p>
          </table:table-cell>
          <table:table-cell table:number-columns-repeated="6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53">
            <text:p>53</text:p>
          </table:table-cell>
          <table:table-cell table:formula="of:=[.B44]/[.A44]" office:value-type="float" office:value="0.0311764705882353">
            <text:p>0,031176</text:p>
          </table:table-cell>
          <table:table-cell table:number-columns-repeated="6"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65">
            <text:p>65</text:p>
          </table:table-cell>
          <table:table-cell table:formula="of:=[.B45]/[.A45]" office:value-type="float" office:value="0.030952380952381">
            <text:p>0,030952</text:p>
          </table:table-cell>
          <table:table-cell table:number-columns-repeated="6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59">
            <text:p>59</text:p>
          </table:table-cell>
          <table:table-cell table:formula="of:=[.B46]/[.A46]" office:value-type="float" office:value="0.0310526315789474">
            <text:p>0,031053</text:p>
          </table:table-cell>
          <table:table-cell table:number-columns-repeated="6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41">
            <text:p>41</text:p>
          </table:table-cell>
          <table:table-cell table:formula="of:=[.B47]/[.A47]" office:value-type="float" office:value="0.0315384615384615">
            <text:p>0,031538</text:p>
          </table:table-cell>
          <table:table-cell table:number-columns-repeated="6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50">
            <text:p>50</text:p>
          </table:table-cell>
          <table:table-cell table:formula="of:=[.B48]/[.A48]" office:value-type="float" office:value="0.03125">
            <text:p>0,031250</text:p>
          </table:table-cell>
          <table:table-cell table:number-columns-repeated="6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68">
            <text:p>68</text:p>
          </table:table-cell>
          <table:table-cell table:formula="of:=[.B49]/[.A49]" office:value-type="float" office:value="0.0309090909090909">
            <text:p>0,03090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ean:</text:p>
          </table:table-cell>
          <table:table-cell table:style-name="Default" table:formula="of:=SUM([.C44:.C49])/6" office:value-type="float" office:value="0.0311465059278527">
            <text:p>0,03114651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office:value-type="string">
            <text:p>Size (sq ft)</text:p>
          </table:table-cell>
          <table:table-cell office:value-type="string">
            <text:p>Cost (k US$)</text:p>
          </table:table-cell>
          <table:table-cell table:style-name="Default" office:value-type="string">
            <text:p>Cost/un Size</text:p>
          </table:table-cell>
          <table:table-cell table:number-columns-repeated="6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53">
            <text:p>53</text:p>
          </table:table-cell>
          <table:table-cell table:formula="of:=[.B54]/[.A54]" office:value-type="float" office:value="0.0311764705882353">
            <text:p>0,031176</text:p>
          </table:table-cell>
          <table:table-cell table:number-columns-repeated="6"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44">
            <text:p>44</text:p>
          </table:table-cell>
          <table:table-cell table:formula="of:=[.B55]/[.A55]" office:value-type="float" office:value="0.0209523809523809">
            <text:p>0,020952</text:p>
          </table:table-cell>
          <table:table-cell table:number-columns-repeated="6"/>
        </table:table-row>
        <table:table-row table:style-name="ro1">
          <table:table-cell office:value-type="float" office:value="1900">
            <text:p>1900</text:p>
          </table:table-cell>
          <table:table-cell office:value-type="float" office:value="59">
            <text:p>59</text:p>
          </table:table-cell>
          <table:table-cell table:formula="of:=[.B56]/[.A56]" office:value-type="float" office:value="0.0310526315789474">
            <text:p>0,031053</text:p>
          </table:table-cell>
          <table:table-cell table:number-columns-repeated="6"/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82">
            <text:p>82</text:p>
          </table:table-cell>
          <table:table-cell table:formula="of:=[.B57]/[.A57]" office:value-type="float" office:value="0.0630769230769231">
            <text:p>0,063077</text:p>
          </table:table-cell>
          <table:table-cell table:number-columns-repeated="6"/>
        </table:table-row>
        <table:table-row table:style-name="ro1">
          <table:table-cell office:value-type="float" office:value="1600">
            <text:p>1600</text:p>
          </table:table-cell>
          <table:table-cell office:value-type="float" office:value="50">
            <text:p>50</text:p>
          </table:table-cell>
          <table:table-cell table:formula="of:=[.B58]/[.A58]" office:value-type="float" office:value="0.03125">
            <text:p>0,031250</text:p>
          </table:table-cell>
          <table:table-cell table:number-columns-repeated="6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68">
            <text:p>68</text:p>
          </table:table-cell>
          <table:table-cell table:formula="of:=[.B59]/[.A59]" office:value-type="float" office:value="0.0309090909090909">
            <text:p>0,03090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ean:</text:p>
          </table:table-cell>
          <table:table-cell table:style-name="Default" table:formula="of:=SUM([.C54:.C59])/6" office:value-type="float" office:value="0.0347362495175963">
            <text:p>0,03473625</text:p>
          </table:table-cell>
          <table:table-cell table:number-columns-repeated="6"/>
        </table:table-row>
      </table:table>
      <table:table table:name="BayesRule" table:style-name="ta1" table:print="false"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P(H)</text:p>
          </table:table-cell>
          <table:table-cell office:value-type="float" office:value="0.6">
            <text:p>0,6</text:p>
          </table:table-cell>
          <table:table-cell table:number-columns-repeated="6"/>
        </table:table-row>
        <table:table-row table:style-name="ro1">
          <table:table-cell office:value-type="string">
            <text:p>P(T)</text:p>
          </table:table-cell>
          <table:table-cell table:formula="of:= 1-[.B4]" office:value-type="float" office:value="0.4">
            <text:p>0,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P(xx)</text:p>
          </table:table-cell>
          <table:table-cell table:number-columns-repeated="6"/>
        </table:table-row>
        <table:table-row table:style-name="ro1">
          <table:table-cell office:value-type="string">
            <text:p>HH</text:p>
          </table:table-cell>
          <table:table-cell table:formula="of:=[.B4]*[.B4]" office:value-type="float" office:value="0.36">
            <text:p>0,36</text:p>
          </table:table-cell>
          <table:table-cell table:number-columns-repeated="6"/>
        </table:table-row>
        <table:table-row table:style-name="ro1">
          <table:table-cell office:value-type="string">
            <text:p>HT</text:p>
          </table:table-cell>
          <table:table-cell table:formula="of:=[.B4]*[.B5]" office:value-type="float" office:value="0.24">
            <text:p>0,24</text:p>
          </table:table-cell>
          <table:table-cell table:number-columns-repeated="6"/>
        </table:table-row>
        <table:table-row table:style-name="ro1">
          <table:table-cell office:value-type="string">
            <text:p>TH</text:p>
          </table:table-cell>
          <table:table-cell table:formula="of:=[.B4]*[.B5]" office:value-type="float" office:value="0.24">
            <text:p>0,24</text:p>
          </table:table-cell>
          <table:table-cell table:number-columns-repeated="6"/>
        </table:table-row>
        <table:table-row table:style-name="ro1">
          <table:table-cell office:value-type="string">
            <text:p>TT</text:p>
          </table:table-cell>
          <table:table-cell table:formula="of:=[.B5]*[.B5]" office:value-type="float" office:value="0.16">
            <text:p>0,16</text:p>
          </table:table-cell>
          <table:table-cell table:number-columns-repeated="6"/>
        </table:table-row>
        <table:table-row table:style-name="ro1">
          <table:table-cell/>
          <table:table-cell table:formula="of:=SUM([.B7:.B10]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HHH</text:p>
          </table:table-cell>
          <table:table-cell table:formula="of:=[.B4]*[.B4]*[.B4]" office:value-type="float" office:value="0.216">
            <text:p>0,216</text:p>
          </table:table-cell>
          <table:table-cell table:number-columns-repeated="6"/>
        </table:table-row>
        <table:table-row table:style-name="ro1">
          <table:table-cell office:value-type="string">
            <text:p>HHT</text:p>
          </table:table-cell>
          <table:table-cell table:formula="of:=[.B4]*[.B4]*[.B5]" office:value-type="float" office:value="0.144">
            <text:p>0,144</text:p>
          </table:table-cell>
          <table:table-cell table:number-columns-repeated="6"/>
        </table:table-row>
        <table:table-row table:style-name="ro1">
          <table:table-cell office:value-type="string">
            <text:p>HTH</text:p>
          </table:table-cell>
          <table:table-cell office:value-type="float" office:value="0.144">
            <text:p>0,144</text:p>
          </table:table-cell>
          <table:table-cell table:number-columns-repeated="6"/>
        </table:table-row>
        <table:table-row table:style-name="ro1">
          <table:table-cell office:value-type="string">
            <text:p>THH</text:p>
          </table:table-cell>
          <table:table-cell office:value-type="float" office:value="0.144">
            <text:p>0,144</text:p>
          </table:table-cell>
          <table:table-cell office:value-type="string">
            <text:p>Sum</text:p>
          </table:table-cell>
          <table:table-cell table:number-columns-repeated="5"/>
        </table:table-row>
        <table:table-row table:style-name="ro1">
          <table:table-cell office:value-type="string">
            <text:p>HTT</text:p>
          </table:table-cell>
          <table:table-cell table:formula="of:=[.B4]*[.B5]*[.B5]" office:value-type="float" office:value="0.096">
            <text:p>0,096</text:p>
          </table:table-cell>
          <table:table-cell table:formula="of:=SUM([.B17:.B19])" office:value-type="float" office:value="0.288">
            <text:p>0,288</text:p>
          </table:table-cell>
          <table:table-cell table:number-columns-repeated="5"/>
        </table:table-row>
        <table:table-row table:style-name="ro1">
          <table:table-cell office:value-type="string">
            <text:p>THT</text:p>
          </table:table-cell>
          <table:table-cell office:value-type="float" office:value="0.096">
            <text:p>0,096</text:p>
          </table:table-cell>
          <table:table-cell table:number-columns-repeated="6"/>
        </table:table-row>
        <table:table-row table:style-name="ro1">
          <table:table-cell office:value-type="string">
            <text:p>TTH</text:p>
          </table:table-cell>
          <table:table-cell office:value-type="float" office:value="0.096">
            <text:p>0,096</text:p>
          </table:table-cell>
          <table:table-cell table:number-columns-repeated="6"/>
        </table:table-row>
        <table:table-row table:style-name="ro1">
          <table:table-cell office:value-type="string">
            <text:p>TTT</text:p>
          </table:table-cell>
          <table:table-cell table:formula="of:=[.B5]*[.B5]*[.B5]" office:value-type="float" office:value="0.064">
            <text:p>0,064</text:p>
          </table:table-cell>
          <table:table-cell table:number-columns-repeated="6"/>
        </table:table-row>
        <table:table-row table:style-name="ro1">
          <table:table-cell/>
          <table:table-cell table:formula="of:=SUM([.B13:.B20])" office:value-type="float" office:value="1">
            <text:p>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ancer</text:p>
          </table:table-cell>
          <table:table-cell office:value-type="string">
            <text:p>Test</text:p>
          </table:table-cell>
          <table:table-cell office:value-type="string">
            <text:p>P</text:p>
          </table:table-cell>
          <table:table-cell table:number-columns-repeated="5"/>
        </table:table-row>
        <table:table-row table:style-name="ro1">
          <table:table-cell office:value-type="string">
            <text:p>Y</text:p>
          </table:table-cell>
          <table:table-cell office:value-type="string">
            <text:p>P</text:p>
          </table:table-cell>
          <table:table-cell table:formula="of:=[.E28]*[.E30]" office:value-type="float" office:value="0.09">
            <text:p>0,09</text:p>
          </table:table-cell>
          <table:table-cell table:number-columns-repeated="5"/>
        </table:table-row>
        <table:table-row table:style-name="ro1">
          <table:table-cell office:value-type="string">
            <text:p>Y</text:p>
          </table:table-cell>
          <table:table-cell office:value-type="string">
            <text:p>N</text:p>
          </table:table-cell>
          <table:table-cell table:formula="of:=[.E28]*[.E31]" office:value-type="float" office:value="0.01">
            <text:p>0,01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string">
            <text:p>P</text:p>
          </table:table-cell>
          <table:table-cell table:formula="of:=[.E29]*[.E32]" office:value-type="float" office:value="0.18">
            <text:p>0,18</text:p>
          </table:table-cell>
          <table:table-cell table:number-columns-repeated="5"/>
        </table:table-row>
        <table:table-row table:style-name="ro1">
          <table:table-cell table:number-columns-repeated="2" office:value-type="string">
            <text:p>N</text:p>
          </table:table-cell>
          <table:table-cell table:formula="of:=[.E29]*[.E33]" office:value-type="float" office:value="0.72">
            <text:p>0,72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SUM([.C24:.C27])" office:value-type="float" office:value="1">
            <text:p>1</text:p>
          </table:table-cell>
          <table:table-cell office:value-type="string">
            <text:p>P(Cancer)</text:p>
          </table:table-cell>
          <table:table-cell office:value-type="float" office:value="0.1">
            <text:p>0,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P(<text:span text:style-name="T1">¬</text:span>Cancer)</text:p>
          </table:table-cell>
          <table:table-cell office:value-type="float" office:value="0.9">
            <text:p>0,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(Positive|Cancer)</text:p>
          </table:table-cell>
          <table:table-cell office:value-type="float" office:value="0.9">
            <text:p>0,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P(Negative|Cancer)</text:p>
          </table:table-cell>
          <table:table-cell office:value-type="float" office:value="0.1">
            <text:p>0,1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P(Positive|<text:span text:style-name="T1">¬</text:span>Cancer)</text:p>
          </table:table-cell>
          <table:table-cell office:value-type="float" office:value="0.2">
            <text:p>0,2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>
            <text:p>P(Negative|<text:span text:style-name="T1">¬</text:span>Cancer)</text:p>
          </table:table-cell>
          <table:table-cell office:value-type="float" office:value="0.8">
            <text:p>0,8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(Positive Result)</text:p>
          </table:table-cell>
          <table:table-cell/>
          <table:table-cell table:formula="of:=[.C24]+[.C26]" office:value-type="float" office:value="0.27">
            <text:p>0,27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P(1)</text:p>
          </table:table-cell>
          <table:table-cell office:value-type="float" office:value="0.5">
            <text:p>0,5</text:p>
          </table:table-cell>
          <table:table-cell table:number-columns-repeated="6"/>
        </table:table-row>
        <table:table-row table:style-name="ro1">
          <table:table-cell office:value-type="string">
            <text:p>P(2)</text:p>
          </table:table-cell>
          <table:table-cell office:value-type="float" office:value="0.5">
            <text:p>0,5</text:p>
          </table:table-cell>
          <table:table-cell table:number-columns-repeated="6"/>
        </table:table-row>
        <table:table-row table:style-name="ro1">
          <table:table-cell office:value-type="string">
            <text:p>P1(H)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P(H)</text:p>
          </table:table-cell>
          <table:table-cell table:formula="of:=[.B38]*[.B40]+[.B39]*[.B42]" office:value-type="float" office:value="0.7">
            <text:p>0,7</text:p>
          </table:table-cell>
          <table:table-cell table:number-columns-repeated="3"/>
        </table:table-row>
        <table:table-row table:style-name="ro1">
          <table:table-cell office:value-type="string">
            <text:p>P1(T)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P(T)</text:p>
          </table:table-cell>
          <table:table-cell office:value-type="float" office:value="0.3">
            <text:p>0,3</text:p>
          </table:table-cell>
          <table:table-cell table:number-columns-repeated="3"/>
        </table:table-row>
        <table:table-row table:style-name="ro1">
          <table:table-cell office:value-type="string">
            <text:p>P2(H)</text:p>
          </table:table-cell>
          <table:table-cell office:value-type="float" office:value="0.9">
            <text:p>0,9</text:p>
          </table:table-cell>
          <table:table-cell table:number-columns-repeated="6"/>
        </table:table-row>
        <table:table-row table:style-name="ro1">
          <table:table-cell office:value-type="string">
            <text:p>P2(T)</text:p>
          </table:table-cell>
          <table:table-cell office:value-type="float" office:value="0.1">
            <text:p>0,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ick</text:p>
          </table:table-cell>
          <table:table-cell office:value-type="string">
            <text:p>Flip1</text:p>
          </table:table-cell>
          <table:table-cell office:value-type="string">
            <text:p>Flip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H</text:p>
          </table:table-cell>
          <table:table-cell table:formula="of:=[.B38]*[.B40]*[.B40]" office:value-type="float" office:value="0.125">
            <text:p>0,12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string">
            <text:p>T</text:p>
          </table:table-cell>
          <table:table-cell office:value-type="float" office:value="0.125">
            <text:p>0,12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 </text:p>
          </table:table-cell>
          <table:table-cell office:value-type="string">
            <text:p>H</text:p>
          </table:table-cell>
          <table:table-cell office:value-type="float" office:value="0.125">
            <text:p>0,12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 </text:p>
          </table:table-cell>
          <table:table-cell office:value-type="string">
            <text:p>T</text:p>
          </table:table-cell>
          <table:table-cell office:value-type="float" office:value="0.125">
            <text:p>0,12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H</text:p>
          </table:table-cell>
          <table:table-cell table:formula="of:=[.B39]*[.B42]*[.B42]" office:value-type="float" office:value="0.405">
            <text:p>0,40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</text:p>
          </table:table-cell>
          <table:table-cell office:value-type="string">
            <text:p>T</text:p>
          </table:table-cell>
          <table:table-cell table:formula="of:=[.B39]*[.B42]*[.B43]" office:value-type="float" office:value="0.045">
            <text:p>0,04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 </text:p>
          </table:table-cell>
          <table:table-cell office:value-type="string">
            <text:p>H</text:p>
          </table:table-cell>
          <table:table-cell table:formula="of:=[.B39]*[.B43]*[.B42]" office:value-type="float" office:value="0.045">
            <text:p>0,045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 </text:p>
          </table:table-cell>
          <table:table-cell office:value-type="string">
            <text:p>T</text:p>
          </table:table-cell>
          <table:table-cell table:formula="of:=[.B39]*[.B43]*[.B43]" office:value-type="float" office:value="0.005">
            <text:p>0,005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46:.D53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(H,T)</text:p>
          </table:table-cell>
          <table:table-cell table:formula="of:=[.D47]+[.D52]" office:value-type="float" office:value="0.17">
            <text:p>0,17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(1)</text:p>
          </table:table-cell>
          <table:table-cell office:value-type="float" office:value="0.5">
            <text:p>0,5</text:p>
          </table:table-cell>
          <table:table-cell table:number-columns-repeated="6"/>
        </table:table-row>
        <table:table-row table:style-name="ro1">
          <table:table-cell office:value-type="string">
            <text:p>P(2)</text:p>
          </table:table-cell>
          <table:table-cell office:value-type="float" office:value="0.5">
            <text:p>0,5</text:p>
          </table:table-cell>
          <table:table-cell table:number-columns-repeated="6"/>
        </table:table-row>
        <table:table-row table:style-name="ro1">
          <table:table-cell office:value-type="string">
            <text:p>P1(H)</text:p>
          </table:table-cell>
          <table:table-cell office:value-type="float" office:value="1">
            <text:p>1</text:p>
          </table:table-cell>
          <table:table-cell/>
          <table:table-cell office:value-type="string">
            <text:p>P(H)</text:p>
          </table:table-cell>
          <table:table-cell table:formula="of:=[.B58]*[.B60]+[.B59]*[.B62]" office:value-type="float" office:value="0.8">
            <text:p>0,8</text:p>
          </table:table-cell>
          <table:table-cell table:number-columns-repeated="3"/>
        </table:table-row>
        <table:table-row table:style-name="ro1">
          <table:table-cell office:value-type="string">
            <text:p>P1(T)</text:p>
          </table:table-cell>
          <table:table-cell office:value-type="float" office:value="0">
            <text:p>0</text:p>
          </table:table-cell>
          <table:table-cell/>
          <table:table-cell office:value-type="string">
            <text:p>P(T)</text:p>
          </table:table-cell>
          <table:table-cell office:value-type="float" office:value="0.3">
            <text:p>0,3</text:p>
          </table:table-cell>
          <table:table-cell table:number-columns-repeated="3"/>
        </table:table-row>
        <table:table-row table:style-name="ro1">
          <table:table-cell office:value-type="string">
            <text:p>P2(H)</text:p>
          </table:table-cell>
          <table:table-cell office:value-type="float" office:value="0.6">
            <text:p>0,6</text:p>
          </table:table-cell>
          <table:table-cell table:number-columns-repeated="6"/>
        </table:table-row>
        <table:table-row table:style-name="ro1">
          <table:table-cell office:value-type="string">
            <text:p>P2(T)</text:p>
          </table:table-cell>
          <table:table-cell office:value-type="float" office:value="0.4">
            <text:p>0,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ick</text:p>
          </table:table-cell>
          <table:table-cell office:value-type="string">
            <text:p>Flip1</text:p>
          </table:table-cell>
          <table:table-cell office:value-type="string">
            <text:p>Flip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string">
            <text:p>H</text:p>
          </table:table-cell>
          <table:table-cell table:formula="of:=[.B58]*[.B60]*[.B60]" office:value-type="float" office:value="0.5">
            <text:p>0,5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</text:p>
          </table:table-cell>
          <table:table-cell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 </text:p>
          </table:table-cell>
          <table:table-cell office:value-type="string">
            <text:p>H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 </text:p>
          </table:table-cell>
          <table:table-cell office:value-type="string">
            <text:p>T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string">
            <text:p>H</text:p>
          </table:table-cell>
          <table:table-cell table:formula="of:=[.B59]*[.B62]*[.B62]" office:value-type="float" office:value="0.18">
            <text:p>0,18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</text:p>
          </table:table-cell>
          <table:table-cell office:value-type="string">
            <text:p>T</text:p>
          </table:table-cell>
          <table:table-cell table:formula="of:=[.B59]*[.B62]*[.B63]" office:value-type="float" office:value="0.12">
            <text:p>0,1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 </text:p>
          </table:table-cell>
          <table:table-cell office:value-type="string">
            <text:p>H</text:p>
          </table:table-cell>
          <table:table-cell table:formula="of:=[.B59]*[.B63]*[.B62]" office:value-type="float" office:value="0.12">
            <text:p>0,1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 </text:p>
          </table:table-cell>
          <table:table-cell office:value-type="string">
            <text:p>T</text:p>
          </table:table-cell>
          <table:table-cell table:formula="of:=[.B59]*[.B63]*[.B63]" office:value-type="float" office:value="0.08">
            <text:p>0,08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SUM([.D66:.D73])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(H,T)</text:p>
          </table:table-cell>
          <table:table-cell table:formula="of:=[.D67]+[.D72]" office:value-type="float" office:value="0.12">
            <text:p>0,12</text:p>
          </table:table-cell>
          <table:table-cell table:number-columns-repeated="3"/>
        </table:table-row>
        <table:table-row table:style-name="ro1">
          <table:table-cell office:value-type="string">
            <text:p>Positive test case</text:p>
          </table:table-cell>
          <table:table-cell table:number-columns-repeated="7"/>
        </table:table-row>
        <table:table-row table:style-name="ro1">
          <table:table-cell office:value-type="string">
            <text:p>Prior</text:p>
          </table:table-cell>
          <table:table-cell table:number-columns-repeated="2"/>
          <table:table-cell office:value-type="string">
            <text:p>Posterior</text:p>
          </table:table-cell>
          <table:table-cell table:number-columns-repeated="4"/>
        </table:table-row>
        <table:table-row table:style-name="ro1">
          <table:table-cell office:value-type="string">
            <text:p>P(C)</text:p>
          </table:table-cell>
          <table:table-cell office:value-type="float" office:value="0.01">
            <text:p>0,01</text:p>
          </table:table-cell>
          <table:table-cell/>
          <table:table-cell office:value-type="string">
            <text:p>P(C|+)</text:p>
          </table:table-cell>
          <table:table-cell table:formula="of:=[.B79]*[.B80]" office:value-type="float" office:value="0.009">
            <text:p>0,009</text:p>
          </table:table-cell>
          <table:table-cell table:formula="of:=[.E79]/[.E81]" office:value-type="float" office:value="0.0833333333333333">
            <text:p>0,08333333</text:p>
          </table:table-cell>
          <table:table-cell table:number-columns-repeated="2"/>
        </table:table-row>
        <table:table-row table:style-name="ro1">
          <table:table-cell office:value-type="string">
            <text:p>P(+|C)</text:p>
          </table:table-cell>
          <table:table-cell office:value-type="float" office:value="0.9">
            <text:p>0,9</text:p>
          </table:table-cell>
          <table:table-cell/>
          <table:table-cell office:value-type="string">
            <text:p>P(nC|+)</text:p>
          </table:table-cell>
          <table:table-cell table:formula="of:=[.B82]*[.B83]" office:value-type="float" office:value="0.099">
            <text:p>0,099</text:p>
          </table:table-cell>
          <table:table-cell table:formula="of:=[.E80]/[.E81]" office:value-type="float" office:value="0.916666666666667">
            <text:p>0,91666667</text:p>
          </table:table-cell>
          <table:table-cell table:number-columns-repeated="2"/>
        </table:table-row>
        <table:table-row table:style-name="ro1">
          <table:table-cell office:value-type="string">
            <text:p>P(-|nC)</text:p>
          </table:table-cell>
          <table:table-cell office:value-type="float" office:value="0.9">
            <text:p>0,9</text:p>
          </table:table-cell>
          <table:table-cell table:number-columns-repeated="2"/>
          <table:table-cell table:formula="of:=[.E79]+[.E80]" office:value-type="float" office:value="0.108">
            <text:p>0,108</text:p>
          </table:table-cell>
          <table:table-cell table:formula="of:=[.F79]+[.F80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(nC)</text:p>
          </table:table-cell>
          <table:table-cell office:value-type="float" office:value="0.99">
            <text:p>0,99</text:p>
          </table:table-cell>
          <table:table-cell table:number-columns-repeated="6"/>
        </table:table-row>
        <table:table-row table:style-name="ro1">
          <table:table-cell office:value-type="string">
            <text:p>P(+|nC)</text:p>
          </table:table-cell>
          <table:table-cell office:value-type="float" office:value="0.1">
            <text:p>0,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Negative test case</text:p>
          </table:table-cell>
          <table:table-cell table:number-columns-repeated="7"/>
        </table:table-row>
        <table:table-row table:style-name="ro1">
          <table:table-cell office:value-type="string">
            <text:p>Prior</text:p>
          </table:table-cell>
          <table:table-cell table:number-columns-repeated="2"/>
          <table:table-cell office:value-type="string">
            <text:p>Joint</text:p>
          </table:table-cell>
          <table:table-cell/>
          <table:table-cell office:value-type="string">
            <text:p>Posterior</text:p>
          </table:table-cell>
          <table:table-cell table:number-columns-repeated="2"/>
        </table:table-row>
        <table:table-row table:style-name="ro1">
          <table:table-cell office:value-type="string">
            <text:p>P(C)</text:p>
          </table:table-cell>
          <table:table-cell office:value-type="float" office:value="0.01">
            <text:p>0,01</text:p>
          </table:table-cell>
          <table:table-cell/>
          <table:table-cell office:value-type="string">
            <text:p>P(C,-)</text:p>
          </table:table-cell>
          <table:table-cell table:formula="of:=[.B87]*[.B91]" office:value-type="float" office:value="0.001">
            <text:p>0,001</text:p>
          </table:table-cell>
          <table:table-cell office:value-type="string">
            <text:p>P(C|-)</text:p>
          </table:table-cell>
          <table:table-cell table:formula="of:=[.E87]/[.E89]" office:value-type="float" office:value="0.00112107623318386">
            <text:p>0,00112108</text:p>
          </table:table-cell>
          <table:table-cell/>
        </table:table-row>
        <table:table-row table:style-name="ro1">
          <table:table-cell office:value-type="string">
            <text:p>P(nC)</text:p>
          </table:table-cell>
          <table:table-cell office:value-type="float" office:value="0.99">
            <text:p>0,99</text:p>
          </table:table-cell>
          <table:table-cell/>
          <table:table-cell office:value-type="string">
            <text:p>P(nC,-)</text:p>
          </table:table-cell>
          <table:table-cell table:formula="of:=[.B88]*[.B92]" office:value-type="float" office:value="0.891">
            <text:p>0,891</text:p>
          </table:table-cell>
          <table:table-cell office:value-type="string">
            <text:p>P(nC|-)</text:p>
          </table:table-cell>
          <table:table-cell table:formula="of:=[.E88]/[.E89]" office:value-type="float" office:value="0.998878923766816">
            <text:p>0,99887892</text:p>
          </table:table-cell>
          <table:table-cell/>
        </table:table-row>
        <table:table-row table:style-name="ro1">
          <table:table-cell office:value-type="string">
            <text:p>P(+|C)</text:p>
          </table:table-cell>
          <table:table-cell office:value-type="float" office:value="0.9">
            <text:p>0,9</text:p>
          </table:table-cell>
          <table:table-cell/>
          <table:table-cell office:value-type="string">
            <text:p>P(-)</text:p>
          </table:table-cell>
          <table:table-cell table:formula="of:=[.E87]+[.E88]" office:value-type="float" office:value="0.892">
            <text:p>0,892</text:p>
          </table:table-cell>
          <table:table-cell/>
          <table:table-cell table:formula="of:=[.G87]+[.G88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(+|nC)</text:p>
          </table:table-cell>
          <table:table-cell office:value-type="float" office:value="0.1">
            <text:p>0,1</text:p>
          </table:table-cell>
          <table:table-cell table:number-columns-repeated="6"/>
        </table:table-row>
        <table:table-row table:style-name="ro1">
          <table:table-cell office:value-type="string">
            <text:p>P(-|C)</text:p>
          </table:table-cell>
          <table:table-cell office:value-type="float" office:value="0.1">
            <text:p>0,1</text:p>
          </table:table-cell>
          <table:table-cell table:number-columns-repeated="6"/>
        </table:table-row>
        <table:table-row table:style-name="ro1">
          <table:table-cell office:value-type="string">
            <text:p>P(-|nC)</text:p>
          </table:table-cell>
          <table:table-cell office:value-type="float" office:value="0.9">
            <text:p>0,9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Negative test case, low specificity test</text:p>
          </table:table-cell>
          <table:table-cell table:number-columns-repeated="7"/>
        </table:table-row>
        <table:table-row table:style-name="ro1">
          <table:table-cell office:value-type="string">
            <text:p>Prior</text:p>
          </table:table-cell>
          <table:table-cell table:number-columns-repeated="2"/>
          <table:table-cell office:value-type="string">
            <text:p>Joint</text:p>
          </table:table-cell>
          <table:table-cell/>
          <table:table-cell office:value-type="string">
            <text:p>Posterior</text:p>
          </table:table-cell>
          <table:table-cell table:number-columns-repeated="2"/>
        </table:table-row>
        <table:table-row table:style-name="ro1">
          <table:table-cell office:value-type="string">
            <text:p>P(C)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(C,-)</text:p>
          </table:table-cell>
          <table:table-cell table:formula="of:=[.B96]*[.B99]" office:value-type="float" office:value="0.01">
            <text:p>0,01</text:p>
          </table:table-cell>
          <table:table-cell office:value-type="string">
            <text:p>P(C|-)</text:p>
          </table:table-cell>
          <table:table-cell table:formula="of:=[.E96]/[.E98]" office:value-type="float" office:value="0.0217391304347826">
            <text:p>0,02173913</text:p>
          </table:table-cell>
          <table:table-cell/>
        </table:table-row>
        <table:table-row table:style-name="ro1">
          <table:table-cell office:value-type="string">
            <text:p>P(nC)</text:p>
          </table:table-cell>
          <table:table-cell table:formula="of:=1-[.B96]" office:value-type="float" office:value="0.9">
            <text:p>0,9</text:p>
          </table:table-cell>
          <table:table-cell/>
          <table:table-cell office:value-type="string">
            <text:p>P(nC,-)</text:p>
          </table:table-cell>
          <table:table-cell table:formula="of:=[.B97]*[.B100]" office:value-type="float" office:value="0.45">
            <text:p>0,45</text:p>
          </table:table-cell>
          <table:table-cell office:value-type="string">
            <text:p>P(nC|-)</text:p>
          </table:table-cell>
          <table:table-cell table:formula="of:=[.E97]/[.E98]" office:value-type="float" office:value="0.978260869565217">
            <text:p>0,97826087</text:p>
          </table:table-cell>
          <table:table-cell/>
        </table:table-row>
        <table:table-row table:style-name="ro1">
          <table:table-cell office:value-type="string">
            <text:p>P(+|C)</text:p>
          </table:table-cell>
          <table:table-cell office:value-type="float" office:value="0.9">
            <text:p>0,9</text:p>
          </table:table-cell>
          <table:table-cell/>
          <table:table-cell office:value-type="string">
            <text:p>P(-)</text:p>
          </table:table-cell>
          <table:table-cell table:formula="of:=[.E96]+[.E97]" office:value-type="float" office:value="0.46">
            <text:p>0,46</text:p>
          </table:table-cell>
          <table:table-cell/>
          <table:table-cell table:formula="of:=[.G96]+[.G97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(-|C)</text:p>
          </table:table-cell>
          <table:table-cell table:formula="of:=1-[.B98]" office:value-type="float" office:value="0.1">
            <text:p>0,1</text:p>
          </table:table-cell>
          <table:table-cell table:number-columns-repeated="6"/>
        </table:table-row>
        <table:table-row table:style-name="ro1">
          <table:table-cell table:style-name="ce2" office:value-type="string">
            <text:p>P(-|nC)</text:p>
          </table:table-cell>
          <table:table-cell table:style-name="ce2" office:value-type="float" office:value="0.5">
            <text:p>0,5</text:p>
          </table:table-cell>
          <table:table-cell table:number-columns-repeated="6"/>
        </table:table-row>
        <table:table-row table:style-name="ro1">
          <table:table-cell office:value-type="string">
            <text:p>P(+|nC)</text:p>
          </table:table-cell>
          <table:table-cell table:formula="of:=1-[.B100]" office:value-type="float" office:value="0.5">
            <text:p>0,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ositive test case, low specificity test</text:p>
          </table:table-cell>
          <table:table-cell table:number-columns-repeated="7"/>
        </table:table-row>
        <table:table-row table:style-name="ro1">
          <table:table-cell office:value-type="string">
            <text:p>Prior</text:p>
          </table:table-cell>
          <table:table-cell table:number-columns-repeated="2"/>
          <table:table-cell office:value-type="string">
            <text:p>Joint</text:p>
          </table:table-cell>
          <table:table-cell/>
          <table:table-cell office:value-type="string">
            <text:p>Posterior</text:p>
          </table:table-cell>
          <table:table-cell table:number-columns-repeated="2"/>
        </table:table-row>
        <table:table-row table:style-name="ro1">
          <table:table-cell office:value-type="string">
            <text:p>P(C)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(C,+)</text:p>
          </table:table-cell>
          <table:table-cell table:formula="of:=[.B105]*[.B107]" office:value-type="float" office:value="0.09">
            <text:p>0,09</text:p>
          </table:table-cell>
          <table:table-cell office:value-type="string">
            <text:p>P(C|-)</text:p>
          </table:table-cell>
          <table:table-cell table:formula="of:=[.E105]/[.E107]" office:value-type="float" office:value="0.166666666666667">
            <text:p>0,16666667</text:p>
          </table:table-cell>
          <table:table-cell/>
        </table:table-row>
        <table:table-row table:style-name="ro1">
          <table:table-cell office:value-type="string">
            <text:p>P(nC)</text:p>
          </table:table-cell>
          <table:table-cell table:formula="of:=1-[.B105]" office:value-type="float" office:value="0.9">
            <text:p>0,9</text:p>
          </table:table-cell>
          <table:table-cell/>
          <table:table-cell office:value-type="string">
            <text:p>P(nC,+)</text:p>
          </table:table-cell>
          <table:table-cell table:formula="of:=[.B106]*[.B110]" office:value-type="float" office:value="0.45">
            <text:p>0,45</text:p>
          </table:table-cell>
          <table:table-cell office:value-type="string">
            <text:p>P(nC|-)</text:p>
          </table:table-cell>
          <table:table-cell table:formula="of:=[.E106]/[.E107]" office:value-type="float" office:value="0.833333333333333">
            <text:p>0,83333333</text:p>
          </table:table-cell>
          <table:table-cell/>
        </table:table-row>
        <table:table-row table:style-name="ro1">
          <table:table-cell office:value-type="string">
            <text:p>P(+|C)</text:p>
          </table:table-cell>
          <table:table-cell office:value-type="float" office:value="0.9">
            <text:p>0,9</text:p>
          </table:table-cell>
          <table:table-cell/>
          <table:table-cell office:value-type="string">
            <text:p>P(+)</text:p>
          </table:table-cell>
          <table:table-cell table:formula="of:=[.E105]+[.E106]" office:value-type="float" office:value="0.54">
            <text:p>0,54</text:p>
          </table:table-cell>
          <table:table-cell/>
          <table:table-cell table:formula="of:=[.G105]+[.G106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(-|C)</text:p>
          </table:table-cell>
          <table:table-cell table:formula="of:=1-[.B107]" office:value-type="float" office:value="0.1">
            <text:p>0,1</text:p>
          </table:table-cell>
          <table:table-cell table:number-columns-repeated="6"/>
        </table:table-row>
        <table:table-row table:style-name="ro1">
          <table:table-cell table:style-name="ce2" office:value-type="string">
            <text:p>P(-|nC)</text:p>
          </table:table-cell>
          <table:table-cell table:style-name="ce2" office:value-type="float" office:value="0.5">
            <text:p>0,5</text:p>
          </table:table-cell>
          <table:table-cell table:number-columns-repeated="6"/>
        </table:table-row>
        <table:table-row table:style-name="ro1">
          <table:table-cell office:value-type="string">
            <text:p>P(+|nC)</text:p>
          </table:table-cell>
          <table:table-cell table:formula="of:=1-[.B109]" office:value-type="float" office:value="0.5">
            <text:p>0,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Robot, sees Red</text:p>
          </table:table-cell>
          <table:table-cell table:number-columns-repeated="7"/>
        </table:table-row>
        <table:table-row table:style-name="ro1">
          <table:table-cell office:value-type="string">
            <text:p>Prior</text:p>
          </table:table-cell>
          <table:table-cell table:number-columns-repeated="2"/>
          <table:table-cell office:value-type="string">
            <text:p>Joint</text:p>
          </table:table-cell>
          <table:table-cell/>
          <table:table-cell office:value-type="string">
            <text:p>Posterior</text:p>
          </table:table-cell>
          <table:table-cell table:number-columns-repeated="2"/>
        </table:table-row>
        <table:table-row table:style-name="ro1">
          <table:table-cell office:value-type="string">
            <text:p>P(R)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P(atR,seeR)</text:p>
          </table:table-cell>
          <table:table-cell table:formula="of:=[.B114]*[.B116]" office:value-type="float" office:value="0.4">
            <text:p>0,4</text:p>
          </table:table-cell>
          <table:table-cell office:value-type="string">
            <text:p>P(atR|seeR)</text:p>
          </table:table-cell>
          <table:table-cell table:formula="of:=[.E114]/[.E116]" office:value-type="float" office:value="0.8">
            <text:p>0,8</text:p>
          </table:table-cell>
          <table:table-cell/>
        </table:table-row>
        <table:table-row table:style-name="ro1">
          <table:table-cell office:value-type="string">
            <text:p>P(G)</text:p>
          </table:table-cell>
          <table:table-cell table:formula="of:=1-[.B114]" office:value-type="float" office:value="0.5">
            <text:p>0,5</text:p>
          </table:table-cell>
          <table:table-cell/>
          <table:table-cell office:value-type="string">
            <text:p>P(atG,seeR)</text:p>
          </table:table-cell>
          <table:table-cell table:formula="of:=[.B115]*[.B119]" office:value-type="float" office:value="0.1">
            <text:p>0,1</text:p>
          </table:table-cell>
          <table:table-cell office:value-type="string">
            <text:p>P(atG|seeR)</text:p>
          </table:table-cell>
          <table:table-cell table:formula="of:=[.E115]/[.E116]" office:value-type="float" office:value="0.2">
            <text:p>0,2</text:p>
          </table:table-cell>
          <table:table-cell/>
        </table:table-row>
        <table:table-row table:style-name="ro1">
          <table:table-cell office:value-type="string">
            <text:p>P(seeR|atR)</text:p>
          </table:table-cell>
          <table:table-cell office:value-type="float" office:value="0.8">
            <text:p>0,8</text:p>
          </table:table-cell>
          <table:table-cell/>
          <table:table-cell office:value-type="string">
            <text:p>P(seeR)</text:p>
          </table:table-cell>
          <table:table-cell table:formula="of:=[.E114]+[.E115]" office:value-type="float" office:value="0.5">
            <text:p>0,5</text:p>
          </table:table-cell>
          <table:table-cell/>
          <table:table-cell table:formula="of:=[.G114]+[.G115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(seeR|atG)</text:p>
          </table:table-cell>
          <table:table-cell table:formula="of:=1-[.B116]" office:value-type="float" office:value="0.2">
            <text:p>0,2</text:p>
          </table:table-cell>
          <table:table-cell table:number-columns-repeated="6"/>
        </table:table-row>
        <table:table-row table:style-name="ro1">
          <table:table-cell table:style-name="ce3" office:value-type="string">
            <text:p>P(seeG|atG)</text:p>
          </table:table-cell>
          <table:table-cell table:style-name="ce3" office:value-type="float" office:value="0.8">
            <text:p>0,8</text:p>
          </table:table-cell>
          <table:table-cell table:number-columns-repeated="6"/>
        </table:table-row>
        <table:table-row table:style-name="ro1">
          <table:table-cell office:value-type="string">
            <text:p>P(seeR|atG)</text:p>
          </table:table-cell>
          <table:table-cell table:formula="of:=1-[.B118]" office:value-type="float" office:value="0.2">
            <text:p>0,2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Robot, sees Red</text:p>
          </table:table-cell>
          <table:table-cell table:number-columns-repeated="7"/>
        </table:table-row>
        <table:table-row table:style-name="ro1">
          <table:table-cell office:value-type="string">
            <text:p>Prior</text:p>
          </table:table-cell>
          <table:table-cell table:number-columns-repeated="2"/>
          <table:table-cell office:value-type="string">
            <text:p>Joint</text:p>
          </table:table-cell>
          <table:table-cell/>
          <table:table-cell office:value-type="string">
            <text:p>Posterior</text:p>
          </table:table-cell>
          <table:table-cell table:number-columns-repeated="2"/>
        </table:table-row>
        <table:table-row table:style-name="ro1">
          <table:table-cell office:value-type="string">
            <text:p>P(R)</text:p>
          </table:table-cell>
          <table:table-cell office:value-type="float" office:value="0.5">
            <text:p>0,5</text:p>
          </table:table-cell>
          <table:table-cell/>
          <table:table-cell office:value-type="string">
            <text:p>P(atR,seeR)</text:p>
          </table:table-cell>
          <table:table-cell table:formula="of:=[.B123]*[.B125]" office:value-type="float" office:value="0.4">
            <text:p>0,4</text:p>
          </table:table-cell>
          <table:table-cell office:value-type="string">
            <text:p>P(atR|seeR)</text:p>
          </table:table-cell>
          <table:table-cell table:formula="of:=[.E123]/[.E125]" office:value-type="float" office:value="0.615384615384615">
            <text:p>0,61538462</text:p>
          </table:table-cell>
          <table:table-cell/>
        </table:table-row>
        <table:table-row table:style-name="ro1">
          <table:table-cell office:value-type="string">
            <text:p>P(G)</text:p>
          </table:table-cell>
          <table:table-cell table:formula="of:=1-[.B123]" office:value-type="float" office:value="0.5">
            <text:p>0,5</text:p>
          </table:table-cell>
          <table:table-cell/>
          <table:table-cell office:value-type="string">
            <text:p>P(atG,seeR)</text:p>
          </table:table-cell>
          <table:table-cell table:formula="of:=[.B124]*[.B128]" office:value-type="float" office:value="0.25">
            <text:p>0,25</text:p>
          </table:table-cell>
          <table:table-cell office:value-type="string">
            <text:p>P(atG|seeR)</text:p>
          </table:table-cell>
          <table:table-cell table:formula="of:=[.E124]/[.E125]" office:value-type="float" office:value="0.384615384615385">
            <text:p>0,38461538</text:p>
          </table:table-cell>
          <table:table-cell/>
        </table:table-row>
        <table:table-row table:style-name="ro1">
          <table:table-cell office:value-type="string">
            <text:p>P(seeR|atR)</text:p>
          </table:table-cell>
          <table:table-cell office:value-type="float" office:value="0.8">
            <text:p>0,8</text:p>
          </table:table-cell>
          <table:table-cell/>
          <table:table-cell office:value-type="string">
            <text:p>P(seeR)</text:p>
          </table:table-cell>
          <table:table-cell table:formula="of:=[.E123]+[.E124]" office:value-type="float" office:value="0.65">
            <text:p>0,65</text:p>
          </table:table-cell>
          <table:table-cell/>
          <table:table-cell table:formula="of:=[.G123]+[.G124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P(seeR|atG)</text:p>
          </table:table-cell>
          <table:table-cell table:formula="of:=1-[.B125]" office:value-type="float" office:value="0.2">
            <text:p>0,2</text:p>
          </table:table-cell>
          <table:table-cell table:number-columns-repeated="6"/>
        </table:table-row>
        <table:table-row table:style-name="ro1">
          <table:table-cell table:style-name="ce3" office:value-type="string">
            <text:p>P(seeG|atG)</text:p>
          </table:table-cell>
          <table:table-cell table:style-name="ce3" office:value-type="float" office:value="0.5">
            <text:p>0,5</text:p>
          </table:table-cell>
          <table:table-cell table:number-columns-repeated="6"/>
        </table:table-row>
        <table:table-row table:style-name="ro1">
          <table:table-cell office:value-type="string">
            <text:p>P(seeR|atG)</text:p>
          </table:table-cell>
          <table:table-cell table:formula="of:=1-[.B127]" office:value-type="float" office:value="0.5">
            <text:p>0,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3-States robot, sees Red</text:p>
          </table:table-cell>
          <table:table-cell table:number-columns-repeated="7"/>
        </table:table-row>
        <table:table-row table:style-name="ro1">
          <table:table-cell office:value-type="string">
            <text:p>Prior</text:p>
          </table:table-cell>
          <table:table-cell table:number-columns-repeated="2"/>
          <table:table-cell office:value-type="string">
            <text:p>Joint</text:p>
          </table:table-cell>
          <table:table-cell/>
          <table:table-cell office:value-type="string">
            <text:p>Posterior</text:p>
          </table:table-cell>
          <table:table-cell table:number-columns-repeated="2"/>
        </table:table-row>
        <table:table-row table:style-name="ro1">
          <table:table-cell office:value-type="string">
            <text:p>P(A)</text:p>
          </table:table-cell>
          <table:table-cell table:style-name="ce1" table:formula="of:=1/3" office:value-type="float" office:value="0.333333333333333">
            <text:p>0,333333</text:p>
          </table:table-cell>
          <table:table-cell/>
          <table:table-cell office:value-type="string">
            <text:p>P(A,R)</text:p>
          </table:table-cell>
          <table:table-cell table:style-name="ce1" table:formula="of:=[.B132]*[.B135]" office:value-type="float" office:value="0.3">
            <text:p>0,300000</text:p>
          </table:table-cell>
          <table:table-cell office:value-type="string">
            <text:p>P(A|R)</text:p>
          </table:table-cell>
          <table:table-cell table:style-name="ce1" table:formula="of:=[.E132]/[.E135]" office:value-type="float" office:value="0.818181818181818">
            <text:p>0,818182</text:p>
          </table:table-cell>
          <table:table-cell/>
        </table:table-row>
        <table:table-row table:style-name="ro1">
          <table:table-cell office:value-type="string">
            <text:p>P(B)</text:p>
          </table:table-cell>
          <table:table-cell table:style-name="ce1" table:formula="of:=1/3" office:value-type="float" office:value="0.333333333333333">
            <text:p>0,333333</text:p>
          </table:table-cell>
          <table:table-cell/>
          <table:table-cell office:value-type="string">
            <text:p>P(B,R)</text:p>
          </table:table-cell>
          <table:table-cell table:style-name="ce1" table:formula="of:=[.B133]*[.B138]" office:value-type="float" office:value="0.0333333333333333">
            <text:p>0,033333</text:p>
          </table:table-cell>
          <table:table-cell office:value-type="string">
            <text:p>P(B|R)</text:p>
          </table:table-cell>
          <table:table-cell table:style-name="ce1" table:formula="of:=[.E133]/[.E135]" office:value-type="float" office:value="0.0909090909090909">
            <text:p>0,090909</text:p>
          </table:table-cell>
          <table:table-cell/>
        </table:table-row>
        <table:table-row table:style-name="ro1">
          <table:table-cell office:value-type="string">
            <text:p>P(C)</text:p>
          </table:table-cell>
          <table:table-cell table:style-name="ce1" table:formula="of:=1/3" office:value-type="float" office:value="0.333333333333333">
            <text:p>0,333333</text:p>
          </table:table-cell>
          <table:table-cell/>
          <table:table-cell office:value-type="string">
            <text:p>P(C,R)</text:p>
          </table:table-cell>
          <table:table-cell table:style-name="ce1" table:formula="of:=[.B134]*[.B140]" office:value-type="float" office:value="0.0333333333333333">
            <text:p>0,033333</text:p>
          </table:table-cell>
          <table:table-cell office:value-type="string">
            <text:p>P(C|R)</text:p>
          </table:table-cell>
          <table:table-cell table:style-name="ce1" table:formula="of:=[.E134]/[.E135]" office:value-type="float" office:value="0.0909090909090909">
            <text:p>0,090909</text:p>
          </table:table-cell>
          <table:table-cell/>
        </table:table-row>
        <table:table-row table:style-name="ro1">
          <table:table-cell office:value-type="string">
            <text:p>P(R|A)</text:p>
          </table:table-cell>
          <table:table-cell office:value-type="float" office:value="0.9">
            <text:p>0,9</text:p>
          </table:table-cell>
          <table:table-cell/>
          <table:table-cell office:value-type="string">
            <text:p>P(R)</text:p>
          </table:table-cell>
          <table:table-cell table:formula="of:=SUM([.E132:.E134])" office:value-type="float" office:value="0.366666666666667">
            <text:p>0,36666667</text:p>
          </table:table-cell>
          <table:table-cell/>
          <table:table-cell table:formula="of:=SUM([.G132:.G134])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(G|<text:span text:style-name="T1">A</text:span>)</text:p>
          </table:table-cell>
          <table:table-cell table:formula="of:=1-[.B135]" office:value-type="float" office:value="0.1">
            <text:p>0,1</text:p>
          </table:table-cell>
          <table:table-cell table:number-columns-repeated="6"/>
        </table:table-row>
        <table:table-row table:style-name="ro1">
          <table:table-cell table:style-name="ce3" office:value-type="string">
            <text:p>P(G|B)</text:p>
          </table:table-cell>
          <table:table-cell table:style-name="ce3" office:value-type="float" office:value="0.9">
            <text:p>0,9</text:p>
          </table:table-cell>
          <table:table-cell table:number-columns-repeated="6"/>
        </table:table-row>
        <table:table-row table:style-name="ro1">
          <table:table-cell office:value-type="string">
            <text:p>P(R|B)</text:p>
          </table:table-cell>
          <table:table-cell table:formula="of:=1-[.B137]" office:value-type="float" office:value="0.1">
            <text:p>0,1</text:p>
          </table:table-cell>
          <table:table-cell table:number-columns-repeated="6"/>
        </table:table-row>
        <table:table-row table:style-name="ro1">
          <table:table-cell office:value-type="string">
            <text:p>P(G|C)</text:p>
          </table:table-cell>
          <table:table-cell office:value-type="float" office:value="0.9">
            <text:p>0,9</text:p>
          </table:table-cell>
          <table:table-cell table:number-columns-repeated="6"/>
        </table:table-row>
        <table:table-row table:style-name="ro1">
          <table:table-cell office:value-type="string">
            <text:p>P(R|C)</text:p>
          </table:table-cell>
          <table:table-cell table:formula="of:=1-[.B139]" office:value-type="float" office:value="0.1">
            <text:p>0,1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Sebastian at home? It´s raining!</text:p>
          </table:table-cell>
          <table:table-cell table:number-columns-repeated="7"/>
        </table:table-row>
        <table:table-row table:style-name="ro1">
          <table:table-cell office:value-type="string">
            <text:p>Prior</text:p>
          </table:table-cell>
          <table:table-cell table:number-columns-repeated="2"/>
          <table:table-cell office:value-type="string">
            <text:p>Joint</text:p>
          </table:table-cell>
          <table:table-cell/>
          <table:table-cell office:value-type="string">
            <text:p>Posterior</text:p>
          </table:table-cell>
          <table:table-cell table:number-columns-repeated="2"/>
        </table:table-row>
        <table:table-row table:style-name="ro1">
          <table:table-cell office:value-type="string">
            <text:p>P(gone)</text:p>
          </table:table-cell>
          <table:table-cell office:value-type="float" office:value="0.6">
            <text:p>0,6</text:p>
          </table:table-cell>
          <table:table-cell/>
          <table:table-cell office:value-type="string">
            <text:p>P(home,rain)</text:p>
          </table:table-cell>
          <table:table-cell table:formula="of:=[.B145]*[.B146]" office:value-type="float" office:value="0.004">
            <text:p>0,004</text:p>
          </table:table-cell>
          <table:table-cell office:value-type="string">
            <text:p>P(home|rain)</text:p>
          </table:table-cell>
          <table:table-cell table:formula="of:=[.E144]/[.E146]" office:value-type="float" office:value="0.0217391304347826">
            <text:p>0,02173913</text:p>
          </table:table-cell>
          <table:table-cell/>
        </table:table-row>
        <table:table-row table:style-name="ro1">
          <table:table-cell office:value-type="string">
            <text:p>P(home)</text:p>
          </table:table-cell>
          <table:table-cell table:formula="of:=1-[.B144]" office:value-type="float" office:value="0.4">
            <text:p>0,4</text:p>
          </table:table-cell>
          <table:table-cell/>
          <table:table-cell office:value-type="string">
            <text:p>P(gone,rain)</text:p>
          </table:table-cell>
          <table:table-cell table:formula="of:=[.B144]*[.B148]" office:value-type="float" office:value="0.18">
            <text:p>0,18</text:p>
          </table:table-cell>
          <table:table-cell office:value-type="string">
            <text:p>P(gone|rain)</text:p>
          </table:table-cell>
          <table:table-cell table:formula="of:=[.E145]/[.E146]" office:value-type="float" office:value="0.978260869565217">
            <text:p>0,97826087</text:p>
          </table:table-cell>
          <table:table-cell/>
        </table:table-row>
        <table:table-row table:style-name="ro1">
          <table:table-cell office:value-type="string">
            <text:p>P(rain|home)</text:p>
          </table:table-cell>
          <table:table-cell office:value-type="float" office:value="0.01">
            <text:p>0,01</text:p>
          </table:table-cell>
          <table:table-cell/>
          <table:table-cell office:value-type="string">
            <text:p>P(rain)</text:p>
          </table:table-cell>
          <table:table-cell table:formula="of:=[.E144]+[.E145]" office:value-type="float" office:value="0.184">
            <text:p>0,184</text:p>
          </table:table-cell>
          <table:table-cell/>
          <table:table-cell table:formula="of:=[.G144]+[.G145]" office:value-type="float" office:value="1">
            <text:p>1</text:p>
          </table:table-cell>
          <table:table-cell/>
        </table:table-row>
        <table:table-row table:style-name="ro2">
          <table:table-cell office:value-type="string">
            <text:p>P(<text:span text:style-name="T1">¬rain</text:span>|home)</text:p>
          </table:table-cell>
          <table:table-cell table:formula="of:=1-[.B146]" office:value-type="float" office:value="0.99">
            <text:p>0,99</text:p>
          </table:table-cell>
          <table:table-cell table:number-columns-repeated="6"/>
        </table:table-row>
        <table:table-row table:style-name="ro1">
          <table:table-cell table:style-name="ce3" office:value-type="string">
            <text:p>P(rain|gone)</text:p>
          </table:table-cell>
          <table:table-cell table:style-name="ce3" office:value-type="float" office:value="0.3">
            <text:p>0,3</text:p>
          </table:table-cell>
          <table:table-cell table:number-columns-repeated="6"/>
        </table:table-row>
        <table:table-row table:style-name="ro2">
          <table:table-cell office:value-type="string">
            <text:p>P(<text:span text:style-name="T1">¬rain</text:span>|gone)</text:p>
          </table:table-cell>
          <table:table-cell table:formula="of:=1-[.B148]" office:value-type="float" office:value="0.7">
            <text:p>0,7</text:p>
          </table:table-cell>
          <table:table-cell table:number-columns-repeated="2"/>
          <table:table-cell table:style-name="ce7"/>
          <table:table-cell table:formula="of:=20/7960" office:value-type="float" office:value="0.00251256281407035">
            <text:p>0,00251256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Programming Bayes</text:p>
          </table:table-cell>
          <table:table-cell table:number-columns-repeated="3"/>
          <table:table-cell table:style-name="ce7"/>
          <table:table-cell table:number-columns-repeated="3"/>
        </table:table-row>
        <table:table-row table:style-name="ro1">
          <table:table-cell office:value-type="string">
            <text:p>P0(H)</text:p>
          </table:table-cell>
          <table:table-cell office:value-type="float" office:value="0.3">
            <text:p>0,3</text:p>
          </table:table-cell>
          <table:table-cell table:number-columns-repeated="6"/>
        </table:table-row>
        <table:table-row table:style-name="ro1">
          <table:table-cell office:value-type="string">
            <text:p>P1(H)</text:p>
          </table:table-cell>
          <table:table-cell office:value-type="float" office:value="0.5">
            <text:p>0,5</text:p>
          </table:table-cell>
          <table:table-cell table:number-columns-repeated="6"/>
        </table:table-row>
        <table:table-row table:style-name="ro1">
          <table:table-cell office:value-type="string">
            <text:p>P2(H)</text:p>
          </table:table-cell>
          <table:table-cell office:value-type="float" office:value="0.9">
            <text:p>0,9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1-Pick one coin</text:p>
          </table:table-cell>
          <table:table-cell table:number-columns-repeated="7"/>
        </table:table-row>
        <table:table-row table:style-name="ro1">
          <table:table-cell office:value-type="string">
            <text:p>P(C1) = P0</text:p>
          </table:table-cell>
          <table:table-cell table:style-name="ce5" office:value-type="string">
            <text:p>=&gt;</text:p>
          </table:table-cell>
          <table:table-cell office:value-type="string">
            <text:p>P(C1=H) = P1</text:p>
          </table:table-cell>
          <table:table-cell table:number-columns-repeated="5"/>
        </table:table-row>
        <table:table-row table:style-name="ro1">
          <table:table-cell office:value-type="string">
            <text:p>P(C2 = 1-P0</text:p>
          </table:table-cell>
          <table:table-cell office:value-type="string">
            <text:p>C1,C2</text:p>
          </table:table-cell>
          <table:table-cell office:value-type="string">
            <text:p>P(C2=H) = P2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(H)</text:p>
          </table:table-cell>
          <table:table-cell table:formula="of:=([.B152]*[.B153])+((1-[.B152])*[.B154])" office:value-type="float" office:value="0.78">
            <text:p>0,7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Cancer example</text:p>
          </table:table-cell>
          <table:table-cell table:number-columns-repeated="7"/>
        </table:table-row>
        <table:table-row table:style-name="ro1">
          <table:table-cell office:value-type="string">
            <text:p>P(C)</text:p>
          </table:table-cell>
          <table:table-cell office:value-type="float" office:value="0.1">
            <text:p>0,1</text:p>
          </table:table-cell>
          <table:table-cell table:number-columns-repeated="6"/>
        </table:table-row>
        <table:table-row table:style-name="ro1">
          <table:table-cell office:value-type="string">
            <text:p>P(pos|C)</text:p>
          </table:table-cell>
          <table:table-cell office:value-type="float" office:value="0.9">
            <text:p>0,9</text:p>
          </table:table-cell>
          <table:table-cell table:number-columns-repeated="6"/>
        </table:table-row>
        <table:table-row table:style-name="ro2">
          <table:table-cell office:value-type="string">
            <text:p>P(neg|<text:span text:style-name="T1">¬</text:span>C)</text:p>
          </table:table-cell>
          <table:table-cell office:value-type="float" office:value="0.8">
            <text:p>0,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(pos)</text:p>
          </table:table-cell>
          <table:table-cell table:formula="of:=([.B163]*[.B164])+(1-[.B163])*(1-[.B165])" office:value-type="float" office:value="0.27">
            <text:p>0,27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Bayes (Positive Case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rior</text:p>
          </table:table-cell>
          <table:table-cell table:number-columns-repeated="2"/>
          <table:table-cell office:value-type="string">
            <text:p>Joint</text:p>
          </table:table-cell>
          <table:table-cell/>
          <table:table-cell office:value-type="string">
            <text:p>Posterior</text:p>
          </table:table-cell>
          <table:table-cell/>
        </table:table-row>
        <table:table-row table:style-name="ro1">
          <table:table-cell table:style-name="ce4" office:value-type="string">
            <text:p>P0</text:p>
          </table:table-cell>
          <table:table-cell table:style-name="ce4" office:value-type="string">
            <text:p>P(C)</text:p>
          </table:table-cell>
          <table:table-cell table:style-name="ce4" office:value-type="float" office:value="0.1">
            <text:p>0,1</text:p>
          </table:table-cell>
          <table:table-cell table:style-name="ce4" office:value-type="string">
            <text:p>General</text:p>
          </table:table-cell>
          <table:table-cell office:value-type="string">
            <text:p>P(C,+)</text:p>
          </table:table-cell>
          <table:table-cell table:formula="of:=[.C171]*[.C173]" office:value-type="float" office:value="0.09">
            <text:p>0,09</text:p>
          </table:table-cell>
          <table:table-cell office:value-type="string">
            <text:p>P(C|+)</text:p>
          </table:table-cell>
          <table:table-cell table:formula="of:=[.F171]/[.F174]" office:value-type="float" office:value="0.333333333333333">
            <text:p>0,33333333</text:p>
          </table:table-cell>
        </table:table-row>
        <table:table-row table:style-name="ro2">
          <table:table-cell/>
          <table:table-cell table:style-name="ce6" office:value-type="string">
            <text:p>P(<text:span text:style-name="T1">¬</text:span>C)</text:p>
          </table:table-cell>
          <table:table-cell table:style-name="ce6" table:formula="of:=1-[.C171]" office:value-type="float" office:value="0.9">
            <text:p>0,9</text:p>
          </table:table-cell>
          <table:table-cell/>
          <table:table-cell office:value-type="string">
            <text:p>P(<text:span text:style-name="T1">¬</text:span>C,+)</text:p>
          </table:table-cell>
          <table:table-cell table:formula="of:=[.C172]*[.C176]" office:value-type="float" office:value="0.18">
            <text:p>0,18</text:p>
          </table:table-cell>
          <table:table-cell office:value-type="string">
            <text:p>P(<text:span text:style-name="T1">¬</text:span>C|+)</text:p>
          </table:table-cell>
          <table:table-cell table:formula="of:=[.F172]/[.F174]" office:value-type="float" office:value="0.666666666666667">
            <text:p>0,66666667</text:p>
          </table:table-cell>
        </table:table-row>
        <table:table-row table:style-name="ro1">
          <table:table-cell table:style-name="ce4" office:value-type="string">
            <text:p>P1</text:p>
          </table:table-cell>
          <table:table-cell table:style-name="ce4" office:value-type="string">
            <text:p>P(+|C)</text:p>
          </table:table-cell>
          <table:table-cell table:style-name="ce4" office:value-type="float" office:value="0.9">
            <text:p>0,9</text:p>
          </table:table-cell>
          <table:table-cell table:style-name="ce4" office:value-type="string">
            <text:p>Sensibility</text:p>
          </table:table-cell>
          <table:table-cell office:value-type="string">
            <text:p>Normalizer</text:p>
          </table:table-cell>
          <table:table-cell table:number-columns-repeated="2"/>
          <table:table-cell table:formula="of:=[.H171]+[.H172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(-|C)</text:p>
          </table:table-cell>
          <table:table-cell table:formula="of:=1-[.C173]" office:value-type="float" office:value="0.1">
            <text:p>0,1</text:p>
          </table:table-cell>
          <table:table-cell/>
          <table:table-cell office:value-type="string">
            <text:p>P(+)</text:p>
          </table:table-cell>
          <table:table-cell table:formula="of:=[.F171]+[.F172]" office:value-type="float" office:value="0.27">
            <text:p>0,27</text:p>
          </table:table-cell>
          <table:table-cell table:number-columns-repeated="2"/>
        </table:table-row>
        <table:table-row table:style-name="ro2">
          <table:table-cell table:style-name="ce4" office:value-type="string">
            <text:p>P2</text:p>
          </table:table-cell>
          <table:table-cell table:style-name="ce4" office:value-type="string">
            <text:p>P(-|<text:span text:style-name="T1">¬</text:span>C)</text:p>
          </table:table-cell>
          <table:table-cell table:style-name="ce4" office:value-type="float" office:value="0.8">
            <text:p>0,8</text:p>
          </table:table-cell>
          <table:table-cell table:style-name="ce4" office:value-type="string">
            <text:p>Specificity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(+|<text:span text:style-name="T1">¬</text:span>C)</text:p>
          </table:table-cell>
          <table:table-cell table:formula="of:=1-[.C175]" office:value-type="float" office:value="0.2">
            <text:p>0,2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Bayes (Negative Case)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Prior</text:p>
          </table:table-cell>
          <table:table-cell table:number-columns-repeated="2"/>
          <table:table-cell office:value-type="string">
            <text:p>Joint</text:p>
          </table:table-cell>
          <table:table-cell/>
          <table:table-cell office:value-type="string">
            <text:p>Posterior</text:p>
          </table:table-cell>
          <table:table-cell/>
        </table:table-row>
        <table:table-row table:style-name="ro1">
          <table:table-cell table:style-name="ce4" office:value-type="string">
            <text:p>P0</text:p>
          </table:table-cell>
          <table:table-cell table:style-name="ce4" office:value-type="string">
            <text:p>P(C)</text:p>
          </table:table-cell>
          <table:table-cell table:style-name="ce4" office:value-type="float" office:value="0.1">
            <text:p>0,1</text:p>
          </table:table-cell>
          <table:table-cell table:style-name="ce4" office:value-type="string">
            <text:p>General</text:p>
          </table:table-cell>
          <table:table-cell office:value-type="string">
            <text:p>P(C,-)</text:p>
          </table:table-cell>
          <table:table-cell table:formula="of:=[.C180]*[.C183]" office:value-type="float" office:value="0.01">
            <text:p>0,01</text:p>
          </table:table-cell>
          <table:table-cell office:value-type="string">
            <text:p>P(C|-)</text:p>
          </table:table-cell>
          <table:table-cell table:formula="of:=[.F180]/[.F183]" office:value-type="float" office:value="0.0136986301369863">
            <text:p>0,01369863</text:p>
          </table:table-cell>
        </table:table-row>
        <table:table-row table:style-name="ro2">
          <table:table-cell/>
          <table:table-cell table:style-name="ce6" office:value-type="string">
            <text:p>P(<text:span text:style-name="T1">¬</text:span>C)</text:p>
          </table:table-cell>
          <table:table-cell table:style-name="ce6" table:formula="of:=1-[.C180]" office:value-type="float" office:value="0.9">
            <text:p>0,9</text:p>
          </table:table-cell>
          <table:table-cell/>
          <table:table-cell office:value-type="string">
            <text:p>P(<text:span text:style-name="T1">¬</text:span>C,-)</text:p>
          </table:table-cell>
          <table:table-cell table:formula="of:=[.C181]*[.C184]" office:value-type="float" office:value="0.72">
            <text:p>0,72</text:p>
          </table:table-cell>
          <table:table-cell office:value-type="string">
            <text:p>P(<text:span text:style-name="T1">¬</text:span>C|-)</text:p>
          </table:table-cell>
          <table:table-cell table:formula="of:=[.F181]/[.F183]" office:value-type="float" office:value="0.986301369863014">
            <text:p>0,98630137</text:p>
          </table:table-cell>
        </table:table-row>
        <table:table-row table:style-name="ro1">
          <table:table-cell table:style-name="ce4" office:value-type="string">
            <text:p>P1</text:p>
          </table:table-cell>
          <table:table-cell table:style-name="ce4" office:value-type="string">
            <text:p>P(+|C)</text:p>
          </table:table-cell>
          <table:table-cell table:style-name="ce4" office:value-type="float" office:value="0.9">
            <text:p>0,9</text:p>
          </table:table-cell>
          <table:table-cell table:style-name="ce4" office:value-type="string">
            <text:p>Sensibility</text:p>
          </table:table-cell>
          <table:table-cell office:value-type="string">
            <text:p>Normalizer</text:p>
          </table:table-cell>
          <table:table-cell table:number-columns-repeated="2"/>
          <table:table-cell table:formula="of:=[.H180]+[.H181]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P(-|C)</text:p>
          </table:table-cell>
          <table:table-cell table:formula="of:=1-[.C182]" office:value-type="float" office:value="0.1">
            <text:p>0,1</text:p>
          </table:table-cell>
          <table:table-cell/>
          <table:table-cell office:value-type="string">
            <text:p>P(-)</text:p>
          </table:table-cell>
          <table:table-cell table:formula="of:=[.F180]+[.F181]" office:value-type="float" office:value="0.73">
            <text:p>0,73</text:p>
          </table:table-cell>
          <table:table-cell table:number-columns-repeated="2"/>
        </table:table-row>
        <table:table-row table:style-name="ro2">
          <table:table-cell table:style-name="ce4" office:value-type="string">
            <text:p>P2</text:p>
          </table:table-cell>
          <table:table-cell table:style-name="ce4" office:value-type="string">
            <text:p>P(-|<text:span text:style-name="T1">¬</text:span>C)</text:p>
          </table:table-cell>
          <table:table-cell table:style-name="ce4" office:value-type="float" office:value="0.8">
            <text:p>0,8</text:p>
          </table:table-cell>
          <table:table-cell table:style-name="ce4" office:value-type="string">
            <text:p>Specificity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P(+|<text:span text:style-name="T1">¬</text:span>C)</text:p>
          </table:table-cell>
          <table:table-cell table:formula="of:=1-[.C184]" office:value-type="float" office:value="0.2">
            <text:p>0,2</text:p>
          </table:table-cell>
          <table:table-cell table:number-columns-repeated="5"/>
        </table:table-row>
      </table:table>
      <table:table table:name="Likelihood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Dice</text:p>
          </table:table-cell>
          <table:table-cell office:value-type="string">
            <text:p>Value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>
            <text:p>1</text:p>
          </table:table-cell>
          <table:table-cell/>
          <table:table-cell office:value-type="string">
            <text:p>P(1)</text:p>
          </table:table-cell>
          <table:table-cell table:formula="of:=1/10" office:value-type="float" office:value="0.1">
            <text:p>0,1</text:p>
          </table:table-cell>
        </table:table-row>
        <table:table-row table:style-name="ro1">
          <table:table-cell table:formula="of:=1+[.A2]" office:value-type="float" office:value="2">
            <text:p>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P(2)</text:p>
          </table:table-cell>
          <table:table-cell table:formula="of:=2/10" office:value-type="float" office:value="0.2">
            <text:p>0,2</text:p>
          </table:table-cell>
        </table:table-row>
        <table:table-row table:style-name="ro1">
          <table:table-cell table:formula="of:=1+[.A3]" office:value-type="float" office:value="3">
            <text:p>3</text:p>
          </table:table-cell>
          <table:table-cell office:value-type="float" office:value="6">
            <text:p>6</text:p>
          </table:table-cell>
          <table:table-cell/>
          <table:table-cell office:value-type="string">
            <text:p>P(3)</text:p>
          </table:table-cell>
          <table:table-cell table:formula="of:=1/10" office:value-type="float" office:value="0.1">
            <text:p>0,1</text:p>
          </table:table-cell>
        </table:table-row>
        <table:table-row table:style-name="ro1">
          <table:table-cell table:formula="of:=1+[.A4]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(4)</text:p>
          </table:table-cell>
          <table:table-cell table:formula="of:=1/10" office:value-type="float" office:value="0.1">
            <text:p>0,1</text:p>
          </table:table-cell>
        </table:table-row>
        <table:table-row table:style-name="ro1">
          <table:table-cell table:formula="of:=1+[.A5]" office:value-type="float" office:value="5">
            <text:p>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(5)</text:p>
          </table:table-cell>
          <table:table-cell table:formula="of:=1/10" office:value-type="float" office:value="0.1">
            <text:p>0,1</text:p>
          </table:table-cell>
        </table:table-row>
        <table:table-row table:style-name="ro1">
          <table:table-cell table:formula="of:=1+[.A6]" office:value-type="float" office:value="6">
            <text:p>6</text:p>
          </table:table-cell>
          <table:table-cell office:value-type="float" office:value="6">
            <text:p>6</text:p>
          </table:table-cell>
          <table:table-cell/>
          <table:table-cell office:value-type="string">
            <text:p>P(6)</text:p>
          </table:table-cell>
          <table:table-cell table:formula="of:=4/10" office:value-type="float" office:value="0.4">
            <text:p>0,4</text:p>
          </table:table-cell>
        </table:table-row>
        <table:table-row table:style-name="ro1">
          <table:table-cell table:formula="of:=1+[.A7]"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formula="of:=1+[.A8]"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table:formula="of:=1+[.A9]"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table:formula="of:=1+[.A10]"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/>
          <table:table-cell table:style-name="ce1" table:formula="of:=1/8" office:value-type="float" office:value="0.125">
            <text:p>0,1250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table:formula="of:=2/27" office:value-type="float" office:value="0.0740740740740741">
            <text:p>0,07407407</text:p>
          </table:table-cell>
        </table:table-row>
        <table:table-row table:style-name="ro1">
          <table:table-cell table:number-columns-repeated="4"/>
          <table:table-cell table:formula="of:=4/27" office:value-type="float" office:value="0.148148148148148">
            <text:p>0,1481481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Mean</text:p>
          </table:table-cell>
          <table:table-cell table:formula="of:=SUM([.A18:.A22])/5" office:value-type="float" office:value="174">
            <text:p>174</text:p>
          </table:table-cell>
          <table:table-cell table:number-columns-repeated="3"/>
        </table:table-row>
        <table:table-row table:style-name="ro1">
          <table:table-cell office:value-type="float" office:value="190">
            <text:p>190</text:p>
          </table:table-cell>
          <table:table-cell table:number-columns-repeated="4"/>
        </table:table-row>
        <table:table-row table:style-name="ro1">
          <table:table-cell office:value-type="float" office:value="170">
            <text:p>170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float" office:value="180">
            <text:p>180</text:p>
          </table:table-cell>
          <table:table-cell table:number-columns-repeated="4"/>
        </table:table-row>
        <table:table-row table:style-name="ro1">
          <table:table-cell office:value-type="float" office:value="165">
            <text:p>165</text:p>
          </table:table-cell>
          <table:table-cell table:number-columns-repeated="4"/>
        </table:table-row>
        <table:table-row table:style-name="ro1">
          <table:table-cell office:value-type="string">
            <text:p>Mean</text:p>
          </table:table-cell>
          <table:table-cell table:formula="of:=SUM([.A24:.A30])/7" office:value-type="float" office:value="492.571428571429">
            <text:p>492,57142857</text:p>
          </table:table-cell>
          <table:table-cell/>
          <table:table-cell office:value-type="string">
            <text:p>Mode 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/>
          <table:table-cell office:value-type="float" office:value="2400">
            <text:p>2400</text:p>
          </table:table-cell>
          <table:table-cell table:number-columns-repeated="2"/>
        </table:table-row>
        <table:table-row table:style-name="ro1">
          <table:table-cell office:value-type="float" office:value="125">
            <text:p>125</text:p>
          </table:table-cell>
          <table:table-cell/>
          <table:table-cell office:value-type="float" office:value="325">
            <text:p>325</text:p>
          </table:table-cell>
          <table:table-cell table:number-columns-repeated="2"/>
        </table:table-row>
        <table:table-row table:style-name="ro1">
          <table:table-cell office:value-type="float" office:value="148">
            <text:p>148</text:p>
          </table:table-cell>
          <table:table-cell/>
          <table:table-cell office:value-type="float" office:value="180">
            <text:p>180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/>
          <table:table-cell office:value-type="float" office:value="160">
            <text:p>160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/>
          <table:table-cell office:value-type="float" office:value="148">
            <text:p>148</text:p>
          </table:table-cell>
          <table:table-cell table:number-columns-repeated="2"/>
        </table:table-row>
        <table:table-row table:style-name="ro1">
          <table:table-cell office:value-type="float" office:value="325">
            <text:p>325</text:p>
          </table:table-cell>
          <table:table-cell/>
          <table:table-cell office:value-type="float" office:value="125">
            <text:p>125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/>
          <table:table-cell office:value-type="float" office:value="110">
            <text:p>110</text:p>
          </table:table-cell>
          <table:table-cell table:number-columns-repeated="2"/>
        </table:table-row>
        <table:table-row table:style-name="ro1">
          <table:table-cell office:value-type="string">
            <text:p>Mean</text:p>
          </table:table-cell>
          <table:table-cell table:formula="of:=SUM([.A32:.A40])/9"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2">
            <text:p>32</text:p>
          </table:table-cell>
          <table:table-cell office:value-type="float" office:value="36">
            <text:p>36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Mean</text:p>
          </table:table-cell>
          <table:table-cell table:formula="of:=SUM([.A44:.A52])/9" office:value-type="float" office:value="37.1111111111111">
            <text:p>37,11111111</text:p>
          </table:table-cell>
          <table:table-cell/>
          <table:table-cell office:value-type="string">
            <text:p>Mode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table:number-columns-repeated="2"/>
          <table:table-cell office:value-type="string">
            <text:p>Median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Mean</text:p>
          </table:table-cell>
          <table:table-cell table:formula="of:=SUM([.A54:.A63])/10" office:value-type="float" office:value="5">
            <text:p>5</text:p>
          </table:table-cell>
          <table:table-cell/>
          <table:table-cell office:value-type="string">
            <text:p>Median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string">
            <text:p>Mode 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Friends</text:p>
          </table:table-cell>
          <table:table-cell office:value-type="string">
            <text:p>Family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8">
            <text:p>3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1">
          <table:table-cell office:value-type="string">
            <text:p>Mean</text:p>
          </table:table-cell>
          <table:table-cell table:formula="of:=SUM([.B66:.B70])/5" office:value-type="float" office:value="18">
            <text:p>18</text:p>
          </table:table-cell>
          <table:table-cell table:formula="of:=SUM([.C66:.C70])/5" office:value-type="float" office:value="18">
            <text:p>18</text:p>
          </table:table-cell>
          <table:table-cell table:number-columns-repeated="2"/>
        </table:table-row>
      </table:table>
      <table:table table:name="Variance" table:style-name="ta1" table:print="false">
        <table:table-column table:style-name="co10" table:default-cell-style-name="Default"/>
        <table:table-column table:style-name="co1" table:number-columns-repeated="4" table:default-cell-style-name="Default"/>
        <table:table-row table:style-name="ro1">
          <table:table-cell/>
          <table:table-cell office:value-type="string">
            <text:p>Friends</text:p>
          </table:table-cell>
          <table:table-cell office:value-type="string">
            <text:p>-Mean</text:p>
          </table:table-cell>
          <table:table-cell office:value-type="string">
            <text:p>-Mean^2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B2]-[.B$7]" office:value-type="float" office:value="-1">
            <text:p>-1</text:p>
          </table:table-cell>
          <table:table-cell table:formula="of:=[.C2]*[.C2]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B3]-[.B$7]" office:value-type="float" office:value="1">
            <text:p>1</text:p>
          </table:table-cell>
          <table:table-cell table:formula="of:=[.C3]*[.C3]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B4]-[.B$7]" office:value-type="float" office:value="0">
            <text:p>0</text:p>
          </table:table-cell>
          <table:table-cell table:formula="of:=[.C4]*[.C4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[.B5]-[.B$7]" office:value-type="float" office:value="-1">
            <text:p>-1</text:p>
          </table:table-cell>
          <table:table-cell table:formula="of:=[.C5]*[.C5]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[.B6]-[.B$7]" office:value-type="float" office:value="1">
            <text:p>1</text:p>
          </table:table-cell>
          <table:table-cell table:formula="of:=[.C6]*[.C6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ean</text:p>
          </table:table-cell>
          <table:table-cell table:formula="of:=SUM([.B2:.B6])/5" office:value-type="float" office:value="18">
            <text:p>18</text:p>
          </table:table-cell>
          <table:table-cell table:formula="of:=SUM([.C2:.C6])/5" office:value-type="float" office:value="0">
            <text:p>0</text:p>
          </table:table-cell>
          <table:table-cell table:formula="of:=SUM([.D2:.D6])/5" office:value-type="float" office:value="0.8">
            <text:p>0,8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Friends</text:p>
          </table:table-cell>
          <table:table-cell office:value-type="string">
            <text:p>-Mean</text:p>
          </table:table-cell>
          <table:table-cell office:value-type="string">
            <text:p>-Mean^2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B10]-[.B$7]" office:value-type="float" office:value="-11">
            <text:p>-11</text:p>
          </table:table-cell>
          <table:table-cell table:formula="of:=[.C10]*[.C10]" office:value-type="float" office:value="121">
            <text:p>121</text:p>
          </table:table-cell>
          <table:table-cell/>
        </table:table-row>
        <table:table-row table:style-name="ro1">
          <table:table-cell/>
          <table:table-cell office:value-type="float" office:value="38">
            <text:p>38</text:p>
          </table:table-cell>
          <table:table-cell table:formula="of:=[.B11]-[.B$7]" office:value-type="float" office:value="20">
            <text:p>20</text:p>
          </table:table-cell>
          <table:table-cell table:formula="of:=[.C11]*[.C11]" office:value-type="float" office:value="400">
            <text:p>400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B12]-[.B$7]" office:value-type="float" office:value="-14">
            <text:p>-14</text:p>
          </table:table-cell>
          <table:table-cell table:formula="of:=[.C12]*[.C12]" office:value-type="float" office:value="196">
            <text:p>196</text:p>
          </table:table-cell>
          <table:table-cell/>
        </table:table-row>
        <table:table-row table:style-name="ro1">
          <table:table-cell/>
          <table:table-cell office:value-type="float" office:value="23">
            <text:p>23</text:p>
          </table:table-cell>
          <table:table-cell table:formula="of:=[.B13]-[.B$7]" office:value-type="float" office:value="5">
            <text:p>5</text:p>
          </table:table-cell>
          <table:table-cell table:formula="of:=[.C13]*[.C13]"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B14]-[.B$7]" office:value-type="float" office:value="0">
            <text:p>0</text:p>
          </table:table-cell>
          <table:table-cell table:formula="of:=[.C14]*[.C14]"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Mean</text:p>
          </table:table-cell>
          <table:table-cell table:formula="of:=SUM([.B10:.B14])/5" office:value-type="float" office:value="18">
            <text:p>18</text:p>
          </table:table-cell>
          <table:table-cell table:formula="of:=SUM([.C10:.C14])/5" office:value-type="float" office:value="0">
            <text:p>0</text:p>
          </table:table-cell>
          <table:table-cell table:formula="of:=SUM([.D10:.D14])/5" office:value-type="float" office:value="148.4">
            <text:p>148,4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Seq1</text:p>
          </table:table-cell>
          <table:table-cell office:value-type="string">
            <text:p>-Mean</text:p>
          </table:table-cell>
          <table:table-cell office:value-type="string">
            <text:p>-Mean^2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B18]-[.B$23]" office:value-type="float" office:value="-2">
            <text:p>-2</text:p>
          </table:table-cell>
          <table:table-cell table:formula="of:=[.C18]*[.C18]"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B19]-[.B$23]" office:value-type="float" office:value="-1">
            <text:p>-1</text:p>
          </table:table-cell>
          <table:table-cell table:formula="of:=[.C19]*[.C19]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B20]-[.B$23]" office:value-type="float" office:value="0">
            <text:p>0</text:p>
          </table:table-cell>
          <table:table-cell table:formula="of:=[.C20]*[.C20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B21]-[.B$23]" office:value-type="float" office:value="1">
            <text:p>1</text:p>
          </table:table-cell>
          <table:table-cell table:formula="of:=[.C21]*[.C21]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B22]-[.B$23]" office:value-type="float" office:value="2">
            <text:p>2</text:p>
          </table:table-cell>
          <table:table-cell table:formula="of:=[.C22]*[.C22]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Mean</text:p>
          </table:table-cell>
          <table:table-cell table:formula="of:=SUM([.B18:.B22])/5" office:value-type="float" office:value="5">
            <text:p>5</text:p>
          </table:table-cell>
          <table:table-cell office:value-type="string">
            <text:p>Variance</text:p>
          </table:table-cell>
          <table:table-cell table:formula="of:=SUM([.D18:.D22])/5" office:value-type="float" office:value="2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 Deviation</text:p>
          </table:table-cell>
          <table:table-cell table:formula="of:=SQRT([.D23])" office:value-type="float" office:value="1.4142135623731">
            <text:p>1,4142135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Seq2</text:p>
          </table:table-cell>
          <table:table-cell office:value-type="string">
            <text:p>-Mean</text:p>
          </table:table-cell>
          <table:table-cell office:value-type="string">
            <text:p>-Mean^2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[.B27]-[.B$32]" office:value-type="float" office:value="-2">
            <text:p>-2</text:p>
          </table:table-cell>
          <table:table-cell table:formula="of:=[.C27]*[.C27]" office:value-type="float" office:value="4">
            <text:p>4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[.B28]-[.B$32]" office:value-type="float" office:value="-1">
            <text:p>-1</text:p>
          </table:table-cell>
          <table:table-cell table:formula="of:=[.C28]*[.C28]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B29]-[.B$32]" office:value-type="float" office:value="0">
            <text:p>0</text:p>
          </table:table-cell>
          <table:table-cell table:formula="of:=[.C29]*[.C29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B30]-[.B$32]" office:value-type="float" office:value="1">
            <text:p>1</text:p>
          </table:table-cell>
          <table:table-cell table:formula="of:=[.C30]*[.C30]"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B31]-[.B$32]" office:value-type="float" office:value="2">
            <text:p>2</text:p>
          </table:table-cell>
          <table:table-cell table:formula="of:=[.C31]*[.C31]" office:value-type="float" office:value="4">
            <text:p>4</text:p>
          </table:table-cell>
          <table:table-cell/>
        </table:table-row>
        <table:table-row table:style-name="ro1">
          <table:table-cell office:value-type="string">
            <text:p>Mean</text:p>
          </table:table-cell>
          <table:table-cell table:formula="of:=SUM([.B27:.B31])/5" office:value-type="float" office:value="10">
            <text:p>10</text:p>
          </table:table-cell>
          <table:table-cell office:value-type="string">
            <text:p>Variance</text:p>
          </table:table-cell>
          <table:table-cell table:formula="of:=SUM([.D27:.D31])/5" office:value-type="float" office:value="2">
            <text:p>2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 Deviation</text:p>
          </table:table-cell>
          <table:table-cell table:formula="of:=SQRT([.D32])" office:value-type="float" office:value="1.4142135623731">
            <text:p>1,41421356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Seq3</text:p>
          </table:table-cell>
          <table:table-cell office:value-type="string">
            <text:p>-Mean</text:p>
          </table:table-cell>
          <table:table-cell office:value-type="string">
            <text:p>-Mean^2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[.B36]-[.B$41]" office:value-type="float" office:value="-10">
            <text:p>-10</text:p>
          </table:table-cell>
          <table:table-cell table:formula="of:=[.C36]*[.C36]" office:value-type="float" office:value="100">
            <text:p>100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[.B37]-[.B$41]" office:value-type="float" office:value="-5">
            <text:p>-5</text:p>
          </table:table-cell>
          <table:table-cell table:formula="of:=[.C37]*[.C37]"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float" office:value="25">
            <text:p>25</text:p>
          </table:table-cell>
          <table:table-cell table:formula="of:=[.B38]-[.B$41]" office:value-type="float" office:value="0">
            <text:p>0</text:p>
          </table:table-cell>
          <table:table-cell table:formula="of:=[.C38]*[.C38]" office:value-type="float" office:value="0">
            <text:p>0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[.B39]-[.B$41]" office:value-type="float" office:value="5">
            <text:p>5</text:p>
          </table:table-cell>
          <table:table-cell table:formula="of:=[.C39]*[.C39]" office:value-type="float" office:value="25">
            <text:p>25</text:p>
          </table:table-cell>
          <table:table-cell/>
        </table:table-row>
        <table:table-row table:style-name="ro1">
          <table:table-cell/>
          <table:table-cell office:value-type="float" office:value="35">
            <text:p>35</text:p>
          </table:table-cell>
          <table:table-cell table:formula="of:=[.B40]-[.B$41]" office:value-type="float" office:value="10">
            <text:p>10</text:p>
          </table:table-cell>
          <table:table-cell table:formula="of:=[.C40]*[.C40]" office:value-type="float" office:value="100">
            <text:p>100</text:p>
          </table:table-cell>
          <table:table-cell/>
        </table:table-row>
        <table:table-row table:style-name="ro1">
          <table:table-cell office:value-type="string">
            <text:p>Mean</text:p>
          </table:table-cell>
          <table:table-cell table:formula="of:=SUM([.B36:.B40])/5" office:value-type="float" office:value="25">
            <text:p>25</text:p>
          </table:table-cell>
          <table:table-cell office:value-type="string">
            <text:p>Variance</text:p>
          </table:table-cell>
          <table:table-cell table:formula="of:=SUM([.D36:.D40])/5" office:value-type="float" office:value="50">
            <text:p>50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t Deviation</text:p>
          </table:table-cell>
          <table:table-cell table:formula="of:=SQRT([.D41])" office:value-type="float" office:value="7.07106781186548">
            <text:p>7,07106781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lternate Formula</text:p>
          </table:table-cell>
          <table:table-cell office:value-type="string">
            <text:p>Xi</text:p>
          </table:table-cell>
          <table:table-cell office:value-type="string">
            <text:p>Xi^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B45]*[.B45]" office:value-type="float" office:value="9">
            <text:p>9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B46]*[.B46]" office:value-type="float" office:value="16">
            <text:p>16</text:p>
          </table:table-cell>
          <table:table-cell office:value-type="string">
            <text:p>Sum(Xi)</text:p>
          </table:table-cell>
          <table:table-cell table:formula="of:=SUM([.B45:.B49])"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B47]*[.B47]" office:value-type="float" office:value="25">
            <text:p>25</text:p>
          </table:table-cell>
          <table:table-cell office:value-type="string">
            <text:p>Sum(Xi^2)</text:p>
          </table:table-cell>
          <table:table-cell table:formula="of:=SUM([.C45:.C49])" office:value-type="float" office:value="135">
            <text:p>13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B48]*[.B48]" office:value-type="float" office:value="36">
            <text:p>36</text:p>
          </table:table-cell>
          <table:table-cell office:value-type="string">
            <text:p>Mean</text:p>
          </table:table-cell>
          <table:table-cell table:formula="of:=[.E46]/[.E45]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B49]*[.B49]" office:value-type="float" office:value="49">
            <text:p>49</text:p>
          </table:table-cell>
          <table:table-cell office:value-type="string">
            <text:p>Variance</text:p>
          </table:table-cell>
          <table:table-cell table:formula="of:=([.E47]/[.E45])-(([.E46]*[.E46])/([.E45]*[.E45]))" office:value-type="float" office:value="2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tandard Score</text:p>
          </table:table-cell>
          <table:table-cell table:formula="of:=([.E52]-[.E53])/[.E54]" office:value-type="float" office:value="-2.12164073550212">
            <text:p>-2,1216407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">
            <text:p>3</text:p>
          </table:table-cell>
          <table:table-cell/>
          <table:table-cell office:value-type="string">
            <text:p>X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office:value-type="string">
            <text:p>Mean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/>
          <table:table-cell office:value-type="string">
            <text:p>St Deviation</text:p>
          </table:table-cell>
          <table:table-cell office:value-type="float" office:value="1.414">
            <text:p>1,414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Standard Score2</text:p>
          </table:table-cell>
          <table:table-cell table:number-columns-repeated="2"/>
          <table:table-cell office:value-type="string">
            <text:p>X</text:p>
          </table:table-cell>
          <table:table-cell office:value-type="float" office:value="5">
            <text:p>5</text:p>
          </table:table-cell>
        </table:table-row>
      </table:table>
      <table:table table:name="Outliers" table:style-name="ta1" table:print="false">
        <table:table-column table:style-name="co11" table:default-cell-style-name="Default"/>
        <table:table-column table:style-name="co1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>
            <text:p>Name</text:p>
          </table:table-cell>
          <table:table-cell office:value-type="string">
            <text:p>Age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">
            <text:p>2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">
            <text:p>23</text:p>
          </table:table-cell>
          <table:table-cell table:number-columns-repeated="3"/>
        </table:table-row>
        <table:table-row table:style-name="ro1">
          <table:table-cell office:value-type="string">
            <text:p>Sum</text:p>
          </table:table-cell>
          <table:table-cell table:formula="of:=SUM([.B3:.B7])" office:value-type="float" office:value="110">
            <text:p>110</text:p>
          </table:table-cell>
          <table:table-cell table:number-columns-repeated="3"/>
        </table:table-row>
        <table:table-row table:style-name="ro1">
          <table:table-cell office:value-type="string">
            <text:p>Mean</text:p>
          </table:table-cell>
          <table:table-cell table:formula="of:=[.B8]/5" office:value-type="float" office:value="22">
            <text:p>22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requency</text:p>
          </table:table-cell>
          <table:table-cell office:value-type="string">
            <text:p>Age</text:p>
          </table:table-cell>
          <table:table-cell office:value-type="string">
            <text:p>Sum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table:formula="of:=[.A12]*[.B12]" office:value-type="float" office:value="38">
            <text:p>3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C12]+[.A13]*[.B13]"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formula="of:=[.C13]+[.A14]*[.B14]" office:value-type="float" office:value="79">
            <text:p>79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formula="of:=[.C14]+[.A15]*[.B15]" office:value-type="float" office:value="145">
            <text:p>145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table:formula="of:=[.C15]+[.A16]*[.B16]" office:value-type="float" office:value="191">
            <text:p>191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table:formula="of:=[.C16]+[.A17]*[.B17]" office:value-type="float" office:value="215">
            <text:p>21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table:formula="of:=[.C17]+[.A18]*[.B18]" office:value-type="float" office:value="240">
            <text:p>240</text:p>
          </table:table-cell>
          <table:table-cell table:number-columns-repeated="2"/>
        </table:table-row>
        <table:table-row table:style-name="ro1">
          <table:table-cell table:formula="of:=SUM([.A12:.A18])" office:value-type="float" office:value="11">
            <text:p>11</text:p>
          </table:table-cell>
          <table:table-cell/>
          <table:table-cell table:formula="of:=[.C18]/[.A19]" office:value-type="float" office:value="21.8181818181818">
            <text:p>21,8181818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Trimmed Mean</text:p>
          </table:table-cell>
          <table:table-cell table:number-columns-repeated="4"/>
        </table:table-row>
        <table:table-row table:style-name="ro1">
          <table:table-cell/>
          <table:table-cell office:value-type="float" office:value="-99">
            <text:p>-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89">
            <text:p>1489</text:p>
          </table:table-cell>
          <table:table-cell table:number-columns-repeated="3"/>
        </table:table-row>
        <table:table-row table:style-name="ro1">
          <table:table-cell office:value-type="string">
            <text:p>Mean</text:p>
          </table:table-cell>
          <table:table-cell table:formula="of:=SUM([.B22:.B26])/5" office:value-type="float" office:value="290.6">
            <text:p>290,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">
            <text:p>33</text:p>
          </table:table-cell>
          <table:table-cell table:number-columns-repeated="3"/>
        </table:table-row>
        <table:table-row table:style-name="ro1">
          <table:table-cell office:value-type="string">
            <text:p>Mean</text:p>
          </table:table-cell>
          <table:table-cell table:formula="of:=SUM([.B28:.B30])/3" office:value-type="float" office:value="21">
            <text:p>2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lternate Formula</text:p>
          </table:table-cell>
          <table:table-cell office:value-type="string">
            <text:p>Xi</text:p>
          </table:table-cell>
          <table:table-cell office:value-type="string">
            <text:p>Xi^2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B34]*[.B34]" office:value-type="float" office:value="9">
            <text:p>9</text:p>
          </table:table-cell>
          <table:table-cell office:value-type="string">
            <text:p>N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B35]*[.B35]" office:value-type="float" office:value="16">
            <text:p>16</text:p>
          </table:table-cell>
          <table:table-cell office:value-type="string">
            <text:p>Sum(Xi)</text:p>
          </table:table-cell>
          <table:table-cell table:formula="of:=SUM([.B34:.B38])"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B36]*[.B36]" office:value-type="float" office:value="25">
            <text:p>25</text:p>
          </table:table-cell>
          <table:table-cell office:value-type="string">
            <text:p>Sum(Xi^2)</text:p>
          </table:table-cell>
          <table:table-cell table:formula="of:=SUM([.C34:.C38])" office:value-type="float" office:value="135">
            <text:p>13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B37]*[.B37]" office:value-type="float" office:value="36">
            <text:p>36</text:p>
          </table:table-cell>
          <table:table-cell office:value-type="string">
            <text:p>Mean</text:p>
          </table:table-cell>
          <table:table-cell table:formula="of:=[.E35]/[.E34]"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B38]*[.B38]" office:value-type="float" office:value="49">
            <text:p>49</text:p>
          </table:table-cell>
          <table:table-cell office:value-type="string">
            <text:p>Variance</text:p>
          </table:table-cell>
          <table:table-cell table:formula="of:=([.E36]/[.E34])-(([.E35]*[.E35])/([.E34]*[.E34]))" office:value-type="float" office:value="2">
            <text:p>2</text:p>
          </table:table-cell>
        </table:table-row>
      </table:table>
      <table:table table:name="Binomial Distribution" table:style-name="ta1" table:print="false">
        <table:table-column table:style-name="co1" table:default-cell-style-name="Default"/>
        <table:table-row table:style-name="ro1">
          <table:table-cell table:formula="of:=9*7*4" office:value-type="float" office:value="252">
            <text:p>252</text:p>
          </table:table-cell>
        </table:table-row>
        <table:table-row table:style-name="ro1">
          <table:table-cell table:formula="of:=125*124*123/6" office:value-type="float" office:value="317750">
            <text:p>317750</text:p>
          </table:table-cell>
        </table:table-row>
        <table:table-row table:style-name="ro1">
          <table:table-cell/>
        </table:table-row>
        <table:table-row table:style-name="ro1">
          <table:table-cell table:formula="of:=POWER(0.5;5)*5" office:value-type="float" office:value="0.15625">
            <text:p>0,15625</text:p>
          </table:table-cell>
        </table:table-row>
        <table:table-row table:style-name="ro1">
          <table:table-cell/>
        </table:table-row>
        <table:table-row table:style-name="ro1">
          <table:table-cell table:formula="of:=POWER(2;5)" office:value-type="float" office:value="32">
            <text:p>32</text:p>
          </table:table-cell>
        </table:table-row>
        <table:table-row table:style-name="ro1">
          <table:table-cell table:formula="of:=10/32" office:value-type="float" office:value="0.3125">
            <text:p>0,3125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formula="of:=0.8*0.2*0.2" office:value-type="float" office:value="0.032">
            <text:p>0,032</text:p>
          </table:table-cell>
        </table:table-row>
        <table:table-row table:style-name="ro1">
          <table:table-cell table:formula="of:=[.A10]*3" office:value-type="float" office:value="0.096">
            <text:p>0,096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formula="of:=0.8*0.8*0.8*0.8*0.2" office:value-type="float" office:value="0.08192">
            <text:p>0,08192</text:p>
          </table:table-cell>
        </table:table-row>
        <table:table-row table:style-name="ro1">
          <table:table-cell table:formula="of:=[.A14]*5" office:value-type="float" office:value="0.4096">
            <text:p>0,4096</text:p>
          </table:table-cell>
        </table:table-row>
        <table:table-row table:style-name="ro1">
          <table:table-cell/>
        </table:table-row>
        <table:table-row table:style-name="ro1">
          <table:table-cell table:formula="of:=0.8*0.8*0.8*0.2*0.2" office:value-type="float" office:value="0.02048">
            <text:p>0,02048</text:p>
          </table:table-cell>
        </table:table-row>
        <table:table-row table:style-name="ro1">
          <table:table-cell table:formula="of:=[.A17]*10" office:value-type="float" office:value="0.2048">
            <text:p>0,2048</text:p>
          </table:table-cell>
        </table:table-row>
        <table:table-row table:style-name="ro1">
          <table:table-cell/>
        </table:table-row>
        <table:table-row table:style-name="ro1">
          <table:table-cell table:formula="of:=POWER(0.8;9)*POWER(0.2;3)" office:value-type="float" office:value="0.001073741824">
            <text:p>0,00107374</text:p>
          </table:table-cell>
        </table:table-row>
        <table:table-row table:style-name="ro1">
          <table:table-cell table:formula="of:=220*[.A20]" office:value-type="float" office:value="0.23622320128">
            <text:p>0,2362232</text:p>
          </table:table-cell>
        </table:table-row>
      </table:table>
      <table:table table:name="Confidence Intervals" table:style-name="ta1" table:print="false"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p(a)</text:p>
          </table:table-cell>
          <table:table-cell table:formula="of:=11/20" office:value-type="float" office:value="0.55">
            <text:p>0,55</text:p>
          </table:table-cell>
          <table:table-cell table:number-columns-repeated="4"/>
        </table:table-row>
        <table:table-row table:style-name="ro1">
          <table:table-cell office:value-type="string">
            <text:p>p(a)</text:p>
          </table:table-cell>
          <table:table-cell table:formula="of:=55/100" office:value-type="float" office:value="0.55">
            <text:p>0,5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table:formula="of:=1/[.A4]" office:value-type="float" office:value="0.01">
            <text:p>0,01</text:p>
          </table:table-cell>
          <table:table-cell table:number-columns-repeated="4"/>
        </table:table-row>
        <table:table-row table:style-name="ro1">
          <table:table-cell/>
          <table:table-cell table:formula="of:=[.B4]*2.5" office:value-type="float" office:value="0.025">
            <text:p>0,025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Var</text:p>
          </table:table-cell>
          <table:table-cell office:value-type="string">
            <text:p>StDev</text:p>
          </table:table-cell>
          <table:table-cell table:number-columns-repeated="4"/>
        </table:table-row>
        <table:table-row table:style-name="ro1">
          <table:table-cell office:value-type="float" office:value="0.25">
            <text:p>0,25</text:p>
          </table:table-cell>
          <table:table-cell table:formula="of:=SQRT([.A8])" office:value-type="float" office:value="0.5">
            <text:p>0,5</text:p>
          </table:table-cell>
          <table:table-cell table:formula="of:=[.B8]*1.96" office:value-type="float" office:value="0.98">
            <text:p>0,98</text:p>
          </table:table-cell>
          <table:table-cell table:number-columns-repeated="3"/>
        </table:table-row>
        <table:table-row table:style-name="ro1">
          <table:table-cell office:value-type="float" office:value="0.125">
            <text:p>0,125</text:p>
          </table:table-cell>
          <table:table-cell table:formula="of:=SQRT([.A9])" office:value-type="float" office:value="0.353553390593274">
            <text:p>0,35355339</text:p>
          </table:table-cell>
          <table:table-cell table:formula="of:=[.B9]*1.96" office:value-type="float" office:value="0.692964645562817">
            <text:p>0,69296465</text:p>
          </table:table-cell>
          <table:table-cell table:number-columns-repeated="3"/>
        </table:table-row>
        <table:table-row table:style-name="ro1">
          <table:table-cell office:value-type="float" office:value="0.025">
            <text:p>0,025</text:p>
          </table:table-cell>
          <table:table-cell table:formula="of:=SQRT([.A10])" office:value-type="float" office:value="0.158113883008419">
            <text:p>0,15811388</text:p>
          </table:table-cell>
          <table:table-cell table:formula="of:=[.B10]*1.96" office:value-type="float" office:value="0.309903210696501">
            <text:p>0,3099032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formula="of:=25*(1/(100*100))" office:value-type="float" office:value="0.0025">
            <text:p>0,0025</text:p>
          </table:table-cell>
          <table:table-cell table:formula="of:=SQRT([.A12])" office:value-type="float" office:value="0.05">
            <text:p>0,05</text:p>
          </table:table-cell>
          <table:table-cell table:formula="of:=1.96*[.B12]" office:value-type="float" office:value="0.098">
            <text:p>0,098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float" office:value="0.1">
            <text:p>0,1</text:p>
          </table:table-cell>
          <table:table-cell office:value-type="string">
            <text:p>StDev</text:p>
          </table:table-cell>
          <table:table-cell office:value-type="string">
            <text:p>CI</text:p>
          </table:table-cell>
          <table:table-cell table:number-columns-repeated="3"/>
        </table:table-row>
        <table:table-row table:style-name="ro1">
          <table:table-cell table:formula="of:=[.A15]-([.A15]*[.A15])" office:value-type="float" office:value="0.09">
            <text:p>0,09</text:p>
          </table:table-cell>
          <table:table-cell table:formula="of:=SQRT([.A16])" office:value-type="float" office:value="0.3">
            <text:p>0,3</text:p>
          </table:table-cell>
          <table:table-cell table:formula="of:=[.B16]*1.96" office:value-type="float" office:value="0.588">
            <text:p>0,58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I</text:p>
          </table:table-cell>
          <table:table-cell table:number-columns-repeated="3"/>
        </table:table-row>
        <table:table-row table:style-name="ro1">
          <table:table-cell office:value-type="string">
            <text:p>P </text:p>
          </table:table-cell>
          <table:table-cell office:value-type="float" office:value="0.1">
            <text:p>0,1</text:p>
          </table:table-cell>
          <table:table-cell table:formula="of:=1.96*((SQRT([.B$19]*(1-[.B$19])))/SQRT([.B20]))" office:value-type="float" office:value="0.588">
            <text:p>0,588</text:p>
          </table:table-cell>
          <table:table-cell office:value-type="string">
            <text:p>Var</text:p>
          </table:table-cell>
          <table:table-cell office:value-type="string">
            <text:p>St Dev</text:p>
          </table:table-cell>
          <table:table-cell office:value-type="string">
            <text:p>CI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1.96*((SQRT([.B$19]*(1-[.B$19])))/SQRT([.B21]))" office:value-type="float" office:value="0.185941926417901">
            <text:p>0,18594193</text:p>
          </table:table-cell>
          <table:table-cell table:formula="of:=[.B$19]-([.B$19]*[.B$19])" office:value-type="float" office:value="0.09">
            <text:p>0,09</text:p>
          </table:table-cell>
          <table:table-cell table:formula="of:=SQRT([.D20])" office:value-type="float" office:value="0.3">
            <text:p>0,3</text:p>
          </table:table-cell>
          <table:table-cell table:formula="of:=(1.96*[.E20])/SQRT([.B20])" office:value-type="float" office:value="0.588">
            <text:p>0,588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1.96*((SQRT([.B$19]*(1-[.B$19])))/SQRT([.B22]))" office:value-type="float" office:value="0.0588">
            <text:p>0,0588</text:p>
          </table:table-cell>
          <table:table-cell table:formula="of:=[.B$19]-([.B$19]*[.B$19])" office:value-type="float" office:value="0.09">
            <text:p>0,09</text:p>
          </table:table-cell>
          <table:table-cell table:formula="of:=SQRT([.D21])" office:value-type="float" office:value="0.3">
            <text:p>0,3</text:p>
          </table:table-cell>
          <table:table-cell table:formula="of:=(1.96*[.E21])/SQRT([.B21])" office:value-type="float" office:value="0.185941926417901">
            <text:p>0,18594193</text:p>
          </table:table-cell>
        </table:table-row>
        <table:table-row table:style-name="ro1">
          <table:table-cell/>
          <table:table-cell office:value-type="float" office:value="100">
            <text:p>100</text:p>
          </table:table-cell>
          <table:table-cell table:formula="of:=1.96*((SQRT([.B$19]*(1-[.B$19])))/SQRT([.B23]))" office:value-type="float" office:value="0">
            <text:p>#DIV/0!</text:p>
          </table:table-cell>
          <table:table-cell table:formula="of:=[.B$19]-([.B$19]*[.B$19])" office:value-type="float" office:value="0.09">
            <text:p>0,09</text:p>
          </table:table-cell>
          <table:table-cell table:formula="of:=SQRT([.D22])" office:value-type="float" office:value="0.3">
            <text:p>0,3</text:p>
          </table:table-cell>
          <table:table-cell table:formula="of:=(1.96*[.E22])/SQRT([.B22])" office:value-type="float" office:value="0.0588">
            <text:p>0,0588</text:p>
          </table:table-cell>
        </table:table-row>
        <table:table-row table:style-name="ro1">
          <table:table-cell/>
          <table:table-cell/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CI Example</text:p>
          </table:table-cell>
          <table:table-cell office:value-type="string">
            <text:p>Mean</text:p>
          </table:table-cell>
          <table:table-cell table:formula="of:=SUM([.B27:.B30])/4" office:value-type="float" office:value="0.75">
            <text:p>0,7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lips</text:p>
          </table:table-cell>
          <table:table-cell/>
          <table:table-cell office:value-type="string">
            <text:p>Xi^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table:formula="of:=[.B27]*[.B27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formula="of:=[.B28]*[.B28]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formula="of:=[.B29]*[.B29]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formula="of:=[.B30]*[.B30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um(Xi)</text:p>
          </table:table-cell>
          <table:table-cell table:formula="of:=SUM([.B27:.B30])" office:value-type="float" office:value="3">
            <text:p>3</text:p>
          </table:table-cell>
          <table:table-cell office:value-type="string">
            <text:p>Sum(Xi^2)</text:p>
          </table:table-cell>
          <table:table-cell table:formula="of:=SUM([.D27:.D30])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Variance</text:p>
          </table:table-cell>
          <table:table-cell table:formula="of:=([.D31]/[.A26])-(([.B31]*[.B31])/([.A26]*[.A26]))" office:value-type="float" office:value="0.1875">
            <text:p>0,1875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CI Example</text:p>
          </table:table-cell>
          <table:table-cell office:value-type="string">
            <text:p>Mean</text:p>
          </table:table-cell>
          <table:table-cell table:formula="of:=[.B46]/[.A35]" office:value-type="float" office:value="0.7">
            <text:p>0,7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lips</text:p>
          </table:table-cell>
          <table:table-cell/>
          <table:table-cell office:value-type="string">
            <text:p>Xi^2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table:formula="of:=[.B36]*[.B36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table:formula="of:=[.B37]*[.B37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table:formula="of:=[.B38]*[.B38]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formula="of:=[.B39]*[.B39]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formula="of:=[.B40]*[.B40]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formula="of:=[.B41]*[.B41]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formula="of:=[.B42]*[.B42]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formula="of:=[.B43]*[.B43]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formula="of:=[.B44]*[.B44]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formula="of:=[.B45]*[.B45]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um(Xi)</text:p>
          </table:table-cell>
          <table:table-cell table:formula="of:=SUM([.B36:.B45])" office:value-type="float" office:value="7">
            <text:p>7</text:p>
          </table:table-cell>
          <table:table-cell office:value-type="string">
            <text:p>Sum(Xi^2)</text:p>
          </table:table-cell>
          <table:table-cell table:formula="of:=SUM([.D36:.D45])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Variance</text:p>
          </table:table-cell>
          <table:table-cell table:formula="of:=([.D46]/[.A35])-(([.D46]*[.D46])/([.A35]*[.A35]))" office:value-type="float" office:value="0.21">
            <text:p>0,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I</text:p>
          </table:table-cell>
          <table:table-cell table:formula="of:=1.96*SQRT([.D47]/[.A35])" office:value-type="float" office:value="0.284030984225313">
            <text:p>0,2840309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Flips</text:p>
          </table:table-cell>
          <table:table-cell office:value-type="string">
            <text:p>Mean</text:p>
          </table:table-cell>
          <table:table-cell table:formula="of:=[.B53]/[.A50]" office:value-type="float" office:value="0.6">
            <text:p>0,6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um(Xi)</text:p>
          </table:table-cell>
          <table:table-cell table:formula="of:=[.A52]*[.B52]" office:value-type="float" office:value="600">
            <text:p>600</text:p>
          </table:table-cell>
          <table:table-cell office:value-type="string">
            <text:p>Sum(Xi^2)</text:p>
          </table:table-cell>
          <table:table-cell table:formula="of:=[.C52]*[.D52]" office:value-type="float" office:value="600">
            <text:p>6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Variance</text:p>
          </table:table-cell>
          <table:table-cell table:formula="of:=([.D53]/[.A50])-(([.B53]*[.B53])/([.A50]*[.A50]))" office:value-type="float" office:value="0.24">
            <text:p>0,2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I</text:p>
          </table:table-cell>
          <table:table-cell table:formula="of:=1.96*SQRT([.D54]/[.A50])" office:value-type="float" office:value="0.0303641894342661">
            <text:p>0,03036419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Quantiles</text:p>
          </table:table-cell>
          <table:table-cell table:number-columns-repeated="5"/>
        </table:table-row>
        <table:table-row table:style-name="ro1">
          <table:table-cell table:formula="of:=2.132*0.219" office:value-type="float" office:value="0.466908">
            <text:p>0,466908</text:p>
          </table:table-cell>
          <table:table-cell table:number-columns-repeated="5"/>
        </table:table-row>
        <table:table-row table:style-name="ro1">
          <table:table-cell table:formula="of:=2/5" office:value-type="float" office:value="0.4">
            <text:p>0,4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>
            <text:p>2treatments</text:p>
          </table:table-cell>
          <table:table-cell table:number-columns-repeated="5"/>
        </table:table-row>
        <table:table-row table:style-name="ro1">
          <table:table-cell office:value-type="string">
            <text:p>Treatment A</text:p>
          </table:table-cell>
          <table:table-cell/>
          <table:table-cell office:value-type="string">
            <text:p>Treatment B</text:p>
          </table:table-cell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office:value-type="float" office:value="10000">
            <text:p>10000</text:p>
          </table:table-cell>
          <table:table-cell office:value-type="string">
            <text:p>N</text:p>
          </table:table-cell>
          <table:table-cell office:value-type="float" office:value="10000">
            <text:p>10000</text:p>
          </table:table-cell>
          <table:table-cell table:number-columns-repeated="2"/>
        </table:table-row>
        <table:table-row table:style-name="ro1">
          <table:table-cell office:value-type="string">
            <text:p>Average</text:p>
          </table:table-cell>
          <table:table-cell office:value-type="float" office:value="10">
            <text:p>10</text:p>
          </table:table-cell>
          <table:table-cell office:value-type="string">
            <text:p>Average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St Dev</text:p>
          </table:table-cell>
          <table:table-cell office:value-type="float" office:value="10">
            <text:p>10</text:p>
          </table:table-cell>
          <table:table-cell office:value-type="string">
            <text:p>St Dev</text:p>
          </table:table-cell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string">
            <text:p>Variance</text:p>
          </table:table-cell>
          <table:table-cell table:formula="of:=[.B65]*[.B65]" office:value-type="float" office:value="100">
            <text:p>100</text:p>
          </table:table-cell>
          <table:table-cell office:value-type="string">
            <text:p>Variance </text:p>
          </table:table-cell>
          <table:table-cell table:formula="of:=[.D65]*[.D65]" office:value-type="float" office:value="400">
            <text:p>400</text:p>
          </table:table-cell>
          <table:table-cell table:number-columns-repeated="2"/>
        </table:table-row>
        <table:table-row table:style-name="ro1">
          <table:table-cell office:value-type="string">
            <text:p>CI</text:p>
          </table:table-cell>
          <table:table-cell table:style-name="ce8" table:formula="of:=1.96*SQRT([.B66]/[.B63])" office:value-type="float" office:value="0.196">
            <text:p>0,196</text:p>
          </table:table-cell>
          <table:table-cell office:value-type="string">
            <text:p>CI</text:p>
          </table:table-cell>
          <table:table-cell table:style-name="ce8" table:formula="of:=1.96*SQRT([.D66]/[.D63])" office:value-type="float" office:value="0.392">
            <text:p>0,39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Hipothesis</text:p>
          </table:table-cell>
          <table:table-cell table:number-columns-repeated="5"/>
        </table:table-row>
        <table:table-row table:style-name="ro2">
          <table:table-cell office:value-type="string">
            <text:p>H0</text:p>
          </table:table-cell>
          <table:table-cell office:value-type="string">
            <text:p><text:span text:style-name="T2">W</text:span>a = <text:span text:style-name="T3">W</text:span>b</text:p>
          </table:table-cell>
          <table:table-cell table:number-columns-repeated="4"/>
        </table:table-row>
        <table:table-row table:style-name="ro2">
          <table:table-cell office:value-type="string">
            <text:p>H1</text:p>
          </table:table-cell>
          <table:table-cell office:value-type="string">
            <text:p><text:span text:style-name="T2">Wb</text:span> &gt; <text:span text:style-name="T3">Wa</text:span>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Averageb – Average A</text:p>
          </table:table-cell>
          <table:table-cell/>
          <table:table-cell table:formula="of:=[.D64]-[.B64]"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St Dev</text:p>
          </table:table-cell>
          <table:table-cell/>
          <table:table-cell table:formula="of:=SQRT(([.D66]/[.D63])+([.B66]/[.B63]))" office:value-type="float" office:value="0.223606797749979">
            <text:p>0,2236068</text:p>
          </table:table-cell>
          <table:table-cell/>
          <table:table-cell table:style-name="ce2" office:value-type="string">
            <text:p>Critical Point</text:p>
          </table:table-cell>
          <table:table-cell/>
        </table:table-row>
        <table:table-row table:style-name="ro1">
          <table:table-cell table:style-name="ce2" office:value-type="string">
            <text:p>Dif(Average/CI)</text:p>
          </table:table-cell>
          <table:table-cell/>
          <table:table-cell table:formula="of:=10/[.C74]" office:value-type="float" office:value="44.7213595499958">
            <text:p>44,72135955</text:p>
          </table:table-cell>
          <table:table-cell office:value-type="string">
            <text:p>&gt;&gt;</text:p>
          </table:table-cell>
          <table:table-cell office:value-type="float" office:value="1.645">
            <text:p>1,645</text:p>
          </table:table-cell>
          <table:table-cell/>
        </table:table-row>
      </table:table>
      <table:table table:name="M3 Homework" table:style-name="ta1" table:print="false">
        <table:table-column table:style-name="co1" table:number-columns-repeated="5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A4]*[.B4]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>
            <text:p>2</text:p>
          </table:table-cell>
          <table:table-cell table:formula="of:=[.A5]*[.B5]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>
            <text:p>3</text:p>
          </table:table-cell>
          <table:table-cell table:formula="of:=[.A6]*[.B6]" office:value-type="float" office:value="9">
            <text:p>9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A7]*[.B7]" office:value-type="float" office:value="8">
            <text:p>8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A8]*[.B8]"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A9]*[.B9]" office:value-type="float" office:value="6">
            <text:p>6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formula="of:=[.A10]*[.B10]" office:value-type="float" office:value="11">
            <text:p>11</text:p>
          </table:table-cell>
          <table:table-cell table:number-columns-repeated="2"/>
        </table:table-row>
        <table:table-row table:style-name="ro1">
          <table:table-cell table:formula="of:=SUM([.A4:.A10])" office:value-type="float" office:value="11">
            <text:p>11</text:p>
          </table:table-cell>
          <table:table-cell/>
          <table:table-cell table:formula="of:=SUM([.C4:.C10])" office:value-type="float" office:value="44">
            <text:p>4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C11]/[.A11]" office:value-type="float" office:value="4">
            <text:p>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Xi</text:p>
          </table:table-cell>
          <table:table-cell office:value-type="string">
            <text:p>Xi^2</text:p>
          </table:table-cell>
          <table:table-cell office:value-type="string">
            <text:p>1.5x</text:p>
          </table:table-cell>
          <table:table-cell office:value-type="string">
            <text:p>Xi^2</text:p>
          </table:table-cell>
        </table:table-row>
        <table:table-row table:style-name="ro1">
          <table:table-cell/>
          <table:table-cell office:value-type="float" office:value="-2.3">
            <text:p>-2,3</text:p>
          </table:table-cell>
          <table:table-cell table:formula="of:=[.B26]*[.B26]" office:value-type="float" office:value="5.29">
            <text:p>5,29</text:p>
          </table:table-cell>
          <table:table-cell table:formula="of:=[.B26]*1.5" office:value-type="float" office:value="-3.45">
            <text:p>-3,45</text:p>
          </table:table-cell>
          <table:table-cell table:formula="of:=[.D26]*[.D26]" office:value-type="float" office:value="11.9025">
            <text:p>11,9025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[.B27]*[.B27]" office:value-type="float" office:value="9">
            <text:p>9</text:p>
          </table:table-cell>
          <table:table-cell table:formula="of:=[.B27]*1.5" office:value-type="float" office:value="4.5">
            <text:p>4,5</text:p>
          </table:table-cell>
          <table:table-cell table:formula="of:=[.D27]*[.D27]" office:value-type="float" office:value="20.25">
            <text:p>20,25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[.B28]*[.B28]" office:value-type="float" office:value="16">
            <text:p>16</text:p>
          </table:table-cell>
          <table:table-cell table:formula="of:=[.B28]*1.5" office:value-type="float" office:value="6">
            <text:p>6</text:p>
          </table:table-cell>
          <table:table-cell table:formula="of:=[.D28]*[.D28]" office:value-type="float" office:value="36">
            <text:p>36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[.B29]*[.B29]" office:value-type="float" office:value="25">
            <text:p>25</text:p>
          </table:table-cell>
          <table:table-cell table:formula="of:=[.B29]*1.5" office:value-type="float" office:value="7.5">
            <text:p>7,5</text:p>
          </table:table-cell>
          <table:table-cell table:formula="of:=[.D29]*[.D29]" office:value-type="float" office:value="56.25">
            <text:p>56,25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[.B30]*[.B30]" office:value-type="float" office:value="36">
            <text:p>36</text:p>
          </table:table-cell>
          <table:table-cell table:formula="of:=[.B30]*1.5" office:value-type="float" office:value="9">
            <text:p>9</text:p>
          </table:table-cell>
          <table:table-cell table:formula="of:=[.D30]*[.D30]" office:value-type="float" office:value="81">
            <text:p>8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[.B31]*[.B31]" office:value-type="float" office:value="49">
            <text:p>49</text:p>
          </table:table-cell>
          <table:table-cell table:formula="of:=[.B31]*1.5" office:value-type="float" office:value="10.5">
            <text:p>10,5</text:p>
          </table:table-cell>
          <table:table-cell table:formula="of:=[.D31]*[.D31]" office:value-type="float" office:value="110.25">
            <text:p>110,25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B32]*[.B32]" office:value-type="float" office:value="144">
            <text:p>144</text:p>
          </table:table-cell>
          <table:table-cell table:formula="of:=[.B32]*1.5" office:value-type="float" office:value="18">
            <text:p>18</text:p>
          </table:table-cell>
          <table:table-cell table:formula="of:=[.D32]*[.D32]" office:value-type="float" office:value="324">
            <text:p>324</text:p>
          </table:table-cell>
        </table:table-row>
        <table:table-row table:style-name="ro1">
          <table:table-cell table:style-name="ce2" office:value-type="string">
            <text:p>Mean</text:p>
          </table:table-cell>
          <table:table-cell table:style-name="ce2" table:formula="of:=SUM([.B26:.B32])/7" office:value-type="float" office:value="4.95714285714286">
            <text:p>4,95714286</text:p>
          </table:table-cell>
          <table:table-cell table:style-name="ce2" office:value-type="string">
            <text:p>Mean</text:p>
          </table:table-cell>
          <table:table-cell table:style-name="ce2" table:formula="of:=SUM([.D26:.D32])/7" office:value-type="float" office:value="7.43571428571429">
            <text:p>7,43571429</text:p>
          </table:table-cell>
          <table:table-cell/>
        </table:table-row>
        <table:table-row table:style-name="ro1">
          <table:table-cell office:value-type="string">
            <text:p>Sum</text:p>
          </table:table-cell>
          <table:table-cell table:formula="of:=SUM([.B26:.B32])" office:value-type="float" office:value="34.7">
            <text:p>34,7</text:p>
          </table:table-cell>
          <table:table-cell table:formula="of:=SUM([.C26:.C32])" office:value-type="float" office:value="284.29">
            <text:p>284,29</text:p>
          </table:table-cell>
          <table:table-cell table:formula="of:=SUM([.D26:.D32])" office:value-type="float" office:value="52.05">
            <text:p>52,05</text:p>
          </table:table-cell>
          <table:table-cell table:formula="of:=SUM([.E26:.E32])" office:value-type="float" office:value="639.6525">
            <text:p>639,652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Variance 1</text:p>
          </table:table-cell>
          <table:table-cell table:formula="of:=([.C34]/7)-(([.B34]*[.B34])/49)" office:value-type="float" office:value="16.0395918367347">
            <text:p>16,03959184</text:p>
          </table:table-cell>
          <table:table-cell table:number-columns-repeated="3"/>
        </table:table-row>
        <table:table-row table:style-name="ro1">
          <table:table-cell office:value-type="string">
            <text:p>Variance 1.5</text:p>
          </table:table-cell>
          <table:table-cell table:formula="of:=([.E34]/7)-(([.D34]*[.D34])/49)" office:value-type="float" office:value="36.0890816326531">
            <text:p>36,0890816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SS9</text:p>
          </table:table-cell>
          <table:table-cell table:formula="of:=(9-[.B33])/SQRT([.B36])" office:value-type="float" office:value="1.00946610060989">
            <text:p>1,0094661</text:p>
          </table:table-cell>
          <table:table-cell table:number-columns-repeated="3"/>
        </table:table-row>
        <table:table-row table:style-name="ro1">
          <table:table-cell office:value-type="string">
            <text:p>SS13.5</text:p>
          </table:table-cell>
          <table:table-cell table:formula="of:=(13.5-[.D33])/SQRT([.B37])" office:value-type="float" office:value="1.00946610060989">
            <text:p>1,0094661</text:p>
          </table:table-cell>
          <table:table-cell table:number-columns-repeated="3"/>
        </table:table-row>
      </table:table>
      <table:table table:name="Normal Distribution" table:style-name="ta1" table:print="false">
        <table:table-column table:style-name="co13" table:default-cell-style-name="Default"/>
        <table:table-row table:style-name="ro1">
          <table:table-cell office:value-type="float" office:value="10">
            <text:p>10</text:p>
          </table:table-cell>
        </table:table-row>
        <table:table-row table:style-name="ro1">
          <table:table-cell table:formula="of:=-0.5*(([.A1]-10)*([.A1]-10))" office:value-type="float" office:value="-0">
            <text:p>0</text:p>
          </table:table-cell>
        </table:table-row>
        <table:table-row table:style-name="ro1">
          <table:table-cell table:formula="of:=EXP([.A2])" office:value-type="float" office:value="1">
            <text:p>1</text:p>
          </table:table-cell>
        </table:table-row>
        <table:table-row table:style-name="ro1">
          <table:table-cell/>
        </table:table-row>
        <table:table-row table:style-name="ro1">
          <table:table-cell office:value-type="float" office:value="-10">
            <text:p>-10</text:p>
          </table:table-cell>
        </table:table-row>
        <table:table-row table:style-name="ro1">
          <table:table-cell table:formula="of:=EXP([.A5])" office:value-type="float" office:value="0.0000453999297624849">
            <text:p>0,0000454</text:p>
          </table:table-cell>
        </table:table-row>
      </table:table>
      <table:table table:name="Manipulating Normal Distribution" table:style-name="ta1" table:print="false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X+2</text:p>
          </table:table-cell>
          <table:table-cell office:value-type="string">
            <text:p>2*X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B4]+2" office:value-type="float" office:value="12">
            <text:p>12</text:p>
          </table:table-cell>
          <table:table-cell table:formula="of:=[.B4]*2"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B5]+2" office:value-type="float" office:value="14">
            <text:p>14</text:p>
          </table:table-cell>
          <table:table-cell table:formula="of:=[.B5]*2" office:value-type="float" office:value="24">
            <text:p>24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[.B6]+2" office:value-type="float" office:value="13">
            <text:p>13</text:p>
          </table:table-cell>
          <table:table-cell table:formula="of:=[.B6]*2" office:value-type="float" office:value="22">
            <text:p>22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[.B7]+2" office:value-type="float" office:value="12">
            <text:p>12</text:p>
          </table:table-cell>
          <table:table-cell table:formula="of:=[.B7]*2" office:value-type="float" office:value="20">
            <text:p>20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[.B8]+2" office:value-type="float" office:value="16">
            <text:p>16</text:p>
          </table:table-cell>
          <table:table-cell table:formula="of:=[.B8]*2" office:value-type="float" office:value="28">
            <text:p>28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[.B9]+2" office:value-type="float" office:value="14">
            <text:p>14</text:p>
          </table:table-cell>
          <table:table-cell table:formula="of:=[.B9]*2" office:value-type="float" office:value="24">
            <text:p>24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[.B10]+2" office:value-type="float" office:value="20">
            <text:p>20</text:p>
          </table:table-cell>
          <table:table-cell table:formula="of:=[.B10]*2" office:value-type="float" office:value="36">
            <text:p>36</text:p>
          </table:table-cell>
        </table:table-row>
        <table:table-row table:style-name="ro1">
          <table:table-cell office:value-type="string">
            <text:p>Média</text:p>
          </table:table-cell>
          <table:table-cell table:formula="of:=SUM([.B4:.B10])/7" office:value-type="float" office:value="12.4285714285714">
            <text:p>12,42857143</text:p>
          </table:table-cell>
          <table:table-cell table:formula="of:=SUM([.C4:.C10])/7" office:value-type="float" office:value="14.4285714285714">
            <text:p>14,42857143</text:p>
          </table:table-cell>
          <table:table-cell table:formula="of:=SUM([.D4:.D10])/7" office:value-type="float" office:value="24.8571428571429">
            <text:p>24,85714286</text:p>
          </table:table-cell>
        </table:table-row>
        <table:table-row table:style-name="ro1">
          <table:table-cell office:value-type="string">
            <text:p>Soma</text:p>
          </table:table-cell>
          <table:table-cell table:formula="of:=SUM([.B4:.B10])" office:value-type="float" office:value="87">
            <text:p>87</text:p>
          </table:table-cell>
          <table:table-cell table:formula="of:=SUM([.C4:.C10])" office:value-type="float" office:value="101">
            <text:p>101</text:p>
          </table:table-cell>
          <table:table-cell table:formula="of:=SUM([.D4:.D10])" office:value-type="float" office:value="174">
            <text:p>174</text:p>
          </table:table-cell>
        </table:table-row>
        <table:table-row table:style-name="ro1">
          <table:table-cell office:value-type="string">
            <text:p>SomaQuad</text:p>
          </table:table-cell>
          <table:table-cell table:formula="of:=SUMSQ([.B4:.B10])" office:value-type="float" office:value="1129">
            <text:p>1129</text:p>
          </table:table-cell>
          <table:table-cell table:formula="of:=SUMSQ([.C4:.C10])" office:value-type="float" office:value="1505">
            <text:p>1505</text:p>
          </table:table-cell>
          <table:table-cell table:formula="of:=SUMSQ([.D4:.D10])" office:value-type="float" office:value="4516">
            <text:p>4516</text:p>
          </table:table-cell>
        </table:table-row>
        <table:table-row table:style-name="ro1">
          <table:table-cell office:value-type="string">
            <text:p>Variância</text:p>
          </table:table-cell>
          <table:table-cell table:formula="of:=([.B13]/7)-(([.B12]*[.B12])/49)" office:value-type="float" office:value="6.81632653061223">
            <text:p>6,81632653</text:p>
          </table:table-cell>
          <table:table-cell table:formula="of:=([.C13]/7)-(([.C12]*[.C12])/49)" office:value-type="float" office:value="6.81632653061226">
            <text:p>6,81632653</text:p>
          </table:table-cell>
          <table:table-cell table:formula="of:=([.D13]/7)-(([.D12]*[.D12])/49)" office:value-type="float" office:value="27.2653061224489">
            <text:p>27,26530612</text:p>
          </table:table-cell>
        </table:table-row>
        <table:table-row table:style-name="ro1">
          <table:table-cell office:value-type="string">
            <text:p>DesvPadr</text:p>
          </table:table-cell>
          <table:table-cell table:formula="of:=SQRT([.B14])" office:value-type="float" office:value="2.61080955464243">
            <text:p>2,61080955</text:p>
          </table:table-cell>
          <table:table-cell table:formula="of:=SQRT([.C14])" office:value-type="float" office:value="2.61080955464244">
            <text:p>2,61080955</text:p>
          </table:table-cell>
          <table:table-cell table:formula="of:=SQRT([.D14])" office:value-type="float" office:value="5.22161910928487">
            <text:p>5,22161911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/>
          <table:table-cell table:formula="of:=5/3" office:value-type="float" office:value="1.66666666666667">
            <text:p>1,6666666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formula="of:=SQRT(200)" office:value-type="float" office:value="14.142135623731">
            <text:p>14,14213562</text:p>
          </table:table-cell>
          <table:table-cell table:number-columns-repeated="2"/>
        </table:table-row>
      </table:table>
      <table:table table:name="Better than Average" table:style-name="ta1" table:print="false">
        <table:table-column table:style-name="co14" table:default-cell-style-name="Default"/>
        <table:table-column table:style-name="co1" table:default-cell-style-name="Default"/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/>
        </table:table-row>
        <table:table-row table:style-name="ro1">
          <table:table-cell table:formula="of:=SUM([.A1:.A20])/20" office:value-type="float" office:value="4.95">
            <text:p>4,95</text:p>
          </table:table-cell>
          <table:table-cell/>
        </table:table-row>
        <table:table-row table:style-name="ro1">
          <table:table-cell/>
          <table:table-cell table:formula="of:=19/20" office:value-type="float" office:value="0.95">
            <text:p>0,95</text:p>
          </table:table-cell>
        </table:table-row>
      </table:table>
      <table:table table:name="Hypothesis Test" table:style-name="ta1" table:print="false">
        <table:table-column table:style-name="co1" table:number-columns-repeated="8" table:default-cell-style-name="Default"/>
        <table:table-row table:style-name="ro1">
          <table:table-cell/>
          <table:table-cell table:formula="of:=[.B2]/([.B2]+[.B3])" office:value-type="float" office:value="0.733333333333333">
            <text:p>0,73333333</text:p>
          </table:table-cell>
          <table:table-cell table:number-columns-repeated="6"/>
        </table:table-row>
        <table:table-row table:style-name="ro1">
          <table:table-cell office:value-type="string">
            <text:p>Yes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 office:value-type="string">
            <text:p>No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N</text:p>
          </table:table-cell>
          <table:table-cell office:value-type="string">
            <text:p>K</text:p>
          </table:table-cell>
          <table:table-cell office:value-type="string">
            <text:p>Kint</text:p>
          </table:table-cell>
          <table:table-cell office:value-type="string">
            <text:p>N!/K!(N-K)!</text:p>
          </table:table-cell>
          <table:table-cell office:value-type="string">
            <text:p>p^k</text:p>
          </table:table-cell>
          <table:table-cell office:value-type="string">
            <text:p>(1-p)^(n-k)</text:p>
          </table:table-cell>
          <table:table-cell office:value-type="string">
            <text:p>Binomial</text:p>
          </table:table-cell>
          <table:table-cell office:value-type="string">
            <text:p>Sebastian´s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formula="of:=ROUND([.B5];0)" office:value-type="float" office:value="0">
            <text:p>0</text:p>
          </table:table-cell>
          <table:table-cell table:formula="of:=FACT([.A5])/(FACT([.C5])*FACT([.A5]-[.C5]))" office:value-type="float" office:value="1">
            <text:p>1</text:p>
          </table:table-cell>
          <table:table-cell table:number-columns-repeated="3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6"/>
          <table:table-cell office:value-type="float" office:value="0.0002">
            <text:p>0,000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number-columns-repeated="6"/>
          <table:table-cell office:value-type="float" office:value="0.001">
            <text:p>0,00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number-columns-repeated="6"/>
          <table:table-cell office:value-type="float" office:value="0.01">
            <text:p>0,0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6"/>
          <table:table-cell office:value-type="float" office:value="0.04">
            <text:p>0,0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6"/>
          <table:table-cell office:value-type="float" office:value="0.12">
            <text:p>0,12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6"/>
          <table:table-cell office:value-type="float" office:value="0.27">
            <text:p>0,2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6"/>
          <table:table-cell office:value-type="float" office:value="0.34">
            <text:p>0,3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6"/>
          <table:table-cell office:value-type="float" office:value="0.2">
            <text:p>0,2</text:p>
          </table:table-cell>
        </table:table-row>
        <table:table-row table:style-name="ro1">
          <table:table-cell table:number-columns-repeated="7"/>
          <table:table-cell table:formula="of:=SUM([.H13:.H20])" office:value-type="float" office:value="0.9812">
            <text:p>0,9812</text:p>
          </table:table-cell>
        </table:table-row>
        <table:table-row table:style-name="ro1">
          <table:table-cell office:value-type="string">
            <text:p>Magic Coin</text:p>
          </table:table-cell>
          <table:table-cell table:number-columns-repeated="7"/>
        </table:table-row>
        <table:table-row table:style-name="ro1">
          <table:table-cell office:value-type="string">
            <text:p>H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N</text:p>
          </table:table-cell>
          <table:table-cell office:value-type="float" office:value="11">
            <text:p>11</text:p>
          </table:table-cell>
          <table:table-cell table:number-columns-repeated="6"/>
        </table:table-row>
        <table:table-row table:style-name="ro1">
          <table:table-cell/>
          <table:table-cell table:formula="of:=[.B23]/[.B24]" office:value-type="float" office:value="0.454545454545455">
            <text:p>0,4545454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9" office:value-type="string">
            <text:p>N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table:style-name="ce9" office:value-type="string">
            <text:p>P</text:p>
          </table:table-cell>
          <table:table-cell office:value-type="float" office:value="0.8">
            <text:p>0,8</text:p>
          </table:table-cell>
          <table:table-cell table:number-columns-repeated="6"/>
        </table:table-row>
        <table:table-row table:style-name="ro2">
          <table:table-cell table:style-name="ce9" office:value-type="string">
            <text:p><text:span text:style-name="T1">¬</text:span>P</text:p>
          </table:table-cell>
          <table:table-cell table:formula="of:=1-[.B28]" office:value-type="float" office:value="0.2">
            <text:p>0,2</text:p>
          </table:table-cell>
          <table:table-cell table:number-columns-repeated="6"/>
        </table:table-row>
        <table:table-row table:style-name="ro1">
          <table:table-cell table:style-name="ce9" office:value-type="string">
            <text:p>K</text:p>
          </table:table-cell>
          <table:table-cell table:style-name="ce9" office:value-type="string">
            <text:p>N!/K!(N-K)!</text:p>
          </table:table-cell>
          <table:table-cell table:style-name="ce9" office:value-type="string">
            <text:p>p^k</text:p>
          </table:table-cell>
          <table:table-cell table:style-name="ce9" office:value-type="string">
            <text:p>(1-p)^(n-k)</text:p>
          </table:table-cell>
          <table:table-cell table:style-name="ce9" office:value-type="string">
            <text:p>Binomial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table:formula="of:=FACT([.$B$27])/(FACT([.$A31])*FACT([.$B$27]-[.$A31]))" office:value-type="float" office:value="1">
            <text:p>1</text:p>
          </table:table-cell>
          <table:table-cell table:formula="of:=POWER([.$B$28];[.$A31])" office:value-type="float" office:value="1">
            <text:p>1</text:p>
          </table:table-cell>
          <table:table-cell table:formula="of:=POWER([.$B$29];[.$B$27]-[.$A31])" office:value-type="float" office:value="0.0000001024">
            <text:p>0,0000001</text:p>
          </table:table-cell>
          <table:table-cell table:style-name="ce8" table:formula="of:=[.B31]*[.C31]*[.D31]" office:value-type="float" office:value="0.0000001024">
            <text:p>0,000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FACT([.$B$27])/(FACT([.$A32])*FACT([.$B$27]-[.$A32]))" office:value-type="float" office:value="10">
            <text:p>10</text:p>
          </table:table-cell>
          <table:table-cell table:formula="of:=POWER([.$B$28];[.$A32])" office:value-type="float" office:value="0.8">
            <text:p>0,8</text:p>
          </table:table-cell>
          <table:table-cell table:formula="of:=POWER([.$B$29];[.$B$27]-[.$A32])" office:value-type="float" office:value="0.000000511999999999999">
            <text:p>0,00000051</text:p>
          </table:table-cell>
          <table:table-cell table:style-name="ce8" table:formula="of:=[.B32]*[.C32]*[.D32]" office:value-type="float" office:value="0.00000409599999999999">
            <text:p>0,00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FACT([.$B$27])/(FACT([.$A33])*FACT([.$B$27]-[.$A33]))" office:value-type="float" office:value="45">
            <text:p>45</text:p>
          </table:table-cell>
          <table:table-cell table:formula="of:=POWER([.$B$28];[.$A33])" office:value-type="float" office:value="0.64">
            <text:p>0,64</text:p>
          </table:table-cell>
          <table:table-cell table:formula="of:=POWER([.$B$29];[.$B$27]-[.$A33])" office:value-type="float" office:value="0.00000256">
            <text:p>0,00000256</text:p>
          </table:table-cell>
          <table:table-cell table:style-name="ce8" table:formula="of:=[.B33]*[.C33]*[.D33]" office:value-type="float" office:value="0.0000737279999999999">
            <text:p>0,000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FACT([.$B$27])/(FACT([.$A34])*FACT([.$B$27]-[.$A34]))" office:value-type="float" office:value="120">
            <text:p>120</text:p>
          </table:table-cell>
          <table:table-cell table:formula="of:=POWER([.$B$28];[.$A34])" office:value-type="float" office:value="0.512">
            <text:p>0,512</text:p>
          </table:table-cell>
          <table:table-cell table:formula="of:=POWER([.$B$29];[.$B$27]-[.$A34])" office:value-type="float" office:value="0.0000128">
            <text:p>0,0000128</text:p>
          </table:table-cell>
          <table:table-cell table:style-name="ce8" table:formula="of:=[.B34]*[.C34]*[.D34]" office:value-type="float" office:value="0.000786431999999999">
            <text:p>0,00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FACT([.$B$27])/(FACT([.$A35])*FACT([.$B$27]-[.$A35]))" office:value-type="float" office:value="210">
            <text:p>210</text:p>
          </table:table-cell>
          <table:table-cell table:formula="of:=POWER([.$B$28];[.$A35])" office:value-type="float" office:value="0.4096">
            <text:p>0,4096</text:p>
          </table:table-cell>
          <table:table-cell table:formula="of:=POWER([.$B$29];[.$B$27]-[.$A35])" office:value-type="float" office:value="0.0000639999999999999">
            <text:p>0,000064</text:p>
          </table:table-cell>
          <table:table-cell table:style-name="ce8" table:formula="of:=[.B35]*[.C35]*[.D35]" office:value-type="float" office:value="0.00550502399999999">
            <text:p>0,006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FACT([.$B$27])/(FACT([.$A36])*FACT([.$B$27]-[.$A36]))" office:value-type="float" office:value="252">
            <text:p>252</text:p>
          </table:table-cell>
          <table:table-cell table:formula="of:=POWER([.$B$28];[.$A36])" office:value-type="float" office:value="0.32768">
            <text:p>0,32768</text:p>
          </table:table-cell>
          <table:table-cell table:formula="of:=POWER([.$B$29];[.$B$27]-[.$A36])" office:value-type="float" office:value="0.00032">
            <text:p>0,00032</text:p>
          </table:table-cell>
          <table:table-cell table:style-name="ce8" table:formula="of:=[.B36]*[.C36]*[.D36]" office:value-type="float" office:value="0.0264241152">
            <text:p>0,026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FACT([.$B$27])/(FACT([.$A37])*FACT([.$B$27]-[.$A37]))" office:value-type="float" office:value="210">
            <text:p>210</text:p>
          </table:table-cell>
          <table:table-cell table:formula="of:=POWER([.$B$28];[.$A37])" office:value-type="float" office:value="0.262144">
            <text:p>0,262144</text:p>
          </table:table-cell>
          <table:table-cell table:formula="of:=POWER([.$B$29];[.$B$27]-[.$A37])" office:value-type="float" office:value="0.0016">
            <text:p>0,0016</text:p>
          </table:table-cell>
          <table:table-cell table:style-name="ce8" table:formula="of:=[.B37]*[.C37]*[.D37]" office:value-type="float" office:value="0.088080384">
            <text:p>0,08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FACT([.$B$27])/(FACT([.$A38])*FACT([.$B$27]-[.$A38]))" office:value-type="float" office:value="120">
            <text:p>120</text:p>
          </table:table-cell>
          <table:table-cell table:formula="of:=POWER([.$B$28];[.$A38])" office:value-type="float" office:value="0.2097152">
            <text:p>0,2097152</text:p>
          </table:table-cell>
          <table:table-cell table:formula="of:=POWER([.$B$29];[.$B$27]-[.$A38])" office:value-type="float" office:value="0.008">
            <text:p>0,008</text:p>
          </table:table-cell>
          <table:table-cell table:style-name="ce8" table:formula="of:=[.B38]*[.C38]*[.D38]" office:value-type="float" office:value="0.201326592">
            <text:p>0,201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FACT([.$B$27])/(FACT([.$A39])*FACT([.$B$27]-[.$A39]))" office:value-type="float" office:value="45">
            <text:p>45</text:p>
          </table:table-cell>
          <table:table-cell table:formula="of:=POWER([.$B$28];[.$A39])" office:value-type="float" office:value="0.16777216">
            <text:p>0,16777216</text:p>
          </table:table-cell>
          <table:table-cell table:formula="of:=POWER([.$B$29];[.$B$27]-[.$A39])" office:value-type="float" office:value="0.04">
            <text:p>0,04</text:p>
          </table:table-cell>
          <table:table-cell table:style-name="ce8" table:formula="of:=[.B39]*[.C39]*[.D39]" office:value-type="float" office:value="0.301989888">
            <text:p>0,302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FACT([.$B$27])/(FACT([.$A40])*FACT([.$B$27]-[.$A40]))" office:value-type="float" office:value="10">
            <text:p>10</text:p>
          </table:table-cell>
          <table:table-cell table:formula="of:=POWER([.$B$28];[.$A40])" office:value-type="float" office:value="0.134217728">
            <text:p>0,13421773</text:p>
          </table:table-cell>
          <table:table-cell table:formula="of:=POWER([.$B$29];[.$B$27]-[.$A40])" office:value-type="float" office:value="0.2">
            <text:p>0,2</text:p>
          </table:table-cell>
          <table:table-cell table:style-name="ce8" table:formula="of:=[.B40]*[.C40]*[.D40]" office:value-type="float" office:value="0.268435456">
            <text:p>0,26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FACT([.$B$27])/(FACT([.$A41])*FACT([.$B$27]-[.$A41]))" office:value-type="float" office:value="1">
            <text:p>1</text:p>
          </table:table-cell>
          <table:table-cell table:formula="of:=POWER([.$B$28];[.$A41])" office:value-type="float" office:value="0.1073741824">
            <text:p>0,10737418</text:p>
          </table:table-cell>
          <table:table-cell table:formula="of:=POWER([.$B$29];[.$B$27]-[.$A41])" office:value-type="float" office:value="1">
            <text:p>1</text:p>
          </table:table-cell>
          <table:table-cell table:style-name="ce8" table:formula="of:=[.B41]*[.C41]*[.D41]" office:value-type="float" office:value="0.1073741824">
            <text:p>0,107</text:p>
          </table:table-cell>
          <table:table-cell table:number-columns-repeated="3"/>
        </table:table-row>
        <table:table-row table:style-name="ro1">
          <table:table-cell table:formula="of:=202.5-1.916" office:value-type="float" office:value="200.584">
            <text:p>200,584</text:p>
          </table:table-cell>
          <table:table-cell table:number-columns-repeated="3"/>
          <table:table-cell table:formula="of:=SUM([.E31:.E41])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style-name="ce9" office:value-type="string">
            <text:p>Dance Club</text:p>
          </table:table-cell>
          <table:table-cell table:style-name="ce2" table:number-columns-repeated="3"/>
          <table:table-cell table:number-columns-repeated="4"/>
        </table:table-row>
        <table:table-row table:style-name="ro1">
          <table:table-cell table:style-name="ce9" office:value-type="string">
            <text:p>n </text:p>
          </table:table-cell>
          <table:table-cell table:style-name="ce9" office:value-type="string">
            <text:p>Age</text:p>
          </table:table-cell>
          <table:table-cell table:style-name="ce9" office:value-type="string">
            <text:p>n*Age</text:p>
          </table:table-cell>
          <table:table-cell table:style-name="ce9" office:value-type="string">
            <text:p>n*Age^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table:formula="of:=[.A46]*[.B46]" office:value-type="float" office:value="84">
            <text:p>84</text:p>
          </table:table-cell>
          <table:table-cell table:formula="of:=[.A46]*([.B46]*[.B46])" office:value-type="float" office:value="1764">
            <text:p>176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table:formula="of:=[.A47]*[.B47]" office:value-type="float" office:value="144">
            <text:p>144</text:p>
          </table:table-cell>
          <table:table-cell table:formula="of:=[.A47]*([.B47]*[.B47])" office:value-type="float" office:value="3456">
            <text:p>3456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table:formula="of:=[.A48]*[.B48]" office:value-type="float" office:value="182">
            <text:p>182</text:p>
          </table:table-cell>
          <table:table-cell table:formula="of:=[.A48]*([.B48]*[.B48])" office:value-type="float" office:value="4732">
            <text:p>473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">
            <text:p>29</text:p>
          </table:table-cell>
          <table:table-cell table:formula="of:=[.A49]*[.B49]" office:value-type="float" office:value="319">
            <text:p>319</text:p>
          </table:table-cell>
          <table:table-cell table:formula="of:=[.A49]*([.B49]*[.B49])" office:value-type="float" office:value="9251">
            <text:p>925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table:formula="of:=[.A50]*[.B50]" office:value-type="float" office:value="80">
            <text:p>80</text:p>
          </table:table-cell>
          <table:table-cell table:formula="of:=[.A50]*([.B50]*[.B50])" office:value-type="float" office:value="3200">
            <text:p>3200</text:p>
          </table:table-cell>
          <table:table-cell table:number-columns-repeated="4"/>
        </table:table-row>
        <table:table-row table:style-name="ro1">
          <table:table-cell table:formula="of:=SUM([.A46:.A50])" office:value-type="float" office:value="30">
            <text:p>30</text:p>
          </table:table-cell>
          <table:table-cell/>
          <table:table-cell table:formula="of:=SUM([.C46:.C50])" office:value-type="float" office:value="809">
            <text:p>809</text:p>
          </table:table-cell>
          <table:table-cell table:formula="of:=SUM([.D46:.D50])" office:value-type="float" office:value="22403">
            <text:p>22403</text:p>
          </table:table-cell>
          <table:table-cell table:number-columns-repeated="4"/>
        </table:table-row>
        <table:table-row table:style-name="ro1">
          <table:table-cell table:style-name="ce9" office:value-type="string">
            <text:p>Mean</text:p>
          </table:table-cell>
          <table:table-cell table:style-name="ce10" table:formula="of:=[.C51]/[.A51]" office:value-type="float" office:value="26.9666666666667">
            <text:p>26,97</text:p>
          </table:table-cell>
          <table:table-cell table:number-columns-repeated="6"/>
        </table:table-row>
        <table:table-row table:style-name="ro1">
          <table:table-cell table:style-name="ce9" office:value-type="string">
            <text:p>Variance</text:p>
          </table:table-cell>
          <table:table-cell table:style-name="ce10" table:formula="of:=([.D51]/[.A51])-(([.C51]*[.C51])/([.A51]*[.A51]))" office:value-type="float" office:value="19.5655555555555">
            <text:p>19,57</text:p>
          </table:table-cell>
          <table:table-cell table:number-columns-repeated="6"/>
        </table:table-row>
        <table:table-row table:style-name="ro1">
          <table:table-cell table:style-name="ce9" office:value-type="string">
            <text:p>a</text:p>
          </table:table-cell>
          <table:table-cell office:value-type="float" office:value="1.96">
            <text:p>1,96</text:p>
          </table:table-cell>
          <table:table-cell table:number-columns-repeated="6"/>
        </table:table-row>
        <table:table-row table:style-name="ro2">
          <table:table-cell table:style-name="ce9" office:value-type="string">
            <text:p>CI (<text:span text:style-name="T1">±)</text:span></text:p>
          </table:table-cell>
          <table:table-cell table:style-name="ce10" table:formula="of:=[.B54]*SQRT([.B53]/[.A51])" office:value-type="float" office:value="1.58285647088023">
            <text:p>1,58</text:p>
          </table:table-cell>
          <table:table-cell table:number-columns-repeated="6"/>
        </table:table-row>
      </table:table>
      <table:table table:name="M5 Inference" table:style-name="ta1" table:print="false">
        <table:table-column table:style-name="co1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Question1</text:p>
          </table:table-cell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office:value-type="float" office:value="100">
            <text:p>100</text:p>
          </table:table-cell>
          <table:table-cell office:value-type="string">
            <text:p>X</text:p>
          </table:table-cell>
          <table:table-cell office:value-type="string">
            <text:p>X^X</text:p>
          </table:table-cell>
        </table:table-row>
        <table:table-row table:style-name="ro1">
          <table:table-cell office:value-type="string">
            <text:p>Candidate A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andidate B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ean</text:p>
          </table:table-cell>
          <table:table-cell table:formula="of:=55" office:value-type="float" office:value="55">
            <text:p>55</text:p>
          </table:table-cell>
          <table:table-cell table:number-columns-repeated="2" office:value-type="float" office:value="55">
            <text:p>55</text:p>
          </table:table-cell>
        </table:table-row>
        <table:table-row table:style-name="ro1">
          <table:table-cell office:value-type="string">
            <text:p>Variance</text:p>
          </table:table-cell>
          <table:table-cell table:formula="of:=(55/100)-((55*55)/10000)" office:value-type="float" office:value="0.2475">
            <text:p>0,2475</text:p>
          </table:table-cell>
          <table:table-cell table:number-columns-repeated="2"/>
        </table:table-row>
        <table:table-row table:style-name="ro1">
          <table:table-cell office:value-type="string">
            <text:p>CI</text:p>
          </table:table-cell>
          <table:table-cell table:formula="of:=1.96*SQRT([.B6]/100)" office:value-type="float" office:value="0.0975087688364488">
            <text:p>0,09750877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Question2</text:p>
          </table:table-cell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office:value-type="float" office:value="100">
            <text:p>100</text:p>
          </table:table-cell>
          <table:table-cell office:value-type="string">
            <text:p>X</text:p>
          </table:table-cell>
          <table:table-cell office:value-type="string">
            <text:p>X^X</text:p>
          </table:table-cell>
        </table:table-row>
        <table:table-row table:style-name="ro1">
          <table:table-cell office:value-type="string">
            <text:p>Candidate A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andidate B</text:p>
          </table:table-cell>
          <table:table-cell office:value-type="float" office:value="45">
            <text:p>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ean</text:p>
          </table:table-cell>
          <table:table-cell table:formula="of:=55" office:value-type="float" office:value="55">
            <text:p>55</text:p>
          </table:table-cell>
          <table:table-cell table:number-columns-repeated="2" office:value-type="float" office:value="55">
            <text:p>55</text:p>
          </table:table-cell>
        </table:table-row>
        <table:table-row table:style-name="ro1">
          <table:table-cell office:value-type="string">
            <text:p>Variance</text:p>
          </table:table-cell>
          <table:table-cell table:formula="of:=(55/100)-((55*55)/10000)" office:value-type="float" office:value="0.2475">
            <text:p>0,2475</text:p>
          </table:table-cell>
          <table:table-cell table:number-columns-repeated="2"/>
        </table:table-row>
        <table:table-row table:style-name="ro1">
          <table:table-cell office:value-type="string">
            <text:p>CI</text:p>
          </table:table-cell>
          <table:table-cell table:formula="of:=1.96*SQRT([.B14]/100)" office:value-type="float" office:value="0.0975087688364488">
            <text:p>0,09750877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Question3</text:p>
          </table:table-cell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office:value-type="float" office:value="381">
            <text:p>381</text:p>
          </table:table-cell>
          <table:table-cell office:value-type="string">
            <text:p>X</text:p>
          </table:table-cell>
          <table:table-cell office:value-type="string">
            <text:p>X^X</text:p>
          </table:table-cell>
        </table:table-row>
        <table:table-row table:style-name="ro1">
          <table:table-cell office:value-type="string">
            <text:p>Candidate A</text:p>
          </table:table-cell>
          <table:table-cell office:value-type="float" office:value="0.55">
            <text:p>0,5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Candidate B</text:p>
          </table:table-cell>
          <table:table-cell office:value-type="float" office:value="0.45">
            <text:p>0,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Mean</text:p>
          </table:table-cell>
          <table:table-cell table:formula="of:=55" office:value-type="float" office:value="55">
            <text:p>55</text:p>
          </table:table-cell>
          <table:table-cell table:formula="of:=[.C20]*[.B20]*[.B19]" office:value-type="float" office:value="209.55">
            <text:p>209,55</text:p>
          </table:table-cell>
          <table:table-cell table:formula="of:=[.D20]*[.B20]*[.B19]" office:value-type="float" office:value="209.55">
            <text:p>209,55</text:p>
          </table:table-cell>
        </table:table-row>
        <table:table-row table:style-name="ro1">
          <table:table-cell office:value-type="string">
            <text:p>Variance</text:p>
          </table:table-cell>
          <table:table-cell table:formula="of:=([.D22]/[.B19])-(([.C22]*[.C22])/([.B19]*[.B19]))" office:value-type="float" office:value="0.2475">
            <text:p>0,2475</text:p>
          </table:table-cell>
          <table:table-cell table:number-columns-repeated="2"/>
        </table:table-row>
        <table:table-row table:style-name="ro1">
          <table:table-cell office:value-type="string">
            <text:p>CI</text:p>
          </table:table-cell>
          <table:table-cell table:style-name="ce11" table:formula="of:=1.96*SQRT([.B23]/[.B19])" office:value-type="percentage" office:value="0.0499552555699109">
            <text:p>4,9955%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(x)</text:p>
          </table:table-cell>
          <table:table-cell office:value-type="float" office:value="0.6">
            <text:p>0,6</text:p>
          </table:table-cell>
          <table:table-cell table:number-columns-repeated="2"/>
        </table:table-row>
        <table:table-row table:style-name="ro1">
          <table:table-cell office:value-type="string">
            <text:p>Confidence</text:p>
          </table:table-cell>
          <table:table-cell table:style-name="ce12" office:value-type="percentage" office:value="0.05">
            <text:p>5,00%</text:p>
          </table:table-cell>
          <table:table-cell table:number-columns-repeated="2"/>
        </table:table-row>
        <table:table-row table:style-name="ro1">
          <table:table-cell/>
          <table:table-cell table:formula="of:=(POWER(1.96;2)*[.B26]*(1-[.B26]))/POWER([.B27];2)" office:value-type="float" office:value="368.7936">
            <text:p>368,79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Question8</text:p>
          </table:table-cell>
          <table:table-cell table:number-columns-repeated="3"/>
        </table:table-row>
        <table:table-row table:style-name="ro1">
          <table:table-cell office:value-type="string">
            <text:p>N</text:p>
          </table:table-cell>
          <table:table-cell table:number-columns-repeated="2" office:value-type="float" office:value="10000000">
            <text:p>10000000</text:p>
          </table:table-cell>
          <table:table-cell/>
        </table:table-row>
        <table:table-row table:style-name="ro1">
          <table:table-cell office:value-type="string">
            <text:p>P(x)</text:p>
          </table:table-cell>
          <table:table-cell table:style-name="ce11" office:value-type="percentage" office:value="0.001">
            <text:p>0,1000%</text:p>
          </table:table-cell>
          <table:table-cell table:style-name="ce11" office:value-type="percentage" office:value="0.00101">
            <text:p>0,1010%</text:p>
          </table:table-cell>
          <table:table-cell/>
        </table:table-row>
        <table:table-row table:style-name="ro1">
          <table:table-cell office:value-type="string">
            <text:p>Confidence</text:p>
          </table:table-cell>
          <table:table-cell table:formula="of:=1.96*SQRT(([.B32]*(1-[.B32]))/[.B31])" office:value-type="float" office:value="0.0000195901975487742">
            <text:p>0,00001959</text:p>
          </table:table-cell>
          <table:table-cell table:formula="of:=1.96*SQRT(([.C32]*(1-[.C32]))/[.C31])" office:value-type="float" office:value="0.0000196878063375278">
            <text:p>0,00001969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ifference</text:p>
          </table:table-cell>
          <table:table-cell table:formula="of:=[.B32]/(SQRT((([.B32]*(1-[.B32]))/[.B31])+(([.C32]*(1-[.C32]))/[.C31])))" office:value-type="float" office:value="70.570032819697">
            <text:p>70,57003282</text:p>
          </table:table-cell>
          <table:table-cell table:number-columns-repeated="2"/>
        </table:table-row>
      </table:table>
      <table:table table:name="Linear Regression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Problem 1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(xi-<text:span text:style-name="T4">x</text:span>)(yi-<text:span text:style-name="T4">y</text:span>)</text:p>
          </table:table-cell>
          <table:table-cell table:style-name="ce2" office:value-type="string">
            <text:p>(xi-<text:span text:style-name="T4">x</text:span>)^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([.B4]-[.B$8])*([.C4]-[.C$8])" office:value-type="float" office:value="16">
            <text:p>16</text:p>
          </table:table-cell>
          <table:table-cell table:formula="of:=([.B4]-[.B$8])*([.B4]-[.B$8])" office:value-type="float" office:value="16">
            <text:p>16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([.B5]-[.B$8])*([.C5]-[.C$8])" office:value-type="float" office:value="0">
            <text:p>0</text:p>
          </table:table-cell>
          <table:table-cell table:formula="of:=([.B5]-[.B$8])*([.B5]-[.B$8])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([.B6]-[.B$8])*([.C6]-[.C$8])" office:value-type="float" office:value="1">
            <text:p>1</text:p>
          </table:table-cell>
          <table:table-cell table:formula="of:=([.B6]-[.B$8])*([.B6]-[.B$8]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formula="of:=([.B7]-[.B$8])*([.C7]-[.C$8])" office:value-type="float" office:value="9">
            <text:p>9</text:p>
          </table:table-cell>
          <table:table-cell table:formula="of:=([.B7]-[.B$8])*([.B7]-[.B$8])" office:value-type="float" office:value="9">
            <text:p>9</text:p>
          </table:table-cell>
        </table:table-row>
        <table:table-row table:style-name="ro1">
          <table:table-cell table:style-name="ce2" office:value-type="string">
            <text:p>Mean</text:p>
          </table:table-cell>
          <table:table-cell table:style-name="ce2" table:formula="of:=SUM([.B4:.B7])/4" office:value-type="float" office:value="2">
            <text:p>2</text:p>
          </table:table-cell>
          <table:table-cell table:style-name="ce2" table:formula="of:=SUM([.C4:.C7])/4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a</text:p>
          </table:table-cell>
          <table:table-cell table:formula="of:=[.C8]-1*[.B8]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Problem 2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 table:style-name="ce2" office:value-type="string">
            <text:p>(xi-<text:span text:style-name="T4">x</text:span>)(yi-<text:span text:style-name="T4">y</text:span>)</text:p>
          </table:table-cell>
          <table:table-cell table:style-name="ce2" office:value-type="string">
            <text:p>(xi-<text:span text:style-name="T4">x</text:span>)^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([.B14]-[.B$8])*([.C14]-[.C$8])" office:value-type="float" office:value="8">
            <text:p>8</text:p>
          </table:table-cell>
          <table:table-cell table:formula="of:=([.B14]-[.B$8])*([.B14]-[.B$8])" office:value-type="float" office:value="4">
            <text:p>4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formula="of:=([.B15]-[.B$8])*([.C15]-[.C$8])" office:value-type="float" office:value="6">
            <text:p>6</text:p>
          </table:table-cell>
          <table:table-cell table:formula="of:=([.B15]-[.B$8])*([.B15]-[.B$8])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([.B16]-[.B$8])*([.C16]-[.C$8])" office:value-type="float" office:value="-10">
            <text:p>-10</text:p>
          </table:table-cell>
          <table:table-cell table:formula="of:=([.B16]-[.B$8])*([.B16]-[.B$8])" office:value-type="float" office:value="25">
            <text:p>25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table:formula="of:=([.B17]-[.B$8])*([.C17]-[.C$8])" office:value-type="float" office:value="0">
            <text:p>0</text:p>
          </table:table-cell>
          <table:table-cell table:formula="of:=([.B17]-[.B$8])*([.B17]-[.B$8])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Mean</text:p>
          </table:table-cell>
          <table:table-cell table:style-name="ce2" table:formula="of:=SUM([.B14:.B17])/4" office:value-type="float" office:value="4">
            <text:p>4</text:p>
          </table:table-cell>
          <table:table-cell table:style-name="ce2" table:formula="of:=SUM([.C14:.C17])/4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>
            <text:p>a</text:p>
          </table:table-cell>
          <table:table-cell table:formula="of:=[.C18]+2*[.B18]" office:value-type="float" office:value="15">
            <text:p>15</text:p>
          </table:table-cell>
          <table:table-cell table:number-columns-repeated="3"/>
        </table:table-row>
      </table:table>
      <table:table table:name="Correlation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 table:formula="of:=6/SQRT(36)" office:value-type="float" office:value="1">
            <text:p>1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formula="of:=-1/SQRT(28)" office:value-type="float" office:value="-0.188982236504614">
            <text:p>-0,18898224</text:p>
          </table:table-cell>
        </table:table-row>
      </table:table>
      <table:table table:name="Monty Hall Problem" table:style-name="ta1" table:print="false"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Monty</text:p>
          </table:table-cell>
          <table:table-cell table:formula="of:=(1/3)+(1/6)" office:value-type="float" office:value="0.5">
            <text:p>0,5</text:p>
          </table:table-cell>
        </table:table-row>
      </table:table>
      <table:table table:name="H4_Survey" table:style-name="ta1" table:print="false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00000">
            <text:p>100000</text:p>
          </table:table-cell>
          <table:table-cell office:value-type="string">
            <text:p>users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high active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survey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(high)</text:p>
          </table:table-cell>
          <table:table-cell table:formula="of:=1/100" office:value-type="float" office:value="0.01">
            <text:p>0,01</text:p>
          </table:table-cell>
          <table:table-cell table:number-columns-repeated="2"/>
        </table:table-row>
        <table:table-row table:style-name="ro2">
          <table:table-cell office:value-type="string">
            <text:p>P(<text:span text:style-name="T1">¬</text:span>high)</text:p>
          </table:table-cell>
          <table:table-cell table:formula="of:=1-[.B6]" office:value-type="float" office:value="0.99">
            <text:p>0,9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Combinations</text:p>
          </table:table-cell>
          <table:table-cell office:value-type="string">
            <text:p>Final Prob</text:p>
          </table:table-cell>
        </table:table-row>
        <table:table-row table:style-name="ro1">
          <table:table-cell office:value-type="string">
            <text:p>P(high)=0</text:p>
          </table:table-cell>
          <table:table-cell table:formula="of:=POWER([.B7];[.A4])" office:value-type="float" office:value="0.904382075008804">
            <text:p>0,90438208</text:p>
          </table:table-cell>
          <table:table-cell office:value-type="float" office:value="1">
            <text:p>1</text:p>
          </table:table-cell>
          <table:table-cell table:formula="of:=[.B9]*[.C9]" office:value-type="float" office:value="0.904382075008804">
            <text:p>0,90438208</text:p>
          </table:table-cell>
        </table:table-row>
        <table:table-row table:style-name="ro1">
          <table:table-cell office:value-type="string">
            <text:p>P(high)=1</text:p>
          </table:table-cell>
          <table:table-cell table:formula="of:=POWER([.B7];9)*[.B6]" office:value-type="float" office:value="0.00913517247483641">
            <text:p>0,00913517</text:p>
          </table:table-cell>
          <table:table-cell office:value-type="float" office:value="10">
            <text:p>10</text:p>
          </table:table-cell>
          <table:table-cell table:formula="of:=[.B10]*[.C10]" office:value-type="float" office:value="0.0913517247483641">
            <text:p>0,09135172</text:p>
          </table:table-cell>
        </table:table-row>
        <table:table-row table:style-name="ro1">
          <table:table-cell office:value-type="string">
            <text:p>P(high)=2</text:p>
          </table:table-cell>
          <table:table-cell table:formula="of:=POWER([.B7];8)*POWER([.B6];2)" office:value-type="float" office:value="0.000092274469442792">
            <text:p>0,00009227</text:p>
          </table:table-cell>
          <table:table-cell office:value-type="float" office:value="45">
            <text:p>45</text:p>
          </table:table-cell>
          <table:table-cell table:formula="of:=[.B11]*[.C11]" office:value-type="float" office:value="0.00415235112492564">
            <text:p>0,00415235</text:p>
          </table:table-cell>
        </table:table-row>
        <table:table-row table:style-name="ro1">
          <table:table-cell table:number-columns-repeated="3"/>
          <table:table-cell table:formula="of:=SUM([.D9:.D11])" office:value-type="float" office:value="0.999886150882094">
            <text:p>0,9998861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(high)&gt;=2</text:p>
          </table:table-cell>
          <table:table-cell table:formula="of:=(1-[.D9]-[.D10])" office:value-type="float" office:value="0.0042662002428315">
            <text:p>0,0042662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Random walk</text:p>
          </table:table-cell>
          <table:table-cell table:number-columns-repeated="3"/>
        </table:table-row>
        <table:table-row table:style-name="ro1">
          <table:table-cell table:formula="of:=SQRT(2)" office:value-type="float" office:value="1.4142135623731">
            <text:p>1,41421356</text:p>
          </table:table-cell>
          <table:table-cell table:number-columns-repeated="3"/>
        </table:table-row>
        <table:table-row table:style-name="ro1">
          <table:table-cell table:formula="of:=SQRT(20)" office:value-type="float" office:value="4.47213595499958">
            <text:p>4,47213595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formula="of:=95/4" office:value-type="float" office:value="23.75">
            <text:p>23,75</text:p>
          </table:table-cell>
          <table:table-cell table:number-columns-repeated="3"/>
        </table:table-row>
        <table:table-row table:style-name="ro1">
          <table:table-cell table:formula="of:=3*95/4" office:value-type="float" office:value="71.25">
            <text:p>71,25</text:p>
          </table:table-cell>
          <table:table-cell table:number-columns-repeated="3"/>
        </table:table-row>
      </table:table>
      <table:table table:name="H5_RegressionCorrelation" table:style-name="ta1" table:print="false">
        <table:table-column table:style-name="co1" table:number-columns-repeated="4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office:value-type="string">
            <text:p>Regression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xi</text:p>
          </table:table-cell>
          <table:table-cell office:value-type="string">
            <text:p>yi</text:p>
          </table:table-cell>
          <table:table-cell office:value-type="string">
            <text:p>(xi-xmed)</text:p>
          </table:table-cell>
          <table:table-cell office:value-type="string">
            <text:p>(yi-ymed)</text:p>
          </table:table-cell>
          <table:table-cell office:value-type="string">
            <text:p>1*2</text:p>
          </table:table-cell>
          <table:table-cell office:value-type="string">
            <text:p>1^2</text:p>
          </table:table-cell>
          <table:table-cell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formula="of:=[.A3]-[.A$16]" office:value-type="float" office:value="-95">
            <text:p>-95</text:p>
          </table:table-cell>
          <table:table-cell table:formula="of:=[.B3]-[.B$16]" office:value-type="float" office:value="-90.9090909090909">
            <text:p>-90,90909091</text:p>
          </table:table-cell>
          <table:table-cell table:formula="of:=[.C3]*[.D3]" office:value-type="float" office:value="8636.36363636364">
            <text:p>8636,36363636</text:p>
          </table:table-cell>
          <table:table-cell table:formula="of:=[.C3]*[.C3]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A4]-[.A$16]" office:value-type="float" office:value="-94">
            <text:p>-94</text:p>
          </table:table-cell>
          <table:table-cell table:formula="of:=[.B4]-[.B$16]" office:value-type="float" office:value="-90.9090909090909">
            <text:p>-90,90909091</text:p>
          </table:table-cell>
          <table:table-cell table:formula="of:=[.C4]*[.D4]" office:value-type="float" office:value="8545.45454545455">
            <text:p>8545,45454545</text:p>
          </table:table-cell>
          <table:table-cell table:formula="of:=[.C4]*[.C4]" office:value-type="float" office:value="8836">
            <text:p>883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A5]-[.A$16]" office:value-type="float" office:value="-93">
            <text:p>-93</text:p>
          </table:table-cell>
          <table:table-cell table:formula="of:=[.B5]-[.B$16]" office:value-type="float" office:value="-90.9090909090909">
            <text:p>-90,90909091</text:p>
          </table:table-cell>
          <table:table-cell table:formula="of:=[.C5]*[.D5]" office:value-type="float" office:value="8454.54545454545">
            <text:p>8454,54545455</text:p>
          </table:table-cell>
          <table:table-cell table:formula="of:=[.C5]*[.C5]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A6]-[.A$16]" office:value-type="float" office:value="-92">
            <text:p>-92</text:p>
          </table:table-cell>
          <table:table-cell table:formula="of:=[.B6]-[.B$16]" office:value-type="float" office:value="-90.9090909090909">
            <text:p>-90,90909091</text:p>
          </table:table-cell>
          <table:table-cell table:formula="of:=[.C6]*[.D6]" office:value-type="float" office:value="8363.63636363636">
            <text:p>8363,63636364</text:p>
          </table:table-cell>
          <table:table-cell table:formula="of:=[.C6]*[.C6]" office:value-type="float" office:value="8464">
            <text:p>846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A7]-[.A$16]" office:value-type="float" office:value="-91">
            <text:p>-91</text:p>
          </table:table-cell>
          <table:table-cell table:formula="of:=[.B7]-[.B$16]" office:value-type="float" office:value="-90.9090909090909">
            <text:p>-90,90909091</text:p>
          </table:table-cell>
          <table:table-cell table:formula="of:=[.C7]*[.D7]" office:value-type="float" office:value="8272.72727272727">
            <text:p>8272,72727273</text:p>
          </table:table-cell>
          <table:table-cell table:formula="of:=[.C7]*[.C7]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A8]-[.A$16]" office:value-type="float" office:value="-90">
            <text:p>-90</text:p>
          </table:table-cell>
          <table:table-cell table:formula="of:=[.B8]-[.B$16]" office:value-type="float" office:value="-90.9090909090909">
            <text:p>-90,90909091</text:p>
          </table:table-cell>
          <table:table-cell table:formula="of:=[.C8]*[.D8]" office:value-type="float" office:value="8181.81818181818">
            <text:p>8181,81818182</text:p>
          </table:table-cell>
          <table:table-cell table:formula="of:=[.C8]*[.C8]" office:value-type="float" office:value="8100">
            <text:p>810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A9]-[.A$16]" office:value-type="float" office:value="-89">
            <text:p>-89</text:p>
          </table:table-cell>
          <table:table-cell table:formula="of:=[.B9]-[.B$16]" office:value-type="float" office:value="-90.9090909090909">
            <text:p>-90,90909091</text:p>
          </table:table-cell>
          <table:table-cell table:formula="of:=[.C9]*[.D9]" office:value-type="float" office:value="8090.90909090909">
            <text:p>8090,90909091</text:p>
          </table:table-cell>
          <table:table-cell table:formula="of:=[.C9]*[.C9]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A10]-[.A$16]" office:value-type="float" office:value="-88">
            <text:p>-88</text:p>
          </table:table-cell>
          <table:table-cell table:formula="of:=[.B10]-[.B$16]" office:value-type="float" office:value="-90.9090909090909">
            <text:p>-90,90909091</text:p>
          </table:table-cell>
          <table:table-cell table:formula="of:=[.C10]*[.D10]" office:value-type="float" office:value="8000">
            <text:p>8000</text:p>
          </table:table-cell>
          <table:table-cell table:formula="of:=[.C10]*[.C10]" office:value-type="float" office:value="7744">
            <text:p>774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A11]-[.A$16]" office:value-type="float" office:value="-87">
            <text:p>-87</text:p>
          </table:table-cell>
          <table:table-cell table:formula="of:=[.B11]-[.B$16]" office:value-type="float" office:value="-90.9090909090909">
            <text:p>-90,90909091</text:p>
          </table:table-cell>
          <table:table-cell table:formula="of:=[.C11]*[.D11]" office:value-type="float" office:value="7909.09090909091">
            <text:p>7909,09090909</text:p>
          </table:table-cell>
          <table:table-cell table:formula="of:=[.C11]*[.C11]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A12]-[.A$16]" office:value-type="float" office:value="-86">
            <text:p>-86</text:p>
          </table:table-cell>
          <table:table-cell table:formula="of:=[.B12]-[.B$16]" office:value-type="float" office:value="-90.9090909090909">
            <text:p>-90,90909091</text:p>
          </table:table-cell>
          <table:table-cell table:formula="of:=[.C12]*[.D12]" office:value-type="float" office:value="7818.18181818182">
            <text:p>7818,18181818</text:p>
          </table:table-cell>
          <table:table-cell table:formula="of:=[.C12]*[.C12]" office:value-type="float" office:value="7396">
            <text:p>7396</text:p>
          </table:table-cell>
          <table:table-cell/>
        </table:table-row>
        <table:table-row table:style-name="ro1">
          <table:table-cell table:number-columns-repeated="2" office:value-type="float" office:value="1000">
            <text:p>1000</text:p>
          </table:table-cell>
          <table:table-cell table:number-columns-repeated="2"/>
          <table:table-cell table:formula="of:=SUM([.E3:.E12])" office:value-type="float" office:value="82272.7272727273">
            <text:p>82272,72727273</text:p>
          </table:table-cell>
          <table:table-cell table:formula="of:=SUM([.F3:.F12])" office:value-type="float" office:value="81985">
            <text:p>8198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xmed</text:p>
          </table:table-cell>
          <table:table-cell office:value-type="string">
            <text:p>ymed</text:p>
          </table:table-cell>
          <table:table-cell/>
          <table:table-cell office:value-type="string">
            <text:p>b</text:p>
          </table:table-cell>
          <table:table-cell table:number-columns-repeated="3"/>
        </table:table-row>
        <table:table-row table:style-name="ro1">
          <table:table-cell table:formula="of:=SUM([.A3:.A13])/11" office:value-type="float" office:value="95">
            <text:p>95</text:p>
          </table:table-cell>
          <table:table-cell table:formula="of:=SUM([.B3:.B13])/11" office:value-type="float" office:value="90.9090909090909">
            <text:p>90,90909091</text:p>
          </table:table-cell>
          <table:table-cell/>
          <table:table-cell table:formula="of:=[.E13]/[.F13]" office:value-type="float" office:value="1.00350951116335">
            <text:p>1,00350951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Correlation and Regression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xi</text:p>
          </table:table-cell>
          <table:table-cell office:value-type="string">
            <text:p>yi</text:p>
          </table:table-cell>
          <table:table-cell office:value-type="string">
            <text:p>(xi-xmed)</text:p>
          </table:table-cell>
          <table:table-cell office:value-type="string">
            <text:p>(yi-ymed)</text:p>
          </table:table-cell>
          <table:table-cell office:value-type="string">
            <text:p>1*2</text:p>
          </table:table-cell>
          <table:table-cell office:value-type="string">
            <text:p>1^2</text:p>
          </table:table-cell>
          <table:table-cell office:value-type="string">
            <text:p>2^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[.A21]-[.A$26]" office:value-type="float" office:value="-1">
            <text:p>-1</text:p>
          </table:table-cell>
          <table:table-cell table:formula="of:=[.B21]-[.B$26]" office:value-type="float" office:value="-4">
            <text:p>-4</text:p>
          </table:table-cell>
          <table:table-cell table:formula="of:=[.C21]*[.D21]" office:value-type="float" office:value="4">
            <text:p>4</text:p>
          </table:table-cell>
          <table:table-cell table:formula="of:=[.C21]*[.C21]" office:value-type="float" office:value="1">
            <text:p>1</text:p>
          </table:table-cell>
          <table:table-cell table:formula="of:=[.D21]*[.D21]" office:value-type="float" office:value="16">
            <text:p>1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A22]-[.A$26]" office:value-type="float" office:value="0">
            <text:p>0</text:p>
          </table:table-cell>
          <table:table-cell table:formula="of:=[.B22]-[.B$26]" office:value-type="float" office:value="-1">
            <text:p>-1</text:p>
          </table:table-cell>
          <table:table-cell table:formula="of:=[.C22]*[.D22]" office:value-type="float" office:value="-0">
            <text:p>0</text:p>
          </table:table-cell>
          <table:table-cell table:formula="of:=[.C22]*[.C22]" office:value-type="float" office:value="0">
            <text:p>0</text:p>
          </table:table-cell>
          <table:table-cell table:formula="of:=[.D22]*[.D22]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table:formula="of:=[.A23]-[.A$26]" office:value-type="float" office:value="1">
            <text:p>1</text:p>
          </table:table-cell>
          <table:table-cell table:formula="of:=[.B23]-[.B$26]" office:value-type="float" office:value="5">
            <text:p>5</text:p>
          </table:table-cell>
          <table:table-cell table:formula="of:=[.C23]*[.D23]" office:value-type="float" office:value="5">
            <text:p>5</text:p>
          </table:table-cell>
          <table:table-cell table:formula="of:=[.C23]*[.C23]" office:value-type="float" office:value="1">
            <text:p>1</text:p>
          </table:table-cell>
          <table:table-cell table:formula="of:=[.D23]*[.D23]" office:value-type="float" office:value="25">
            <text:p>25</text:p>
          </table:table-cell>
        </table:table-row>
        <table:table-row table:style-name="ro1">
          <table:table-cell table:number-columns-repeated="4"/>
          <table:table-cell table:formula="of:=SUM([.E21:.E23])" office:value-type="float" office:value="9">
            <text:p>9</text:p>
          </table:table-cell>
          <table:table-cell table:formula="of:=SUM([.F21:.F23])" office:value-type="float" office:value="2">
            <text:p>2</text:p>
          </table:table-cell>
          <table:table-cell table:formula="of:=SUM([.G21:.G23])" office:value-type="float" office:value="42">
            <text:p>42</text:p>
          </table:table-cell>
        </table:table-row>
        <table:table-row table:style-name="ro1">
          <table:table-cell office:value-type="string">
            <text:p>xmed</text:p>
          </table:table-cell>
          <table:table-cell office:value-type="string">
            <text:p>ymed</text:p>
          </table:table-cell>
          <table:table-cell/>
          <table:table-cell office:value-type="string">
            <text:p>b</text:p>
          </table:table-cell>
          <table:table-cell office:value-type="string">
            <text:p>r</text:p>
          </table:table-cell>
          <table:table-cell table:number-columns-repeated="2"/>
        </table:table-row>
        <table:table-row table:style-name="ro1">
          <table:table-cell table:formula="of:=SUM([.A21:.A23])/3" office:value-type="float" office:value="2">
            <text:p>2</text:p>
          </table:table-cell>
          <table:table-cell table:formula="of:=SUM([.B21:.B23])/3" office:value-type="float" office:value="8">
            <text:p>8</text:p>
          </table:table-cell>
          <table:table-cell/>
          <table:table-cell table:formula="of:=[.E24]/[.F24]" office:value-type="float" office:value="4.5">
            <text:p>4,5</text:p>
          </table:table-cell>
          <table:table-cell table:formula="of:=[.E24]/SQRT([.F24]*[.G24])" office:value-type="float" office:value="0.981980506061966">
            <text:p>0,98198051</text:p>
          </table:table-cell>
          <table:table-cell table:number-columns-repeated="2"/>
        </table:table-row>
        <table:table-row table:style-name="ro1">
          <table:table-cell office:value-type="string">
            <text:p>Doubling y</text:p>
          </table:table-cell>
          <table:table-cell table:number-columns-repeated="6"/>
        </table:table-row>
        <table:table-row table:style-name="ro1">
          <table:table-cell office:value-type="string">
            <text:p>xi</text:p>
          </table:table-cell>
          <table:table-cell office:value-type="string">
            <text:p>yi</text:p>
          </table:table-cell>
          <table:table-cell office:value-type="string">
            <text:p>(xi-xmed)</text:p>
          </table:table-cell>
          <table:table-cell office:value-type="string">
            <text:p>(yi-ymed)</text:p>
          </table:table-cell>
          <table:table-cell office:value-type="string">
            <text:p>1*2</text:p>
          </table:table-cell>
          <table:table-cell office:value-type="string">
            <text:p>1^2</text:p>
          </table:table-cell>
          <table:table-cell office:value-type="string">
            <text:p>2^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formula="of:=[.A29]-[.A$34]" office:value-type="float" office:value="-1">
            <text:p>-1</text:p>
          </table:table-cell>
          <table:table-cell table:formula="of:=[.B29]-[.B$34]" office:value-type="float" office:value="-8">
            <text:p>-8</text:p>
          </table:table-cell>
          <table:table-cell table:formula="of:=[.C29]*[.D29]" office:value-type="float" office:value="8">
            <text:p>8</text:p>
          </table:table-cell>
          <table:table-cell table:formula="of:=[.C29]*[.C29]" office:value-type="float" office:value="1">
            <text:p>1</text:p>
          </table:table-cell>
          <table:table-cell table:formula="of:=[.D29]*[.D29]" office:value-type="float" office:value="64">
            <text:p>6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table:formula="of:=[.A30]-[.A$34]" office:value-type="float" office:value="0">
            <text:p>0</text:p>
          </table:table-cell>
          <table:table-cell table:formula="of:=[.B30]-[.B$34]" office:value-type="float" office:value="-2">
            <text:p>-2</text:p>
          </table:table-cell>
          <table:table-cell table:formula="of:=[.C30]*[.D30]" office:value-type="float" office:value="-0">
            <text:p>0</text:p>
          </table:table-cell>
          <table:table-cell table:formula="of:=[.C30]*[.C30]" office:value-type="float" office:value="0">
            <text:p>0</text:p>
          </table:table-cell>
          <table:table-cell table:formula="of:=[.D30]*[.D30]"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table:formula="of:=[.A31]-[.A$34]" office:value-type="float" office:value="1">
            <text:p>1</text:p>
          </table:table-cell>
          <table:table-cell table:formula="of:=[.B31]-[.B$34]" office:value-type="float" office:value="10">
            <text:p>10</text:p>
          </table:table-cell>
          <table:table-cell table:formula="of:=[.C31]*[.D31]" office:value-type="float" office:value="10">
            <text:p>10</text:p>
          </table:table-cell>
          <table:table-cell table:formula="of:=[.C31]*[.C31]" office:value-type="float" office:value="1">
            <text:p>1</text:p>
          </table:table-cell>
          <table:table-cell table:formula="of:=[.D31]*[.D31]" office:value-type="float" office:value="100">
            <text:p>100</text:p>
          </table:table-cell>
        </table:table-row>
        <table:table-row table:style-name="ro1">
          <table:table-cell table:number-columns-repeated="4"/>
          <table:table-cell table:formula="of:=SUM([.E29:.E31])" office:value-type="float" office:value="18">
            <text:p>18</text:p>
          </table:table-cell>
          <table:table-cell table:formula="of:=SUM([.F29:.F31])" office:value-type="float" office:value="2">
            <text:p>2</text:p>
          </table:table-cell>
          <table:table-cell table:formula="of:=SUM([.G29:.G31])" office:value-type="float" office:value="168">
            <text:p>168</text:p>
          </table:table-cell>
        </table:table-row>
        <table:table-row table:style-name="ro1">
          <table:table-cell office:value-type="string">
            <text:p>xmed</text:p>
          </table:table-cell>
          <table:table-cell office:value-type="string">
            <text:p>ymed</text:p>
          </table:table-cell>
          <table:table-cell/>
          <table:table-cell office:value-type="string">
            <text:p>b</text:p>
          </table:table-cell>
          <table:table-cell office:value-type="string">
            <text:p>r</text:p>
          </table:table-cell>
          <table:table-cell table:number-columns-repeated="2"/>
        </table:table-row>
        <table:table-row table:style-name="ro1">
          <table:table-cell table:formula="of:=SUM([.A29:.A31])/3" office:value-type="float" office:value="2">
            <text:p>2</text:p>
          </table:table-cell>
          <table:table-cell table:formula="of:=SUM([.B29:.B31])/3" office:value-type="float" office:value="16">
            <text:p>16</text:p>
          </table:table-cell>
          <table:table-cell/>
          <table:table-cell table:formula="of:=[.E32]/[.F32]" office:value-type="float" office:value="9">
            <text:p>9</text:p>
          </table:table-cell>
          <table:table-cell table:formula="of:=[.E32]/SQRT([.F32]*[.G32])" office:value-type="float" office:value="0.981980506061966">
            <text:p>0,9819805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oubling x and y</text:p>
          </table:table-cell>
          <table:table-cell table:number-columns-repeated="6"/>
        </table:table-row>
        <table:table-row table:style-name="ro1">
          <table:table-cell office:value-type="string">
            <text:p>xi</text:p>
          </table:table-cell>
          <table:table-cell office:value-type="string">
            <text:p>yi</text:p>
          </table:table-cell>
          <table:table-cell office:value-type="string">
            <text:p>(xi-xmed)</text:p>
          </table:table-cell>
          <table:table-cell office:value-type="string">
            <text:p>(yi-ymed)</text:p>
          </table:table-cell>
          <table:table-cell office:value-type="string">
            <text:p>1*2</text:p>
          </table:table-cell>
          <table:table-cell office:value-type="string">
            <text:p>1^2</text:p>
          </table:table-cell>
          <table:table-cell office:value-type="string">
            <text:p>2^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formula="of:=[.A38]-[.A$43]" office:value-type="float" office:value="-2">
            <text:p>-2</text:p>
          </table:table-cell>
          <table:table-cell table:formula="of:=[.B38]-[.B$43]" office:value-type="float" office:value="-8">
            <text:p>-8</text:p>
          </table:table-cell>
          <table:table-cell table:formula="of:=[.C38]*[.D38]" office:value-type="float" office:value="16">
            <text:p>16</text:p>
          </table:table-cell>
          <table:table-cell table:formula="of:=[.C38]*[.C38]" office:value-type="float" office:value="4">
            <text:p>4</text:p>
          </table:table-cell>
          <table:table-cell table:formula="of:=[.D38]*[.D38]" office:value-type="float" office:value="64">
            <text:p>6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table:formula="of:=[.A39]-[.A$43]" office:value-type="float" office:value="0">
            <text:p>0</text:p>
          </table:table-cell>
          <table:table-cell table:formula="of:=[.B39]-[.B$43]" office:value-type="float" office:value="-2">
            <text:p>-2</text:p>
          </table:table-cell>
          <table:table-cell table:formula="of:=[.C39]*[.D39]" office:value-type="float" office:value="-0">
            <text:p>0</text:p>
          </table:table-cell>
          <table:table-cell table:formula="of:=[.C39]*[.C39]" office:value-type="float" office:value="0">
            <text:p>0</text:p>
          </table:table-cell>
          <table:table-cell table:formula="of:=[.D39]*[.D39]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table:formula="of:=[.A40]-[.A$43]" office:value-type="float" office:value="2">
            <text:p>2</text:p>
          </table:table-cell>
          <table:table-cell table:formula="of:=[.B40]-[.B$43]" office:value-type="float" office:value="10">
            <text:p>10</text:p>
          </table:table-cell>
          <table:table-cell table:formula="of:=[.C40]*[.D40]" office:value-type="float" office:value="20">
            <text:p>20</text:p>
          </table:table-cell>
          <table:table-cell table:formula="of:=[.C40]*[.C40]" office:value-type="float" office:value="4">
            <text:p>4</text:p>
          </table:table-cell>
          <table:table-cell table:formula="of:=[.D40]*[.D40]" office:value-type="float" office:value="100">
            <text:p>100</text:p>
          </table:table-cell>
        </table:table-row>
        <table:table-row table:style-name="ro1">
          <table:table-cell table:number-columns-repeated="4"/>
          <table:table-cell table:formula="of:=SUM([.E38:.E40])" office:value-type="float" office:value="36">
            <text:p>36</text:p>
          </table:table-cell>
          <table:table-cell table:formula="of:=SUM([.F38:.F40])" office:value-type="float" office:value="8">
            <text:p>8</text:p>
          </table:table-cell>
          <table:table-cell table:formula="of:=SUM([.G38:.G40])" office:value-type="float" office:value="168">
            <text:p>168</text:p>
          </table:table-cell>
        </table:table-row>
        <table:table-row table:style-name="ro1">
          <table:table-cell office:value-type="string">
            <text:p>xmed</text:p>
          </table:table-cell>
          <table:table-cell office:value-type="string">
            <text:p>ymed</text:p>
          </table:table-cell>
          <table:table-cell/>
          <table:table-cell office:value-type="string">
            <text:p>b</text:p>
          </table:table-cell>
          <table:table-cell office:value-type="string">
            <text:p>r</text:p>
          </table:table-cell>
          <table:table-cell table:number-columns-repeated="2"/>
        </table:table-row>
        <table:table-row table:style-name="ro1">
          <table:table-cell table:formula="of:=SUM([.A38:.A40])/3" office:value-type="float" office:value="4">
            <text:p>4</text:p>
          </table:table-cell>
          <table:table-cell table:formula="of:=SUM([.B38:.B40])/3" office:value-type="float" office:value="16">
            <text:p>16</text:p>
          </table:table-cell>
          <table:table-cell/>
          <table:table-cell table:formula="of:=[.E41]/[.F41]" office:value-type="float" office:value="4.5">
            <text:p>4,5</text:p>
          </table:table-cell>
          <table:table-cell table:formula="of:=[.E41]/SQRT([.F41]*[.G41])" office:value-type="float" office:value="0.981980506061966">
            <text:p>0,98198051</text:p>
          </table:table-cell>
          <table:table-cell table:number-columns-repeated="2"/>
        </table:table-row>
      </table:table>
      <table:table table:name="WeightCaseStudy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Weight case study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n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string">
            <text:p>sum(x)</text:p>
          </table:table-cell>
          <table:table-cell office:value-type="float" office:value="6618.47">
            <text:p>6618,47</text:p>
          </table:table-cell>
        </table:table-row>
        <table:table-row table:style-name="ro1">
          <table:table-cell office:value-type="string">
            <text:p>sum(x2)</text:p>
          </table:table-cell>
          <table:table-cell office:value-type="float" office:value="528679">
            <text:p>528679</text:p>
          </table:table-cell>
        </table:table-row>
        <table:table-row table:style-name="ro1">
          <table:table-cell office:value-type="string">
            <text:p>variance</text:p>
          </table:table-cell>
          <table:table-cell office:value-type="float" office:value="11.1">
            <text:p>11,1</text:p>
          </table:table-cell>
        </table:table-row>
        <table:table-row table:style-name="ro1">
          <table:table-cell office:value-type="string">
            <text:p>mean</text:p>
          </table:table-cell>
          <table:table-cell table:formula="of:=[.B5]/[.B4]" office:value-type="float" office:value="79.7406024096386">
            <text:p>79,74060241</text:p>
          </table:table-cell>
        </table:table-row>
        <table:table-row table:style-name="ro1">
          <table:table-cell office:value-type="string">
            <text:p>st dev</text:p>
          </table:table-cell>
          <table:table-cell office:value-type="float" office:value="3.33">
            <text:p>3,33</text:p>
          </table:table-cell>
        </table:table-row>
        <table:table-row table:style-name="ro1">
          <table:table-cell office:value-type="string">
            <text:p>CI</text:p>
          </table:table-cell>
          <table:table-cell table:formula="of:=1.96*SQRT([.B7]/[.B4])" office:value-type="float" office:value="0.71676784566435">
            <text:p>0,71676785</text:p>
          </table:table-cell>
        </table:table-row>
        <table:table-row table:style-name="ro1">
          <table:table-cell office:value-type="string">
            <text:p>realweight</text:p>
          </table:table-cell>
          <table:table-cell table:formula="of:=[.B8]-2*[.B9]" office:value-type="float" office:value="73.0806024096386">
            <text:p>73,0806024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Correlation</text:p>
          </table:table-cell>
          <table:table-cell/>
        </table:table-row>
        <table:table-row table:style-name="ro1">
          <table:table-cell office:value-type="string">
            <text:p>xm</text:p>
          </table:table-cell>
          <table:table-cell office:value-type="float" office:value="81.2">
            <text:p>81,2</text:p>
          </table:table-cell>
        </table:table-row>
        <table:table-row table:style-name="ro1">
          <table:table-cell office:value-type="string">
            <text:p>ym</text:p>
          </table:table-cell>
          <table:table-cell office:value-type="float" office:value="79.7">
            <text:p>79,7</text:p>
          </table:table-cell>
        </table:table-row>
        <table:table-row table:style-name="ro1">
          <table:table-cell office:value-type="string">
            <text:p>st dev x</text:p>
          </table:table-cell>
          <table:table-cell office:value-type="float" office:value="10.6">
            <text:p>10,6</text:p>
          </table:table-cell>
        </table:table-row>
        <table:table-row table:style-name="ro1">
          <table:table-cell office:value-type="string">
            <text:p>st dev y</text:p>
          </table:table-cell>
          <table:table-cell office:value-type="float" office:value="9.34">
            <text:p>9,34</text:p>
          </table:table-cell>
        </table:table-row>
        <table:table-row table:style-name="ro1">
          <table:table-cell office:value-type="string">
            <text:p>cov x,y</text:p>
          </table:table-cell>
          <table:table-cell office:value-type="float" office:value="75.36">
            <text:p>75,36</text:p>
          </table:table-cell>
        </table:table-row>
        <table:table-row table:style-name="ro1">
          <table:table-cell office:value-type="string">
            <text:p>r</text:p>
          </table:table-cell>
          <table:table-cell table:formula="of:=[.B18]/([.B16]*[.B17])" office:value-type="float" office:value="0.761181366409438">
            <text:p>0,76118137</text:p>
          </table:table-cell>
        </table:table-row>
        <table:table-row table:style-name="ro1">
          <table:table-cell office:value-type="string">
            <text:p>b</text:p>
          </table:table-cell>
          <table:table-cell table:formula="of:=[.B18]/([.B16]*[.B16])" office:value-type="float" office:value="0.670701317194731">
            <text:p>0,67070132</text:p>
          </table:table-cell>
        </table:table-row>
        <table:table-row table:style-name="ro1">
          <table:table-cell office:value-type="string">
            <text:p>a</text:p>
          </table:table-cell>
          <table:table-cell table:formula="of:=[.B15]-([.B20]*[.B14])" office:value-type="float" office:value="25.2390530437878">
            <text:p>25,23905304</text:p>
          </table:table-cell>
        </table:table-row>
      </table:table>
      <table:table table:name="FinalExam" table:style-name="ta1" table:print="false">
        <table:table-column table:style-name="co1" table:number-columns-repeated="2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question 4</text:p>
          </table:table-cell>
          <table:table-cell table:number-columns-repeated="6"/>
        </table:table-row>
        <table:table-row table:style-name="ro1">
          <table:table-cell office:value-type="string">
            <text:p>P(H,T)</text:p>
          </table:table-cell>
          <table:table-cell table:formula="of:=0.7*0.5" office:value-type="float" office:value="0.35">
            <text:p>0,3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question 5</text:p>
          </table:table-cell>
          <table:table-cell table:number-columns-repeated="6"/>
        </table:table-row>
        <table:table-row table:style-name="ro1">
          <table:table-cell office:value-type="string">
            <text:p>P(HH)</text:p>
          </table:table-cell>
          <table:table-cell table:formula="of:=0.7*0.5" office:value-type="float" office:value="0.35">
            <text:p>0,35</text:p>
          </table:table-cell>
          <table:table-cell table:number-columns-repeated="5"/>
        </table:table-row>
        <table:table-row table:style-name="ro1">
          <table:table-cell office:value-type="string">
            <text:p>P(HT)</text:p>
          </table:table-cell>
          <table:table-cell table:formula="of:=0.7*0.5" office:value-type="float" office:value="0.35">
            <text:p>0,35</text:p>
          </table:table-cell>
          <table:table-cell table:number-columns-repeated="5"/>
        </table:table-row>
        <table:table-row table:style-name="ro1">
          <table:table-cell office:value-type="string">
            <text:p>P(TH)</text:p>
          </table:table-cell>
          <table:table-cell table:formula="of:=0.3*0.5" office:value-type="float" office:value="0.15">
            <text:p>0,15</text:p>
          </table:table-cell>
          <table:table-cell table:formula="of:=SUM([.B6:.B8])" office:value-type="float" office:value="0.85">
            <text:p>0,85</text:p>
          </table:table-cell>
          <table:table-cell table:number-columns-repeated="4"/>
        </table:table-row>
        <table:table-row table:style-name="ro1">
          <table:table-cell office:value-type="string">
            <text:p>p(TT)</text:p>
          </table:table-cell>
          <table:table-cell table:formula="of:=0.3*0.5" office:value-type="float" office:value="0.15">
            <text:p>0,15</text:p>
          </table:table-cell>
          <table:table-cell table:number-columns-repeated="5"/>
        </table:table-row>
        <table:table-row table:style-name="ro1">
          <table:table-cell/>
          <table:table-cell table:formula="of:=SUM([.B6:.B9])"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question 6</text:p>
          </table:table-cell>
          <table:table-cell table:number-columns-repeated="6"/>
        </table:table-row>
        <table:table-row table:style-name="ro1">
          <table:table-cell office:value-type="string">
            <text:p>P(6)</text:p>
          </table:table-cell>
          <table:table-cell table:formula="of:=(0.5*(1/6))+(0.5*(1/8))" office:value-type="float" office:value="0.145833333333333">
            <text:p>0,1458333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question 7</text:p>
          </table:table-cell>
          <table:table-cell table:number-columns-repeated="6"/>
        </table:table-row>
        <table:table-row table:style-name="ro1">
          <table:table-cell office:value-type="string">
            <text:p>P(H,6)</text:p>
          </table:table-cell>
          <table:table-cell table:formula="of:=0.5*(1/6)" office:value-type="float" office:value="0.0833333333333333">
            <text:p>0,08333333</text:p>
          </table:table-cell>
          <table:table-cell table:formula="of:=[.B16]/[.B18]" office:value-type="float" office:value="0.571428571428571">
            <text:p>0,57142857</text:p>
          </table:table-cell>
          <table:table-cell table:number-columns-repeated="4"/>
        </table:table-row>
        <table:table-row table:style-name="ro1">
          <table:table-cell office:value-type="string">
            <text:p>P(T,6)</text:p>
          </table:table-cell>
          <table:table-cell table:formula="of:=0.5*(1/8)" office:value-type="float" office:value="0.0625">
            <text:p>0,0625</text:p>
          </table:table-cell>
          <table:table-cell table:formula="of:=[.B17]/[.B18]" office:value-type="float" office:value="0.428571428571429">
            <text:p>0,42857143</text:p>
          </table:table-cell>
          <table:table-cell table:number-columns-repeated="4"/>
        </table:table-row>
        <table:table-row table:style-name="ro1">
          <table:table-cell office:value-type="string">
            <text:p>P(6)</text:p>
          </table:table-cell>
          <table:table-cell table:formula="of:=[.B16]+[.B17]" office:value-type="float" office:value="0.145833333333333">
            <text:p>0,14583333</text:p>
          </table:table-cell>
          <table:table-cell table:formula="of:=[.C16]+[.C17]"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3" office:value-type="string">
            <text:p>↑Normallizer</text:p>
          </table:table-cell>
          <table:table-cell table:number-columns-repeated="6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style-name="ce2" office:value-type="string">
            <text:p>question 8</text:p>
          </table:table-cell>
          <table:table-cell table:number-columns-repeated="6"/>
        </table:table-row>
        <table:table-row table:style-name="ro1">
          <table:table-cell office:value-type="string">
            <text:p>P(r)</text:p>
          </table:table-cell>
          <table:table-cell office:value-type="float" office:value="0.2">
            <text:p>0,2</text:p>
          </table:table-cell>
          <table:table-cell table:number-columns-repeated="5"/>
        </table:table-row>
        <table:table-row table:style-name="ro2">
          <table:table-cell office:value-type="string">
            <text:p>P(<text:span text:style-name="T1">¬r)</text:span></text:p>
          </table:table-cell>
          <table:table-cell table:formula="of:=1-[.B26]" office:value-type="float" office:value="0.8">
            <text:p>0,8</text:p>
          </table:table-cell>
          <table:table-cell table:number-columns-repeated="5"/>
        </table:table-row>
        <table:table-row table:style-name="ro1"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1">
          <table:table-cell office:value-type="string">
            <text:p>k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14" office:value-type="string">
            <text:p>Compound Probability</text:p>
          </table:table-cell>
          <table:table-cell table:formula="of:=POWER([.B26];[.B29])*POWER([.B27];([.B28]-[.B29]))" office:value-type="float" office:value="0.0131072">
            <text:p>0,0131072</text:p>
          </table:table-cell>
          <table:table-cell table:number-columns-repeated="5"/>
        </table:table-row>
        <table:table-row table:style-name="ro1">
          <table:table-cell office:value-type="string">
            <text:p>n ways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(2 in 7)</text:p>
          </table:table-cell>
          <table:table-cell table:formula="of:=[.B30]*[.B31]" office:value-type="float" office:value="0.2752512">
            <text:p>0,275251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question 9</text:p>
          </table:table-cell>
          <table:table-cell table:number-columns-repeated="6"/>
        </table:table-row>
        <table:table-row table:style-name="ro3">
          <table:table-cell table:style-name="ce14" office:value-type="string">
            <text:p>P(rain on &gt;= 2 days)</text:p>
          </table:table-cell>
          <table:table-cell table:formula="of:=1-[.B40]" office:value-type="float" office:value="0.4232832">
            <text:p>0,4232832</text:p>
          </table:table-cell>
          <table:table-cell table:number-columns-repeated="5"/>
        </table:table-row>
        <table:table-row table:style-name="ro2">
          <table:table-cell/>
          <table:table-cell table:style-name="ce14" office:value-type="string">
            <text:p>Rain 0 days</text:p>
          </table:table-cell>
          <table:table-cell office:value-type="string">
            <text:p>Rain 1 days</text:p>
          </table:table-cell>
          <table:table-cell table:number-columns-repeated="4"/>
        </table:table-row>
        <table:table-row table:style-name="ro3">
          <table:table-cell table:style-name="ce14" office:value-type="string">
            <text:p>Compound Probability</text:p>
          </table:table-cell>
          <table:table-cell table:formula="of:=POWER([.B27];[.B28])" office:value-type="float" office:value="0.2097152">
            <text:p>0,2097152</text:p>
          </table:table-cell>
          <table:table-cell table:formula="of:=[.B26]*POWER([.B27];([.B28]-1))" office:value-type="float" office:value="0.0524288">
            <text:p>0,0524288</text:p>
          </table:table-cell>
          <table:table-cell table:number-columns-repeated="4"/>
        </table:table-row>
        <table:table-row table:style-name="ro1">
          <table:table-cell office:value-type="string">
            <text:p>n way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P(0 ih 7)</text:p>
          </table:table-cell>
          <table:table-cell table:formula="of:=[.B37]*[.B38]" office:value-type="float" office:value="0.2097152">
            <text:p>0,2097152</text:p>
          </table:table-cell>
          <table:table-cell table:formula="of:=[.C37]*[.C38]" office:value-type="float" office:value="0.3670016">
            <text:p>0,3670016</text:p>
          </table:table-cell>
          <table:table-cell table:number-columns-repeated="4"/>
        </table:table-row>
        <table:table-row table:style-name="ro3">
          <table:table-cell table:style-name="ce15" office:value-type="string">
            <text:p>P(rain on 0, 1 days)</text:p>
          </table:table-cell>
          <table:table-cell table:formula="of:=[.B39]+[.C39]" office:value-type="float" office:value="0.5767168">
            <text:p>0,576716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question 10</text:p>
          </table:table-cell>
          <table:table-cell table:number-columns-repeated="6"/>
        </table:table-row>
        <table:table-row table:style-name="ro1">
          <table:table-cell office:value-type="string">
            <text:p>St Score</text:p>
          </table:table-cell>
          <table:table-cell table:formula="of:=(130-100)/15" office:value-type="float" office:value="2">
            <text:p>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question 11</text:p>
          </table:table-cell>
          <table:table-cell table:number-columns-repeated="6"/>
        </table:table-row>
        <table:table-row table:style-name="ro1">
          <table:table-cell office:value-type="string">
            <text:p>mean</text:p>
          </table:table-cell>
          <table:table-cell table:formula="of:=(10+5)/2" office:value-type="float" office:value="7.5">
            <text:p>7,5</text:p>
          </table:table-cell>
          <table:table-cell/>
          <table:table-cell table:formula="of:=0.5*0.5" office:value-type="float" office:value="0.25">
            <text:p>0,25</text:p>
          </table:table-cell>
          <table:table-cell table:number-columns-repeated="3"/>
        </table:table-row>
        <table:table-row table:style-name="ro1">
          <table:table-cell office:value-type="string">
            <text:p>Variance</text:p>
          </table:table-cell>
          <table:table-cell table:formula="of:=1+0.25" office:value-type="float" office:value="1.25">
            <text:p>1,25</text:p>
          </table:table-cell>
          <table:table-cell table:number-columns-repeated="5"/>
        </table:table-row>
        <table:table-row table:style-name="ro1">
          <table:table-cell office:value-type="string">
            <text:p>St Deviation</text:p>
          </table:table-cell>
          <table:table-cell table:formula="of:=SQRT([.B47])" office:value-type="float" office:value="1.1180339887499">
            <text:p>1,1180339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question 1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ean</text:p>
          </table:table-cell>
          <table:table-cell office:value-type="string">
            <text:p>variance</text:p>
          </table:table-cell>
          <table:table-cell table:number-columns-repeated="4"/>
        </table:table-row>
        <table:table-row table:style-name="ro1">
          <table:table-cell office:value-type="string">
            <text:p>inches</text:p>
          </table:table-cell>
          <table:table-cell office:value-type="float" office:value="70">
            <text:p>70</text:p>
          </table:table-cell>
          <table:table-cell office:value-type="float" office:value="25">
            <text:p>25</text:p>
          </table:table-cell>
          <table:table-cell office:value-type="string">
            <text:p>2,54 cm per inch</text:p>
          </table:table-cell>
          <table:table-cell table:number-columns-repeated="3"/>
        </table:table-row>
        <table:table-row table:style-name="ro1">
          <table:table-cell office:value-type="string">
            <text:p>cm</text:p>
          </table:table-cell>
          <table:table-cell table:formula="of:=2.54*70" office:value-type="float" office:value="177.8">
            <text:p>177,8</text:p>
          </table:table-cell>
          <table:table-cell table:formula="of:=2.54*2.54*25" office:value-type="float" office:value="161.29">
            <text:p>161,2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question 13</text:p>
          </table:table-cell>
          <table:table-cell table:number-columns-repeated="6"/>
        </table:table-row>
        <table:table-row table:style-name="ro1">
          <table:table-cell office:value-type="string">
            <text:p>n</text:p>
          </table:table-cell>
          <table:table-cell office:value-type="float" office:value="10000">
            <text:p>10000</text:p>
          </table:table-cell>
          <table:table-cell/>
          <table:table-cell office:value-type="string">
            <text:p>Confidence Level</text:p>
          </table:table-cell>
          <table:table-cell office:value-type="string">
            <text:p>z*</text:p>
          </table:table-cell>
          <table:table-cell table:number-columns-repeated="2"/>
        </table:table-row>
        <table:table-row table:style-name="ro1">
          <table:table-cell office:value-type="string">
            <text:p>H</text:p>
          </table:table-cell>
          <table:table-cell office:value-type="float" office:value="4950">
            <text:p>4950</text:p>
          </table:table-cell>
          <table:table-cell/>
          <table:table-cell table:style-name="ce12" office:value-type="percentage" office:value="0.9">
            <text:p>90,00%</text:p>
          </table:table-cell>
          <table:table-cell office:value-type="float" office:value="1.645">
            <text:p>1,645</text:p>
          </table:table-cell>
          <table:table-cell table:number-columns-repeated="2"/>
        </table:table-row>
        <table:table-row table:style-name="ro1">
          <table:table-cell office:value-type="string">
            <text:p>CI 90%</text:p>
          </table:table-cell>
          <table:table-cell table:number-columns-repeated="2"/>
          <table:table-cell table:style-name="ce12" office:value-type="percentage" office:value="0.95">
            <text:p>95,00%</text:p>
          </table:table-cell>
          <table:table-cell office:value-type="float" office:value="1.96">
            <text:p>1,96</text:p>
          </table:table-cell>
          <table:table-cell table:number-columns-repeated="2"/>
        </table:table-row>
        <table:table-row table:style-name="ro1">
          <table:table-cell office:value-type="string">
            <text:p>Mean </text:p>
          </table:table-cell>
          <table:table-cell table:formula="of:=[.B57]/[.B56]" office:value-type="float" office:value="0.495">
            <text:p>0,495</text:p>
          </table:table-cell>
          <table:table-cell/>
          <table:table-cell table:style-name="ce12" office:value-type="percentage" office:value="0.98">
            <text:p>98,00%</text:p>
          </table:table-cell>
          <table:table-cell office:value-type="float" office:value="2.33">
            <text:p>2,33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2" office:value-type="percentage" office:value="0.99">
            <text:p>99,00%</text:p>
          </table:table-cell>
          <table:table-cell office:value-type="float" office:value="2.58">
            <text:p>2,5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xi</text:p>
          </table:table-cell>
          <table:table-cell office:value-type="string">
            <text:p>xi^2</text:p>
          </table:table-cell>
          <table:table-cell table:number-columns-repeated="4"/>
        </table:table-row>
        <table:table-row table:style-name="ro1">
          <table:table-cell office:value-type="float" office:value="4950">
            <text:p>495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string">
            <text:p>Sum </text:p>
          </table:table-cell>
          <table:table-cell table:formula="of:=[.A62]*[.B62]" office:value-type="float" office:value="4950">
            <text:p>4950</text:p>
          </table:table-cell>
          <table:table-cell table:formula="of:=[.A62]*[.C62]" office:value-type="float" office:value="4950">
            <text:p>495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Variance</text:p>
          </table:table-cell>
          <table:table-cell table:formula="of:=([.C63]/[.B56])-(([.B63]*[.B63])/([.B56]*[.B56]))" office:value-type="float" office:value="0.249975">
            <text:p>0,249975</text:p>
          </table:table-cell>
          <table:table-cell table:number-columns-repeated="5"/>
        </table:table-row>
        <table:table-row table:style-name="ro1">
          <table:table-cell office:value-type="string">
            <text:p>90% CI</text:p>
          </table:table-cell>
          <table:table-cell table:formula="of:=[.E57]*SQRT([.B65]/[.B56])" office:value-type="float" office:value="0.00822458873971824">
            <text:p>0,00822459</text:p>
          </table:table-cell>
          <table:table-cell table:number-columns-repeated="5"/>
        </table:table-row>
        <table:table-row table:style-name="ro1">
          <table:table-cell office:value-type="string">
            <text:p>Lower</text:p>
          </table:table-cell>
          <table:table-cell table:formula="of:=[.B59]-[.B66]" office:value-type="float" office:value="0.486775411260282">
            <text:p>0,48677541</text:p>
          </table:table-cell>
          <table:table-cell table:number-columns-repeated="5"/>
        </table:table-row>
        <table:table-row table:style-name="ro1">
          <table:table-cell office:value-type="string">
            <text:p>Upper</text:p>
          </table:table-cell>
          <table:table-cell table:formula="of:=[.B59]+[.B66]" office:value-type="float" office:value="0.503224588739718">
            <text:p>0,50322459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 office:value-type="string">
            <text:p>question 14</text:p>
          </table:table-cell>
          <table:table-cell table:number-columns-repeated="6"/>
        </table:table-row>
        <table:table-row table:style-name="ro1">
          <table:table-cell office:value-type="string">
            <text:p>n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x^2</text:p>
          </table:table-cell>
          <table:table-cell table:number-columns-repeated="4"/>
        </table:table-row>
        <table:table-row table:style-name="ro1">
          <table:table-cell office:value-type="string">
            <text:p>distance (m)</text:p>
          </table:table-cell>
          <table:table-cell table:style-name="ce10" office:value-type="float" office:value="0.79">
            <text:p>0,79</text:p>
          </table:table-cell>
          <table:table-cell table:formula="of:=[.B74]*[.B74]" office:value-type="float" office:value="0.6241">
            <text:p>0,6241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float" office:value="0.7">
            <text:p>0,70</text:p>
          </table:table-cell>
          <table:table-cell table:formula="of:=[.B75]*[.B75]" office:value-type="float" office:value="0.49">
            <text:p>0,49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float" office:value="0.73">
            <text:p>0,73</text:p>
          </table:table-cell>
          <table:table-cell table:formula="of:=[.B76]*[.B76]" office:value-type="float" office:value="0.5329">
            <text:p>0,5329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float" office:value="0.66">
            <text:p>0,66</text:p>
          </table:table-cell>
          <table:table-cell table:formula="of:=[.B77]*[.B77]" office:value-type="float" office:value="0.4356">
            <text:p>0,4356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float" office:value="0.65">
            <text:p>0,65</text:p>
          </table:table-cell>
          <table:table-cell table:formula="of:=[.B78]*[.B78]" office:value-type="float" office:value="0.4225">
            <text:p>0,4225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float" office:value="0.7">
            <text:p>0,70</text:p>
          </table:table-cell>
          <table:table-cell table:formula="of:=[.B79]*[.B79]" office:value-type="float" office:value="0.49">
            <text:p>0,49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float" office:value="0.74">
            <text:p>0,74</text:p>
          </table:table-cell>
          <table:table-cell table:formula="of:=[.B80]*[.B80]" office:value-type="float" office:value="0.5476">
            <text:p>0,5476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float" office:value="0.81">
            <text:p>0,81</text:p>
          </table:table-cell>
          <table:table-cell table:formula="of:=[.B81]*[.B81]" office:value-type="float" office:value="0.6561">
            <text:p>0,6561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float" office:value="0.71">
            <text:p>0,71</text:p>
          </table:table-cell>
          <table:table-cell table:formula="of:=[.B82]*[.B82]" office:value-type="float" office:value="0.5041">
            <text:p>0,5041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float" office:value="0.7">
            <text:p>0,70</text:p>
          </table:table-cell>
          <table:table-cell table:formula="of:=[.B83]*[.B83]" office:value-type="float" office:value="0.49">
            <text:p>0,49</text:p>
          </table:table-cell>
          <table:table-cell table:number-columns-repeated="4"/>
        </table:table-row>
        <table:table-row table:style-name="ro1">
          <table:table-cell office:value-type="string">
            <text:p>sum</text:p>
          </table:table-cell>
          <table:table-cell table:formula="of:=SUM([.B74:.B83])" office:value-type="float" office:value="7.19">
            <text:p>7,19</text:p>
          </table:table-cell>
          <table:table-cell table:formula="of:=SUM([.C74:.C83])" office:value-type="float" office:value="5.1929">
            <text:p>5,1929</text:p>
          </table:table-cell>
          <table:table-cell table:number-columns-repeated="4"/>
        </table:table-row>
        <table:table-row table:style-name="ro1">
          <table:table-cell office:value-type="string">
            <text:p>mean</text:p>
          </table:table-cell>
          <table:table-cell table:formula="of:=[.B84]/10" office:value-type="float" office:value="0.719">
            <text:p>0,719</text:p>
          </table:table-cell>
          <table:table-cell table:number-columns-repeated="5"/>
        </table:table-row>
        <table:table-row table:style-name="ro1">
          <table:table-cell office:value-type="string">
            <text:p>Variance</text:p>
          </table:table-cell>
          <table:table-cell table:formula="of:=([.C84]/[.B72])-(([.B84]*[.B84])/([.B72]*[.B72]))" office:value-type="float" office:value="0.00232899999999991">
            <text:p>0,002329</text:p>
          </table:table-cell>
          <table:table-cell table:number-columns-repeated="5"/>
        </table:table-row>
        <table:table-row table:style-name="ro1">
          <table:table-cell office:value-type="string">
            <text:p>CI </text:p>
          </table:table-cell>
          <table:table-cell table:formula="of:=2.262*SQRT([.B86]/[.B72])" office:value-type="float" office:value="0.0345205212533061">
            <text:p>0,03452052</text:p>
          </table:table-cell>
          <table:table-cell table:number-columns-repeated="5"/>
        </table:table-row>
        <table:table-row table:style-name="ro1">
          <table:table-cell office:value-type="string">
            <text:p>+</text:p>
          </table:table-cell>
          <table:table-cell table:formula="of:=[.B85]+[.B87]" office:value-type="float" office:value="0.753520521253306">
            <text:p>0,75352052</text:p>
          </table:table-cell>
          <table:table-cell table:number-columns-repeated="5"/>
        </table:table-row>
        <table:table-row table:style-name="ro1">
          <table:table-cell office:value-type="string">
            <text:p>-</text:p>
          </table:table-cell>
          <table:table-cell table:formula="of:=[.B85]-[.B87]" office:value-type="float" office:value="0.684479478746694">
            <text:p>0,68447948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>
            <text:p>question 15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x-xm</text:p>
          </table:table-cell>
          <table:table-cell office:value-type="string">
            <text:p>y</text:p>
          </table:table-cell>
          <table:table-cell office:value-type="string">
            <text:p>y-ym</text:p>
          </table:table-cell>
          <table:table-cell office:value-type="string">
            <text:p>1*2</text:p>
          </table:table-cell>
          <table:table-cell office:value-type="string">
            <text:p>1^2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B93]-[.B$96]" office:value-type="float" office:value="-1">
            <text:p>-1</text:p>
          </table:table-cell>
          <table:table-cell office:value-type="float" office:value="0">
            <text:p>0</text:p>
          </table:table-cell>
          <table:table-cell table:formula="of:=[.D93]-[.D$96]" office:value-type="float" office:value="-1.33333333333333">
            <text:p>-1,33333333</text:p>
          </table:table-cell>
          <table:table-cell table:formula="of:=[.C93]*[.E93]" office:value-type="float" office:value="1.33333333333333">
            <text:p>1,33333333</text:p>
          </table:table-cell>
          <table:table-cell table:formula="of:=[.C93]*[.C93]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94]-[.B$96]"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[.D94]-[.D$96]" office:value-type="float" office:value="0.666666666666667">
            <text:p>0,66666667</text:p>
          </table:table-cell>
          <table:table-cell table:formula="of:=[.C94]*[.E94]" office:value-type="float" office:value="0">
            <text:p>0</text:p>
          </table:table-cell>
          <table:table-cell table:formula="of:=[.C94]*[.C94]" office:value-type="float" office:value="0">
            <text:p>0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B95]-[.B$96]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D95]-[.D$96]" office:value-type="float" office:value="0.666666666666667">
            <text:p>0,66666667</text:p>
          </table:table-cell>
          <table:table-cell table:formula="of:=[.C95]*[.E95]" office:value-type="float" office:value="0.666666666666667">
            <text:p>0,66666667</text:p>
          </table:table-cell>
          <table:table-cell table:formula="of:=[.C95]*[.C95]" office:value-type="float" office:value="1">
            <text:p>1</text:p>
          </table:table-cell>
        </table:table-row>
        <table:table-row table:style-name="ro1">
          <table:table-cell office:value-type="string">
            <text:p>mean</text:p>
          </table:table-cell>
          <table:table-cell table:formula="of:=SUM([.B93:.B95])/3" office:value-type="float" office:value="1">
            <text:p>1</text:p>
          </table:table-cell>
          <table:table-cell/>
          <table:table-cell table:formula="of:=SUM([.D93:.D95])/3" office:value-type="float" office:value="1.33333333333333">
            <text:p>1,33333333</text:p>
          </table:table-cell>
          <table:table-cell/>
          <table:table-cell table:formula="of:=SUM([.F93:.F95])" office:value-type="float" office:value="2">
            <text:p>2</text:p>
          </table:table-cell>
          <table:table-cell table:formula="of:=SUM([.G93:.G95])" office:value-type="float" office:value="2">
            <text:p>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</text:p>
          </table:table-cell>
          <table:table-cell table:formula="of:=[.F96]/[.G96]"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</text:p>
          </table:table-cell>
          <table:table-cell table:formula="of:=[.D96]-[.C98]*[.B96]" office:value-type="float" office:value="0.333333333333333">
            <text:p>0,33333333</text:p>
          </table:table-cell>
          <table: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" office:value-type="string">
            <text:p>question 16</text:p>
          </table:table-cell>
          <table:table-cell table:number-columns-repeated="6"/>
        </table:table-row>
        <table:table-row table:style-name="ro1">
          <table:table-cell office:value-type="string">
            <text:p>OK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5cm"/>
      <style:text-properties style:font-name="Arial" fo:language="pt" fo:country="B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6" number:min-integer-digits="1"/>
    </number:number-style>
    <number:percentage-style style:name="N108">
      <number:number number:decimal-places="4" number:min-integer-digits="1"/>
      <number:text>%</number:text>
    </number:percentage-style>
    <number:number-style style:name="N109">
      <number:number number:decimal-places="3" number:min-integer-digits="1"/>
    </number:number-style>
    <number:number-style style:name="N110">
      <number:number number:decimal-places="0" number:min-integer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3">13/08/2012</text:date>, <text:time>09:29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7-03T15:24:56.19</meta:creation-date>
    <dc:date>2012-08-13T09:29:13.13</dc:date>
    <meta:editing-duration>PT529H46M24S</meta:editing-duration>
    <meta:editing-cycles>21</meta:editing-cycles>
    <meta:generator>IBM_Lotus_Symphony/3.0$Win32 OpenOffice.org_project/310m11$Build-9399</meta:generator>
    <meta:document-statistic meta:table-count="20" meta:cell-count="2157" meta:object-count="0"/>
    <meta:user-defined meta:name="Informação 1"/>
    <meta:user-defined meta:name="Informação 2"/>
    <meta:user-defined meta:name="Informação 3"/>
    <meta:user-defined meta:name="Informação 4"/>
  </office:meta>
</office:document-meta>
</file>